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8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A_press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4.12964" calcext:value-type="float">
            <text:p>224.12964</text:p>
          </table:table-cell>
          <table:table-cell office:value-type="float" office:value="-12.001305" calcext:value-type="float">
            <text:p>-12.00130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2.13" calcext:value-type="float">
            <text:p>-522342.13</text:p>
          </table:table-cell>
          <table:table-cell office:value-type="float" office:value="35006.47" calcext:value-type="float">
            <text:p>35006.47</text:p>
          </table:table-cell>
          <table:table-cell office:value-type="float" office:value="-557348.6" calcext:value-type="float">
            <text:p>-557348.6</text:p>
          </table:table-cell>
          <table:table-cell office:value-type="float" office:value="-883.83428" calcext:value-type="float">
            <text:p>-883.83428</text:p>
          </table:table-cell>
          <table:table-cell office:value-type="float" office:value="-812.8847" calcext:value-type="float">
            <text:p>-812.8847</text:p>
          </table:table-cell>
          <table:table-cell office:value-type="float" office:value="550.24598" calcext:value-type="float">
            <text:p>550.24598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24.47022" calcext:value-type="float">
            <text:p>224.47022</text:p>
          </table:table-cell>
          <table:table-cell office:value-type="float" office:value="10.16153" calcext:value-type="float">
            <text:p>10.1615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6.84" calcext:value-type="float">
            <text:p>-522276.84</text:p>
          </table:table-cell>
          <table:table-cell office:value-type="float" office:value="35059.664" calcext:value-type="float">
            <text:p>35059.664</text:p>
          </table:table-cell>
          <table:table-cell office:value-type="float" office:value="-557336.51" calcext:value-type="float">
            <text:p>-557336.51</text:p>
          </table:table-cell>
          <table:table-cell office:value-type="float" office:value="-454.39524" calcext:value-type="float">
            <text:p>-454.39524</text:p>
          </table:table-cell>
          <table:table-cell office:value-type="float" office:value="-546.854" calcext:value-type="float">
            <text:p>-546.854</text:p>
          </table:table-cell>
          <table:table-cell office:value-type="float" office:value="1434.2557" calcext:value-type="float">
            <text:p>1434.2557</text:p>
          </table:table-cell>
          <table:table-cell/>
          <table:table-cell office:value-type="string" calcext:value-type="string">
            <text:p>Core Pressure</text:p>
          </table:table-cell>
          <table:table-cell table:formula="of:=AVERAGE([.I$1:.I$1048576])" office:value-type="float" office:value="-420.97287851525" calcext:value-type="float">
            <text:p>-420.97287851525</text:p>
          </table:table-cell>
          <table:table-cell table:formula="of:=STDEV([.I$1:.I$1048576])" office:value-type="float" office:value="260.465348930752" calcext:value-type="float">
            <text:p>260.46534893075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24.20685" calcext:value-type="float">
            <text:p>224.20685</text:p>
          </table:table-cell>
          <table:table-cell office:value-type="float" office:value="1.2068556" calcext:value-type="float">
            <text:p>1.206855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14.73" calcext:value-type="float">
            <text:p>-522214.73</text:p>
          </table:table-cell>
          <table:table-cell office:value-type="float" office:value="35018.527" calcext:value-type="float">
            <text:p>35018.527</text:p>
          </table:table-cell>
          <table:table-cell office:value-type="float" office:value="-557233.26" calcext:value-type="float">
            <text:p>-557233.26</text:p>
          </table:table-cell>
          <table:table-cell office:value-type="float" office:value="-554.90039" calcext:value-type="float">
            <text:p>-554.90039</text:p>
          </table:table-cell>
          <table:table-cell office:value-type="float" office:value="-666.18409" calcext:value-type="float">
            <text:p>-666.18409</text:p>
          </table:table-cell>
          <table:table-cell office:value-type="float" office:value="1095.2999" calcext:value-type="float">
            <text:p>1095.2999</text:p>
          </table:table-cell>
          <table:table-cell/>
          <table:table-cell office:value-type="string" calcext:value-type="string">
            <text:p>Surface Pressure</text:p>
          </table:table-cell>
          <table:table-cell table:formula="of:=AVERAGE([.J$1:.J$1048576])" office:value-type="float" office:value="604.0202969835" calcext:value-type="float">
            <text:p>604.0202969835</text:p>
          </table:table-cell>
          <table:table-cell table:formula="of:=STDEV([.J$1:.J$1048576])" office:value-type="float" office:value="383.802874133197" calcext:value-type="float">
            <text:p>383.80287413319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4.80305" calcext:value-type="float">
            <text:p>224.80305</text:p>
          </table:table-cell>
          <table:table-cell office:value-type="float" office:value="8.5963457" calcext:value-type="float">
            <text:p>8.596345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67.31" calcext:value-type="float">
            <text:p>-522167.31</text:p>
          </table:table-cell>
          <table:table-cell office:value-type="float" office:value="35111.648" calcext:value-type="float">
            <text:p>35111.648</text:p>
          </table:table-cell>
          <table:table-cell office:value-type="float" office:value="-557278.96" calcext:value-type="float">
            <text:p>-557278.96</text:p>
          </table:table-cell>
          <table:table-cell office:value-type="float" office:value="-326.27892" calcext:value-type="float">
            <text:p>-326.27892</text:p>
          </table:table-cell>
          <table:table-cell office:value-type="float" office:value="-94.147103" calcext:value-type="float">
            <text:p>-94.147103</text:p>
          </table:table-cell>
          <table:table-cell office:value-type="float" office:value="646.46518" calcext:value-type="float">
            <text:p>646.46518</text:p>
          </table:table-cell>
          <table:table-cell/>
          <table:table-cell office:value-type="string" calcext:value-type="string">
            <text:p>Total Pressure</text:p>
          </table:table-cell>
          <table:table-cell table:formula="of:=AVERAGE([.H$1:.H$1048576])" office:value-type="float" office:value="-623.316093755" calcext:value-type="float">
            <text:p>-623.316093755</text:p>
          </table:table-cell>
          <table:table-cell table:formula="of:=STDEV([.H$1:.H$1048576])" office:value-type="float" office:value="210.619930081217" calcext:value-type="float">
            <text:p>210.61993008121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24.79044" calcext:value-type="float">
            <text:p>224.79044</text:p>
          </table:table-cell>
          <table:table-cell office:value-type="float" office:value="-10.381692" calcext:value-type="float">
            <text:p>-10.38169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72.07" calcext:value-type="float">
            <text:p>-522172.07</text:p>
          </table:table-cell>
          <table:table-cell office:value-type="float" office:value="35109.678" calcext:value-type="float">
            <text:p>35109.678</text:p>
          </table:table-cell>
          <table:table-cell office:value-type="float" office:value="-557281.75" calcext:value-type="float">
            <text:p>-557281.75</text:p>
          </table:table-cell>
          <table:table-cell office:value-type="float" office:value="-852.88025" calcext:value-type="float">
            <text:p>-852.88025</text:p>
          </table:table-cell>
          <table:table-cell office:value-type="float" office:value="-955.0704" calcext:value-type="float">
            <text:p>-955.0704</text:p>
          </table:table-cell>
          <table:table-cell office:value-type="float" office:value="863.49837" calcext:value-type="float">
            <text:p>863.49837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24.44311" calcext:value-type="float">
            <text:p>224.44311</text:p>
          </table:table-cell>
          <table:table-cell office:value-type="float" office:value="-0.22703516" calcext:value-type="float">
            <text:p>-0.2270351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1.41" calcext:value-type="float">
            <text:p>-522251.41</text:p>
          </table:table-cell>
          <table:table-cell office:value-type="float" office:value="35055.43" calcext:value-type="float">
            <text:p>35055.43</text:p>
          </table:table-cell>
          <table:table-cell office:value-type="float" office:value="-557306.84" calcext:value-type="float">
            <text:p>-557306.84</text:p>
          </table:table-cell>
          <table:table-cell office:value-type="float" office:value="-616.18079" calcext:value-type="float">
            <text:p>-616.18079</text:p>
          </table:table-cell>
          <table:table-cell office:value-type="float" office:value="-572.45536" calcext:value-type="float">
            <text:p>-572.45536</text:p>
          </table:table-cell>
          <table:table-cell office:value-type="float" office:value="867.43261" calcext:value-type="float">
            <text:p>867.43261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24.64796" calcext:value-type="float">
            <text:p>224.64796</text:p>
          </table:table-cell>
          <table:table-cell office:value-type="float" office:value="6.7032178" calcext:value-type="float">
            <text:p>6.703217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5.79" calcext:value-type="float">
            <text:p>-522295.79</text:p>
          </table:table-cell>
          <table:table-cell office:value-type="float" office:value="35087.424" calcext:value-type="float">
            <text:p>35087.424</text:p>
          </table:table-cell>
          <table:table-cell office:value-type="float" office:value="-557383.21" calcext:value-type="float">
            <text:p>-557383.21</text:p>
          </table:table-cell>
          <table:table-cell office:value-type="float" office:value="-522.82738" calcext:value-type="float">
            <text:p>-522.82738</text:p>
          </table:table-cell>
          <table:table-cell office:value-type="float" office:value="12.406663" calcext:value-type="float">
            <text:p>12.406663</text:p>
          </table:table-cell>
          <table:table-cell office:value-type="float" office:value="372.06936" calcext:value-type="float">
            <text:p>372.06936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24.77939" calcext:value-type="float">
            <text:p>224.77939</text:p>
          </table:table-cell>
          <table:table-cell office:value-type="float" office:value="1.0992858" calcext:value-type="float">
            <text:p>1.099285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13.2" calcext:value-type="float">
            <text:p>-522213.2</text:p>
          </table:table-cell>
          <table:table-cell office:value-type="float" office:value="35107.952" calcext:value-type="float">
            <text:p>35107.952</text:p>
          </table:table-cell>
          <table:table-cell office:value-type="float" office:value="-557321.15" calcext:value-type="float">
            <text:p>-557321.15</text:p>
          </table:table-cell>
          <table:table-cell office:value-type="float" office:value="-603.75777" calcext:value-type="float">
            <text:p>-603.75777</text:p>
          </table:table-cell>
          <table:table-cell office:value-type="float" office:value="-107.07792" calcext:value-type="float">
            <text:p>-107.07792</text:p>
          </table:table-cell>
          <table:table-cell office:value-type="float" office:value="228.87873" calcext:value-type="float">
            <text:p>228.87873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24.57378" calcext:value-type="float">
            <text:p>224.57378</text:p>
          </table:table-cell>
          <table:table-cell office:value-type="float" office:value="-11.314191" calcext:value-type="float">
            <text:p>-11.31419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92.71" calcext:value-type="float">
            <text:p>-522192.71</text:p>
          </table:table-cell>
          <table:table-cell office:value-type="float" office:value="35075.839" calcext:value-type="float">
            <text:p>35075.839</text:p>
          </table:table-cell>
          <table:table-cell office:value-type="float" office:value="-557268.55" calcext:value-type="float">
            <text:p>-557268.55</text:p>
          </table:table-cell>
          <table:table-cell office:value-type="float" office:value="-898.26568" calcext:value-type="float">
            <text:p>-898.26568</text:p>
          </table:table-cell>
          <table:table-cell office:value-type="float" office:value="-576.11159" calcext:value-type="float">
            <text:p>-576.11159</text:p>
          </table:table-cell>
          <table:table-cell office:value-type="float" office:value="226.0833" calcext:value-type="float">
            <text:p>226.0833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25.06975" calcext:value-type="float">
            <text:p>225.06975</text:p>
          </table:table-cell>
          <table:table-cell office:value-type="float" office:value="2.5734875" calcext:value-type="float">
            <text:p>2.573487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1.37" calcext:value-type="float">
            <text:p>-522231.37</text:p>
          </table:table-cell>
          <table:table-cell office:value-type="float" office:value="35153.304" calcext:value-type="float">
            <text:p>35153.304</text:p>
          </table:table-cell>
          <table:table-cell office:value-type="float" office:value="-557384.68" calcext:value-type="float">
            <text:p>-557384.68</text:p>
          </table:table-cell>
          <table:table-cell office:value-type="float" office:value="-543.8302" calcext:value-type="float">
            <text:p>-543.8302</text:p>
          </table:table-cell>
          <table:table-cell office:value-type="float" office:value="-422.16156" calcext:value-type="float">
            <text:p>-422.16156</text:p>
          </table:table-cell>
          <table:table-cell office:value-type="float" office:value="799.63678" calcext:value-type="float">
            <text:p>799.63678</text:p>
          </table:table-cell>
          <table:table-cell table:number-columns-repeated="4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24.14607" calcext:value-type="float">
            <text:p>224.14607</text:p>
          </table:table-cell>
          <table:table-cell office:value-type="float" office:value="-3.4080074" calcext:value-type="float">
            <text:p>-3.408007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34.66" calcext:value-type="float">
            <text:p>-522334.66</text:p>
          </table:table-cell>
          <table:table-cell office:value-type="float" office:value="35009.035" calcext:value-type="float">
            <text:p>35009.035</text:p>
          </table:table-cell>
          <table:table-cell office:value-type="float" office:value="-557343.7" calcext:value-type="float">
            <text:p>-557343.7</text:p>
          </table:table-cell>
          <table:table-cell office:value-type="float" office:value="-775.94294" calcext:value-type="float">
            <text:p>-775.94294</text:p>
          </table:table-cell>
          <table:table-cell office:value-type="float" office:value="-529.83412" calcext:value-type="float">
            <text:p>-529.83412</text:p>
          </table:table-cell>
          <table:table-cell office:value-type="float" office:value="616.24211" calcext:value-type="float">
            <text:p>616.24211</text:p>
          </table:table-cell>
          <table:table-cell table:number-columns-repeated="4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24.34624" calcext:value-type="float">
            <text:p>224.34624</text:p>
          </table:table-cell>
          <table:table-cell office:value-type="float" office:value="24.258987" calcext:value-type="float">
            <text:p>24.25898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3.94" calcext:value-type="float">
            <text:p>-522353.94</text:p>
          </table:table-cell>
          <table:table-cell office:value-type="float" office:value="35040.299" calcext:value-type="float">
            <text:p>35040.299</text:p>
          </table:table-cell>
          <table:table-cell office:value-type="float" office:value="-557394.24" calcext:value-type="float">
            <text:p>-557394.24</text:p>
          </table:table-cell>
          <table:table-cell office:value-type="float" office:value="-94.478394" calcext:value-type="float">
            <text:p>-94.478394</text:p>
          </table:table-cell>
          <table:table-cell office:value-type="float" office:value="57.098793" calcext:value-type="float">
            <text:p>57.098793</text:p>
          </table:table-cell>
          <table:table-cell office:value-type="float" office:value="1327.7541" calcext:value-type="float">
            <text:p>1327.7541</text:p>
          </table:table-cell>
          <table:table-cell table:number-columns-repeated="4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224.53601" calcext:value-type="float">
            <text:p>224.53601</text:p>
          </table:table-cell>
          <table:table-cell office:value-type="float" office:value="3.8356621" calcext:value-type="float">
            <text:p>3.835662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2.08" calcext:value-type="float">
            <text:p>-522232.08</text:p>
          </table:table-cell>
          <table:table-cell office:value-type="float" office:value="35069.939" calcext:value-type="float">
            <text:p>35069.939</text:p>
          </table:table-cell>
          <table:table-cell office:value-type="float" office:value="-557302.02" calcext:value-type="float">
            <text:p>-557302.02</text:p>
          </table:table-cell>
          <table:table-cell office:value-type="float" office:value="-508.82593" calcext:value-type="float">
            <text:p>-508.82593</text:p>
          </table:table-cell>
          <table:table-cell office:value-type="float" office:value="-58.80108" calcext:value-type="float">
            <text:p>-58.80108</text:p>
          </table:table-cell>
          <table:table-cell office:value-type="float" office:value="314.28542" calcext:value-type="float">
            <text:p>314.28542</text:p>
          </table:table-cell>
          <table:table-cell table:number-columns-repeated="4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224.61436" calcext:value-type="float">
            <text:p>224.61436</text:p>
          </table:table-cell>
          <table:table-cell office:value-type="float" office:value="-2.9237912" calcext:value-type="float">
            <text:p>-2.923791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40.61" calcext:value-type="float">
            <text:p>-522240.61</text:p>
          </table:table-cell>
          <table:table-cell office:value-type="float" office:value="35082.176" calcext:value-type="float">
            <text:p>35082.176</text:p>
          </table:table-cell>
          <table:table-cell office:value-type="float" office:value="-557322.79" calcext:value-type="float">
            <text:p>-557322.79</text:p>
          </table:table-cell>
          <table:table-cell office:value-type="float" office:value="-704.98019" calcext:value-type="float">
            <text:p>-704.98019</text:p>
          </table:table-cell>
          <table:table-cell office:value-type="float" office:value="-676.50308" calcext:value-type="float">
            <text:p>-676.50308</text:p>
          </table:table-cell>
          <table:table-cell office:value-type="float" office:value="870.13734" calcext:value-type="float">
            <text:p>870.13734</text:p>
          </table:table-cell>
          <table:table-cell table:number-columns-repeated="4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225.04125" calcext:value-type="float">
            <text:p>225.04125</text:p>
          </table:table-cell>
          <table:table-cell office:value-type="float" office:value="0.28040475" calcext:value-type="float">
            <text:p>0.2804047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31.99" calcext:value-type="float">
            <text:p>-522131.99</text:p>
          </table:table-cell>
          <table:table-cell office:value-type="float" office:value="35148.852" calcext:value-type="float">
            <text:p>35148.852</text:p>
          </table:table-cell>
          <table:table-cell office:value-type="float" office:value="-557280.84" calcext:value-type="float">
            <text:p>-557280.84</text:p>
          </table:table-cell>
          <table:table-cell office:value-type="float" office:value="-661.05317" calcext:value-type="float">
            <text:p>-661.05317</text:p>
          </table:table-cell>
          <table:table-cell office:value-type="float" office:value="-534.32362" calcext:value-type="float">
            <text:p>-534.32362</text:p>
          </table:table-cell>
          <table:table-cell office:value-type="float" office:value="838.38057" calcext:value-type="float">
            <text:p>838.38057</text:p>
          </table:table-cell>
          <table:table-cell table:number-columns-repeated="4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24.60594" calcext:value-type="float">
            <text:p>224.60594</text:p>
          </table:table-cell>
          <table:table-cell office:value-type="float" office:value="9.5736505" calcext:value-type="float">
            <text:p>9.573650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67.47" calcext:value-type="float">
            <text:p>-522167.47</text:p>
          </table:table-cell>
          <table:table-cell office:value-type="float" office:value="35080.861" calcext:value-type="float">
            <text:p>35080.861</text:p>
          </table:table-cell>
          <table:table-cell office:value-type="float" office:value="-557248.33" calcext:value-type="float">
            <text:p>-557248.33</text:p>
          </table:table-cell>
          <table:table-cell office:value-type="float" office:value="-409.89845" calcext:value-type="float">
            <text:p>-409.89845</text:p>
          </table:table-cell>
          <table:table-cell office:value-type="float" office:value="-157.29632" calcext:value-type="float">
            <text:p>-157.29632</text:p>
          </table:table-cell>
          <table:table-cell office:value-type="float" office:value="800.64479" calcext:value-type="float">
            <text:p>800.64479</text:p>
          </table:table-cell>
          <table:table-cell table:number-columns-repeated="4"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224.82493" calcext:value-type="float">
            <text:p>224.82493</text:p>
          </table:table-cell>
          <table:table-cell office:value-type="float" office:value="11.416202" calcext:value-type="float">
            <text:p>11.41620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8.17" calcext:value-type="float">
            <text:p>-522278.17</text:p>
          </table:table-cell>
          <table:table-cell office:value-type="float" office:value="35115.066" calcext:value-type="float">
            <text:p>35115.066</text:p>
          </table:table-cell>
          <table:table-cell office:value-type="float" office:value="-557393.23" calcext:value-type="float">
            <text:p>-557393.23</text:p>
          </table:table-cell>
          <table:table-cell office:value-type="float" office:value="-439.63263" calcext:value-type="float">
            <text:p>-439.63263</text:p>
          </table:table-cell>
          <table:table-cell office:value-type="float" office:value="-206.31868" calcext:value-type="float">
            <text:p>-206.31868</text:p>
          </table:table-cell>
          <table:table-cell office:value-type="float" office:value="983.58143" calcext:value-type="float">
            <text:p>983.58143</text:p>
          </table:table-cell>
          <table:table-cell table:number-columns-repeated="4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24.32968" calcext:value-type="float">
            <text:p>224.32968</text:p>
          </table:table-cell>
          <table:table-cell office:value-type="float" office:value="2.5374569" calcext:value-type="float">
            <text:p>2.537456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1.96" calcext:value-type="float">
            <text:p>-522321.96</text:p>
          </table:table-cell>
          <table:table-cell office:value-type="float" office:value="35037.712" calcext:value-type="float">
            <text:p>35037.712</text:p>
          </table:table-cell>
          <table:table-cell office:value-type="float" office:value="-557359.67" calcext:value-type="float">
            <text:p>-557359.67</text:p>
          </table:table-cell>
          <table:table-cell office:value-type="float" office:value="-501.28824" calcext:value-type="float">
            <text:p>-501.28824</text:p>
          </table:table-cell>
          <table:table-cell office:value-type="float" office:value="-178.65788" calcext:value-type="float">
            <text:p>-178.65788</text:p>
          </table:table-cell>
          <table:table-cell office:value-type="float" office:value="422.92159" calcext:value-type="float">
            <text:p>422.92159</text:p>
          </table:table-cell>
          <table:table-cell table:number-columns-repeated="4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24.34749" calcext:value-type="float">
            <text:p>224.34749</text:p>
          </table:table-cell>
          <table:table-cell office:value-type="float" office:value="-10.525636" calcext:value-type="float">
            <text:p>-10.52563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8.08" calcext:value-type="float">
            <text:p>-522278.08</text:p>
          </table:table-cell>
          <table:table-cell office:value-type="float" office:value="35040.495" calcext:value-type="float">
            <text:p>35040.495</text:p>
          </table:table-cell>
          <table:table-cell office:value-type="float" office:value="-557318.57" calcext:value-type="float">
            <text:p>-557318.57</text:p>
          </table:table-cell>
          <table:table-cell office:value-type="float" office:value="-886.57672" calcext:value-type="float">
            <text:p>-886.57672</text:p>
          </table:table-cell>
          <table:table-cell office:value-type="float" office:value="-554.49873" calcext:value-type="float">
            <text:p>-554.49873</text:p>
          </table:table-cell>
          <table:table-cell office:value-type="float" office:value="238.8484" calcext:value-type="float">
            <text:p>238.8484</text:p>
          </table:table-cell>
          <table:table-cell table:number-columns-repeated="4"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24.78318" calcext:value-type="float">
            <text:p>224.78318</text:p>
          </table:table-cell>
          <table:table-cell office:value-type="float" office:value="11.680606" calcext:value-type="float">
            <text:p>11.68060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92.01" calcext:value-type="float">
            <text:p>-522192.01</text:p>
          </table:table-cell>
          <table:table-cell office:value-type="float" office:value="35108.544" calcext:value-type="float">
            <text:p>35108.544</text:p>
          </table:table-cell>
          <table:table-cell office:value-type="float" office:value="-557300.55" calcext:value-type="float">
            <text:p>-557300.55</text:p>
          </table:table-cell>
          <table:table-cell office:value-type="float" office:value="-364.26094" calcext:value-type="float">
            <text:p>-364.26094</text:p>
          </table:table-cell>
          <table:table-cell office:value-type="float" office:value="-153.72885" calcext:value-type="float">
            <text:p>-153.72885</text:p>
          </table:table-cell>
          <table:table-cell office:value-type="float" office:value="918.10472" calcext:value-type="float">
            <text:p>918.10472</text:p>
          </table:table-cell>
          <table:table-cell table:number-columns-repeated="4"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224.54112" calcext:value-type="float">
            <text:p>224.54112</text:p>
          </table:table-cell>
          <table:table-cell office:value-type="float" office:value="15.409968" calcext:value-type="float">
            <text:p>15.40996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5.83" calcext:value-type="float">
            <text:p>-522205.83</text:p>
          </table:table-cell>
          <table:table-cell office:value-type="float" office:value="35070.738" calcext:value-type="float">
            <text:p>35070.738</text:p>
          </table:table-cell>
          <table:table-cell office:value-type="float" office:value="-557276.57" calcext:value-type="float">
            <text:p>-557276.57</text:p>
          </table:table-cell>
          <table:table-cell office:value-type="float" office:value="-328.08088" calcext:value-type="float">
            <text:p>-328.08088</text:p>
          </table:table-cell>
          <table:table-cell office:value-type="float" office:value="-242.22867" calcext:value-type="float">
            <text:p>-242.22867</text:p>
          </table:table-cell>
          <table:table-cell office:value-type="float" office:value="1271.8765" calcext:value-type="float">
            <text:p>1271.8765</text:p>
          </table:table-cell>
          <table:table-cell table:number-columns-repeated="4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24.63847" calcext:value-type="float">
            <text:p>224.63847</text:p>
          </table:table-cell>
          <table:table-cell office:value-type="float" office:value="6.1635488" calcext:value-type="float">
            <text:p>6.163548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8.58" calcext:value-type="float">
            <text:p>-522278.58</text:p>
          </table:table-cell>
          <table:table-cell office:value-type="float" office:value="35085.942" calcext:value-type="float">
            <text:p>35085.942</text:p>
          </table:table-cell>
          <table:table-cell office:value-type="float" office:value="-557364.52" calcext:value-type="float">
            <text:p>-557364.52</text:p>
          </table:table-cell>
          <table:table-cell office:value-type="float" office:value="-579.95682" calcext:value-type="float">
            <text:p>-579.95682</text:p>
          </table:table-cell>
          <table:table-cell office:value-type="float" office:value="-579.19753" calcext:value-type="float">
            <text:p>-579.19753</text:p>
          </table:table-cell>
          <table:table-cell office:value-type="float" office:value="1250.7178" calcext:value-type="float">
            <text:p>1250.7178</text:p>
          </table:table-cell>
          <table:table-cell table:number-columns-repeated="4"/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224.26873" calcext:value-type="float">
            <text:p>224.26873</text:p>
          </table:table-cell>
          <table:table-cell office:value-type="float" office:value="-0.34104996" calcext:value-type="float">
            <text:p>-0.3410499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4.13" calcext:value-type="float">
            <text:p>-522294.13</text:p>
          </table:table-cell>
          <table:table-cell office:value-type="float" office:value="35028.193" calcext:value-type="float">
            <text:p>35028.193</text:p>
          </table:table-cell>
          <table:table-cell office:value-type="float" office:value="-557322.32" calcext:value-type="float">
            <text:p>-557322.32</text:p>
          </table:table-cell>
          <table:table-cell office:value-type="float" office:value="-641.78839" calcext:value-type="float">
            <text:p>-641.78839</text:p>
          </table:table-cell>
          <table:table-cell office:value-type="float" office:value="-365.42704" calcext:value-type="float">
            <text:p>-365.42704</text:p>
          </table:table-cell>
          <table:table-cell office:value-type="float" office:value="542.28144" calcext:value-type="float">
            <text:p>542.28144</text:p>
          </table:table-cell>
          <table:table-cell table:number-columns-repeated="4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224.2073" calcext:value-type="float">
            <text:p>224.2073</text:p>
          </table:table-cell>
          <table:table-cell office:value-type="float" office:value="-5.8567342" calcext:value-type="float">
            <text:p>-5.856734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7.53" calcext:value-type="float">
            <text:p>-522327.53</text:p>
          </table:table-cell>
          <table:table-cell office:value-type="float" office:value="35018.599" calcext:value-type="float">
            <text:p>35018.599</text:p>
          </table:table-cell>
          <table:table-cell office:value-type="float" office:value="-557346.13" calcext:value-type="float">
            <text:p>-557346.13</text:p>
          </table:table-cell>
          <table:table-cell office:value-type="float" office:value="-756.72247" calcext:value-type="float">
            <text:p>-756.72247</text:p>
          </table:table-cell>
          <table:table-cell office:value-type="float" office:value="-333.09874" calcext:value-type="float">
            <text:p>-333.09874</text:p>
          </table:table-cell>
          <table:table-cell office:value-type="float" office:value="170.68732" calcext:value-type="float">
            <text:p>170.68732</text:p>
          </table:table-cell>
          <table:table-cell table:number-columns-repeated="4"/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224.59341" calcext:value-type="float">
            <text:p>224.59341</text:p>
          </table:table-cell>
          <table:table-cell office:value-type="float" office:value="-10.203112" calcext:value-type="float">
            <text:p>-10.20311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6.09" calcext:value-type="float">
            <text:p>-522326.09</text:p>
          </table:table-cell>
          <table:table-cell office:value-type="float" office:value="35078.904" calcext:value-type="float">
            <text:p>35078.904</text:p>
          </table:table-cell>
          <table:table-cell office:value-type="float" office:value="-557404.99" calcext:value-type="float">
            <text:p>-557404.99</text:p>
          </table:table-cell>
          <table:table-cell office:value-type="float" office:value="-834.9492" calcext:value-type="float">
            <text:p>-834.9492</text:p>
          </table:table-cell>
          <table:table-cell office:value-type="float" office:value="-740.99008" calcext:value-type="float">
            <text:p>-740.99008</text:p>
          </table:table-cell>
          <table:table-cell office:value-type="float" office:value="544.57215" calcext:value-type="float">
            <text:p>544.57215</text:p>
          </table:table-cell>
          <table:table-cell table:number-columns-repeated="4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24.94437" calcext:value-type="float">
            <text:p>224.94437</text:p>
          </table:table-cell>
          <table:table-cell office:value-type="float" office:value="7.5593917" calcext:value-type="float">
            <text:p>7.559391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0.3" calcext:value-type="float">
            <text:p>-522200.3</text:p>
          </table:table-cell>
          <table:table-cell office:value-type="float" office:value="35133.721" calcext:value-type="float">
            <text:p>35133.721</text:p>
          </table:table-cell>
          <table:table-cell office:value-type="float" office:value="-557334.02" calcext:value-type="float">
            <text:p>-557334.02</text:p>
          </table:table-cell>
          <table:table-cell office:value-type="float" office:value="-516.80474" calcext:value-type="float">
            <text:p>-516.80474</text:p>
          </table:table-cell>
          <table:table-cell office:value-type="float" office:value="-455.01241" calcext:value-type="float">
            <text:p>-455.01241</text:p>
          </table:table-cell>
          <table:table-cell office:value-type="float" office:value="1141.1203" calcext:value-type="float">
            <text:p>1141.1203</text:p>
          </table:table-cell>
          <table:table-cell table:number-columns-repeated="4"/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224.70207" calcext:value-type="float">
            <text:p>224.70207</text:p>
          </table:table-cell>
          <table:table-cell office:value-type="float" office:value="15.535652" calcext:value-type="float">
            <text:p>15.53565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7.82" calcext:value-type="float">
            <text:p>-522267.82</text:p>
          </table:table-cell>
          <table:table-cell office:value-type="float" office:value="35095.875" calcext:value-type="float">
            <text:p>35095.875</text:p>
          </table:table-cell>
          <table:table-cell office:value-type="float" office:value="-557363.7" calcext:value-type="float">
            <text:p>-557363.7</text:p>
          </table:table-cell>
          <table:table-cell office:value-type="float" office:value="-242.27869" calcext:value-type="float">
            <text:p>-242.27869</text:p>
          </table:table-cell>
          <table:table-cell office:value-type="float" office:value="83.888835" calcext:value-type="float">
            <text:p>83.888835</text:p>
          </table:table-cell>
          <table:table-cell office:value-type="float" office:value="777.50256" calcext:value-type="float">
            <text:p>777.50256</text:p>
          </table:table-cell>
          <table:table-cell table:number-columns-repeated="4"/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224.45979" calcext:value-type="float">
            <text:p>224.45979</text:p>
          </table:table-cell>
          <table:table-cell office:value-type="float" office:value="-5.7923062" calcext:value-type="float">
            <text:p>-5.792306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1.04" calcext:value-type="float">
            <text:p>-522311.04</text:p>
          </table:table-cell>
          <table:table-cell office:value-type="float" office:value="35058.034" calcext:value-type="float">
            <text:p>35058.034</text:p>
          </table:table-cell>
          <table:table-cell office:value-type="float" office:value="-557369.08" calcext:value-type="float">
            <text:p>-557369.08</text:p>
          </table:table-cell>
          <table:table-cell office:value-type="float" office:value="-709.01376" calcext:value-type="float">
            <text:p>-709.01376</text:p>
          </table:table-cell>
          <table:table-cell office:value-type="float" office:value="-661.72151" calcext:value-type="float">
            <text:p>-661.72151</text:p>
          </table:table-cell>
          <table:table-cell office:value-type="float" office:value="680.00912" calcext:value-type="float">
            <text:p>680.00912</text:p>
          </table:table-cell>
          <table:table-cell table:number-columns-repeated="4"/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224.51578" calcext:value-type="float">
            <text:p>224.51578</text:p>
          </table:table-cell>
          <table:table-cell office:value-type="float" office:value="-7.1410338" calcext:value-type="float">
            <text:p>-7.141033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8.42" calcext:value-type="float">
            <text:p>-522208.42</text:p>
          </table:table-cell>
          <table:table-cell office:value-type="float" office:value="35066.779" calcext:value-type="float">
            <text:p>35066.779</text:p>
          </table:table-cell>
          <table:table-cell office:value-type="float" office:value="-557275.2" calcext:value-type="float">
            <text:p>-557275.2</text:p>
          </table:table-cell>
          <table:table-cell office:value-type="float" office:value="-744.28695" calcext:value-type="float">
            <text:p>-744.28695</text:p>
          </table:table-cell>
          <table:table-cell office:value-type="float" office:value="-657.41837" calcext:value-type="float">
            <text:p>-657.41837</text:p>
          </table:table-cell>
          <table:table-cell office:value-type="float" office:value="594.6861" calcext:value-type="float">
            <text:p>594.6861</text:p>
          </table:table-cell>
          <table:table-cell table:number-columns-repeated="4"/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224.37102" calcext:value-type="float">
            <text:p>224.37102</text:p>
          </table:table-cell>
          <table:table-cell office:value-type="float" office:value="12.91751" calcext:value-type="float">
            <text:p>12.9175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9.79" calcext:value-type="float">
            <text:p>-522239.79</text:p>
          </table:table-cell>
          <table:table-cell office:value-type="float" office:value="35044.169" calcext:value-type="float">
            <text:p>35044.169</text:p>
          </table:table-cell>
          <table:table-cell office:value-type="float" office:value="-557283.96" calcext:value-type="float">
            <text:p>-557283.96</text:p>
          </table:table-cell>
          <table:table-cell office:value-type="float" office:value="-409.63464" calcext:value-type="float">
            <text:p>-409.63464</text:p>
          </table:table-cell>
          <table:table-cell office:value-type="float" office:value="-14.526084" calcext:value-type="float">
            <text:p>-14.526084</text:p>
          </table:table-cell>
          <table:table-cell office:value-type="float" office:value="776.12905" calcext:value-type="float">
            <text:p>776.12905</text:p>
          </table:table-cell>
          <table:table-cell table:number-columns-repeated="4"/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224.50993" calcext:value-type="float">
            <text:p>224.50993</text:p>
          </table:table-cell>
          <table:table-cell office:value-type="float" office:value="0.99800156" calcext:value-type="float">
            <text:p>0.9980015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2.42" calcext:value-type="float">
            <text:p>-522312.42</text:p>
          </table:table-cell>
          <table:table-cell office:value-type="float" office:value="35065.866" calcext:value-type="float">
            <text:p>35065.866</text:p>
          </table:table-cell>
          <table:table-cell office:value-type="float" office:value="-557378.28" calcext:value-type="float">
            <text:p>-557378.28</text:p>
          </table:table-cell>
          <table:table-cell office:value-type="float" office:value="-597.55844" calcext:value-type="float">
            <text:p>-597.55844</text:p>
          </table:table-cell>
          <table:table-cell office:value-type="float" office:value="-1042.7439" calcext:value-type="float">
            <text:p>-1042.7439</text:p>
          </table:table-cell>
          <table:table-cell office:value-type="float" office:value="1662.4225" calcext:value-type="float">
            <text:p>1662.4225</text:p>
          </table:table-cell>
          <table:table-cell table:number-columns-repeated="4"/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224.5984" calcext:value-type="float">
            <text:p>224.5984</text:p>
          </table:table-cell>
          <table:table-cell office:value-type="float" office:value="-8.7786865" calcext:value-type="float">
            <text:p>-8.778686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57.78" calcext:value-type="float">
            <text:p>-522157.78</text:p>
          </table:table-cell>
          <table:table-cell office:value-type="float" office:value="35079.684" calcext:value-type="float">
            <text:p>35079.684</text:p>
          </table:table-cell>
          <table:table-cell office:value-type="float" office:value="-557237.47" calcext:value-type="float">
            <text:p>-557237.47</text:p>
          </table:table-cell>
          <table:table-cell office:value-type="float" office:value="-797.49976" calcext:value-type="float">
            <text:p>-797.49976</text:p>
          </table:table-cell>
          <table:table-cell office:value-type="float" office:value="-524.00763" calcext:value-type="float">
            <text:p>-524.00763</text:p>
          </table:table-cell>
          <table:table-cell office:value-type="float" office:value="293.88065" calcext:value-type="float">
            <text:p>293.88065</text:p>
          </table:table-cell>
          <table:table-cell table:number-columns-repeated="4"/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224.82967" calcext:value-type="float">
            <text:p>224.82967</text:p>
          </table:table-cell>
          <table:table-cell office:value-type="float" office:value="3.9744672" calcext:value-type="float">
            <text:p>3.974467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25.69" calcext:value-type="float">
            <text:p>-522125.69</text:p>
          </table:table-cell>
          <table:table-cell office:value-type="float" office:value="35115.806" calcext:value-type="float">
            <text:p>35115.806</text:p>
          </table:table-cell>
          <table:table-cell office:value-type="float" office:value="-557241.49" calcext:value-type="float">
            <text:p>-557241.49</text:p>
          </table:table-cell>
          <table:table-cell office:value-type="float" office:value="-504.8518" calcext:value-type="float">
            <text:p>-504.8518</text:p>
          </table:table-cell>
          <table:table-cell office:value-type="float" office:value="-332.07066" calcext:value-type="float">
            <text:p>-332.07066</text:p>
          </table:table-cell>
          <table:table-cell office:value-type="float" office:value="742.79055" calcext:value-type="float">
            <text:p>742.79055</text:p>
          </table:table-cell>
          <table:table-cell table:number-columns-repeated="4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224.35013" calcext:value-type="float">
            <text:p>224.35013</text:p>
          </table:table-cell>
          <table:table-cell office:value-type="float" office:value="4.2443717" calcext:value-type="float">
            <text:p>4.244371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068.89" calcext:value-type="float">
            <text:p>-522068.89</text:p>
          </table:table-cell>
          <table:table-cell office:value-type="float" office:value="35040.906" calcext:value-type="float">
            <text:p>35040.906</text:p>
          </table:table-cell>
          <table:table-cell office:value-type="float" office:value="-557109.8" calcext:value-type="float">
            <text:p>-557109.8</text:p>
          </table:table-cell>
          <table:table-cell office:value-type="float" office:value="-572.22215" calcext:value-type="float">
            <text:p>-572.22215</text:p>
          </table:table-cell>
          <table:table-cell office:value-type="float" office:value="-311.96464" calcext:value-type="float">
            <text:p>-311.96464</text:p>
          </table:table-cell>
          <table:table-cell office:value-type="float" office:value="727.60875" calcext:value-type="float">
            <text:p>727.60875</text:p>
          </table:table-cell>
          <table:table-cell table:number-columns-repeated="4"/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224.46635" calcext:value-type="float">
            <text:p>224.46635</text:p>
          </table:table-cell>
          <table:table-cell office:value-type="float" office:value="-5.4373616" calcext:value-type="float">
            <text:p>-5.437361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51.36" calcext:value-type="float">
            <text:p>-522151.36</text:p>
          </table:table-cell>
          <table:table-cell office:value-type="float" office:value="35059.059" calcext:value-type="float">
            <text:p>35059.059</text:p>
          </table:table-cell>
          <table:table-cell office:value-type="float" office:value="-557210.42" calcext:value-type="float">
            <text:p>-557210.42</text:p>
          </table:table-cell>
          <table:table-cell office:value-type="float" office:value="-733.43768" calcext:value-type="float">
            <text:p>-733.43768</text:p>
          </table:table-cell>
          <table:table-cell office:value-type="float" office:value="-357.12714" calcext:value-type="float">
            <text:p>-357.12714</text:p>
          </table:table-cell>
          <table:table-cell office:value-type="float" office:value="232.12512" calcext:value-type="float">
            <text:p>232.12512</text:p>
          </table:table-cell>
          <table:table-cell table:number-columns-repeated="4"/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224.55485" calcext:value-type="float">
            <text:p>224.55485</text:p>
          </table:table-cell>
          <table:table-cell office:value-type="float" office:value="9.104766" calcext:value-type="float">
            <text:p>9.10476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41.6" calcext:value-type="float">
            <text:p>-522141.6</text:p>
          </table:table-cell>
          <table:table-cell office:value-type="float" office:value="35072.881" calcext:value-type="float">
            <text:p>35072.881</text:p>
          </table:table-cell>
          <table:table-cell office:value-type="float" office:value="-557214.48" calcext:value-type="float">
            <text:p>-557214.48</text:p>
          </table:table-cell>
          <table:table-cell office:value-type="float" office:value="-410.24575" calcext:value-type="float">
            <text:p>-410.24575</text:p>
          </table:table-cell>
          <table:table-cell office:value-type="float" office:value="-178.69494" calcext:value-type="float">
            <text:p>-178.69494</text:p>
          </table:table-cell>
          <table:table-cell office:value-type="float" office:value="806.20397" calcext:value-type="float">
            <text:p>806.20397</text:p>
          </table:table-cell>
          <table:table-cell table:number-columns-repeated="4"/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224.85192" calcext:value-type="float">
            <text:p>224.85192</text:p>
          </table:table-cell>
          <table:table-cell office:value-type="float" office:value="-3.2550554" calcext:value-type="float">
            <text:p>-3.255055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26.3" calcext:value-type="float">
            <text:p>-522126.3</text:p>
          </table:table-cell>
          <table:table-cell office:value-type="float" office:value="35119.281" calcext:value-type="float">
            <text:p>35119.281</text:p>
          </table:table-cell>
          <table:table-cell office:value-type="float" office:value="-557245.58" calcext:value-type="float">
            <text:p>-557245.58</text:p>
          </table:table-cell>
          <table:table-cell office:value-type="float" office:value="-671.48065" calcext:value-type="float">
            <text:p>-671.48065</text:p>
          </table:table-cell>
          <table:table-cell office:value-type="float" office:value="-553.76926" calcext:value-type="float">
            <text:p>-553.76926</text:p>
          </table:table-cell>
          <table:table-cell office:value-type="float" office:value="661.98987" calcext:value-type="float">
            <text:p>661.98987</text:p>
          </table:table-cell>
          <table:table-cell table:number-columns-repeated="4"/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224.44088" calcext:value-type="float">
            <text:p>224.44088</text:p>
          </table:table-cell>
          <table:table-cell office:value-type="float" office:value="-5.5430275" calcext:value-type="float">
            <text:p>-5.543027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075.57" calcext:value-type="float">
            <text:p>-522075.57</text:p>
          </table:table-cell>
          <table:table-cell office:value-type="float" office:value="35055.081" calcext:value-type="float">
            <text:p>35055.081</text:p>
          </table:table-cell>
          <table:table-cell office:value-type="float" office:value="-557130.65" calcext:value-type="float">
            <text:p>-557130.65</text:p>
          </table:table-cell>
          <table:table-cell office:value-type="float" office:value="-797.95951" calcext:value-type="float">
            <text:p>-797.95951</text:p>
          </table:table-cell>
          <table:table-cell office:value-type="float" office:value="-665.37741" calcext:value-type="float">
            <text:p>-665.37741</text:p>
          </table:table-cell>
          <table:table-cell office:value-type="float" office:value="700.17973" calcext:value-type="float">
            <text:p>700.17973</text:p>
          </table:table-cell>
          <table:table-cell table:number-columns-repeated="4"/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224.60641" calcext:value-type="float">
            <text:p>224.60641</text:p>
          </table:table-cell>
          <table:table-cell office:value-type="float" office:value="-0.16427726" calcext:value-type="float">
            <text:p>-0.1642772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69.62" calcext:value-type="float">
            <text:p>-522169.62</text:p>
          </table:table-cell>
          <table:table-cell office:value-type="float" office:value="35080.935" calcext:value-type="float">
            <text:p>35080.935</text:p>
          </table:table-cell>
          <table:table-cell office:value-type="float" office:value="-557250.55" calcext:value-type="float">
            <text:p>-557250.55</text:p>
          </table:table-cell>
          <table:table-cell office:value-type="float" office:value="-503.21794" calcext:value-type="float">
            <text:p>-503.21794</text:p>
          </table:table-cell>
          <table:table-cell office:value-type="float" office:value="-35.582671" calcext:value-type="float">
            <text:p>-35.582671</text:p>
          </table:table-cell>
          <table:table-cell office:value-type="float" office:value="45.155198" calcext:value-type="float">
            <text:p>45.155198</text:p>
          </table:table-cell>
          <table:table-cell table:number-columns-repeated="4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24.33332" calcext:value-type="float">
            <text:p>224.33332</text:p>
          </table:table-cell>
          <table:table-cell office:value-type="float" office:value="11.635074" calcext:value-type="float">
            <text:p>11.63507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23.92" calcext:value-type="float">
            <text:p>-522223.92</text:p>
          </table:table-cell>
          <table:table-cell office:value-type="float" office:value="35038.282" calcext:value-type="float">
            <text:p>35038.282</text:p>
          </table:table-cell>
          <table:table-cell office:value-type="float" office:value="-557262.2" calcext:value-type="float">
            <text:p>-557262.2</text:p>
          </table:table-cell>
          <table:table-cell office:value-type="float" office:value="-315.1083" calcext:value-type="float">
            <text:p>-315.1083</text:p>
          </table:table-cell>
          <table:table-cell office:value-type="float" office:value="-110.2292" calcext:value-type="float">
            <text:p>-110.2292</text:p>
          </table:table-cell>
          <table:table-cell office:value-type="float" office:value="848.52668" calcext:value-type="float">
            <text:p>848.52668</text:p>
          </table:table-cell>
          <table:table-cell table:number-columns-repeated="4"/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224.24282" calcext:value-type="float">
            <text:p>224.24282</text:p>
          </table:table-cell>
          <table:table-cell office:value-type="float" office:value="7.6367289" calcext:value-type="float">
            <text:p>7.636728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3.04" calcext:value-type="float">
            <text:p>-522263.04</text:p>
          </table:table-cell>
          <table:table-cell office:value-type="float" office:value="35024.147" calcext:value-type="float">
            <text:p>35024.147</text:p>
          </table:table-cell>
          <table:table-cell office:value-type="float" office:value="-557287.19" calcext:value-type="float">
            <text:p>-557287.19</text:p>
          </table:table-cell>
          <table:table-cell office:value-type="float" office:value="-438.76769" calcext:value-type="float">
            <text:p>-438.76769</text:p>
          </table:table-cell>
          <table:table-cell office:value-type="float" office:value="-260.12818" calcext:value-type="float">
            <text:p>-260.12818</text:p>
          </table:table-cell>
          <table:table-cell office:value-type="float" office:value="845.81799" calcext:value-type="float">
            <text:p>845.81799</text:p>
          </table:table-cell>
          <table:table-cell table:number-columns-repeated="4"/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224.26301" calcext:value-type="float">
            <text:p>224.26301</text:p>
          </table:table-cell>
          <table:table-cell office:value-type="float" office:value="16.704098" calcext:value-type="float">
            <text:p>16.70409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7.85" calcext:value-type="float">
            <text:p>-522317.85</text:p>
          </table:table-cell>
          <table:table-cell office:value-type="float" office:value="35027.3" calcext:value-type="float">
            <text:p>35027.3</text:p>
          </table:table-cell>
          <table:table-cell office:value-type="float" office:value="-557345.15" calcext:value-type="float">
            <text:p>-557345.15</text:p>
          </table:table-cell>
          <table:table-cell office:value-type="float" office:value="-238.10575" calcext:value-type="float">
            <text:p>-238.10575</text:p>
          </table:table-cell>
          <table:table-cell office:value-type="float" office:value="-70.304573" calcext:value-type="float">
            <text:p>-70.304573</text:p>
          </table:table-cell>
          <table:table-cell office:value-type="float" office:value="1082.9008" calcext:value-type="float">
            <text:p>1082.9008</text:p>
          </table:table-cell>
          <table:table-cell table:number-columns-repeated="4"/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224.64942" calcext:value-type="float">
            <text:p>224.64942</text:p>
          </table:table-cell>
          <table:table-cell office:value-type="float" office:value="11.856156" calcext:value-type="float">
            <text:p>11.85615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95.01" calcext:value-type="float">
            <text:p>-522195.01</text:p>
          </table:table-cell>
          <table:table-cell office:value-type="float" office:value="35087.652" calcext:value-type="float">
            <text:p>35087.652</text:p>
          </table:table-cell>
          <table:table-cell office:value-type="float" office:value="-557282.67" calcext:value-type="float">
            <text:p>-557282.67</text:p>
          </table:table-cell>
          <table:table-cell office:value-type="float" office:value="-304.153" calcext:value-type="float">
            <text:p>-304.153</text:p>
          </table:table-cell>
          <table:table-cell office:value-type="float" office:value="-229.85256" calcext:value-type="float">
            <text:p>-229.85256</text:p>
          </table:table-cell>
          <table:table-cell office:value-type="float" office:value="1045.4594" calcext:value-type="float">
            <text:p>1045.4594</text:p>
          </table:table-cell>
          <table:table-cell table:number-columns-repeated="4"/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224.53246" calcext:value-type="float">
            <text:p>224.53246</text:p>
          </table:table-cell>
          <table:table-cell office:value-type="float" office:value="19.112826" calcext:value-type="float">
            <text:p>19.11282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3.93" calcext:value-type="float">
            <text:p>-522203.93</text:p>
          </table:table-cell>
          <table:table-cell office:value-type="float" office:value="35069.385" calcext:value-type="float">
            <text:p>35069.385</text:p>
          </table:table-cell>
          <table:table-cell office:value-type="float" office:value="-557273.31" calcext:value-type="float">
            <text:p>-557273.31</text:p>
          </table:table-cell>
          <table:table-cell office:value-type="float" office:value="-143.71397" calcext:value-type="float">
            <text:p>-143.71397</text:p>
          </table:table-cell>
          <table:table-cell office:value-type="float" office:value="-0.18903045" calcext:value-type="float">
            <text:p>-0.18903045</text:p>
          </table:table-cell>
          <table:table-cell office:value-type="float" office:value="1115.5908" calcext:value-type="float">
            <text:p>1115.5908</text:p>
          </table:table-cell>
          <table:table-cell table:number-columns-repeated="4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224.65148" calcext:value-type="float">
            <text:p>224.65148</text:p>
          </table:table-cell>
          <table:table-cell office:value-type="float" office:value="-3.4671687" calcext:value-type="float">
            <text:p>-3.467168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1.83" calcext:value-type="float">
            <text:p>-522261.83</text:p>
          </table:table-cell>
          <table:table-cell office:value-type="float" office:value="35087.974" calcext:value-type="float">
            <text:p>35087.974</text:p>
          </table:table-cell>
          <table:table-cell office:value-type="float" office:value="-557349.81" calcext:value-type="float">
            <text:p>-557349.81</text:p>
          </table:table-cell>
          <table:table-cell office:value-type="float" office:value="-626.78951" calcext:value-type="float">
            <text:p>-626.78951</text:p>
          </table:table-cell>
          <table:table-cell office:value-type="float" office:value="-322.69433" calcext:value-type="float">
            <text:p>-322.69433</text:p>
          </table:table-cell>
          <table:table-cell office:value-type="float" office:value="294.12036" calcext:value-type="float">
            <text:p>294.12036</text:p>
          </table:table-cell>
          <table:table-cell table:number-columns-repeated="4"/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224.32646" calcext:value-type="float">
            <text:p>224.32646</text:p>
          </table:table-cell>
          <table:table-cell office:value-type="float" office:value="-0.19936583" calcext:value-type="float">
            <text:p>-0.1993658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8.03" calcext:value-type="float">
            <text:p>-522268.03</text:p>
          </table:table-cell>
          <table:table-cell office:value-type="float" office:value="35037.21" calcext:value-type="float">
            <text:p>35037.21</text:p>
          </table:table-cell>
          <table:table-cell office:value-type="float" office:value="-557305.24" calcext:value-type="float">
            <text:p>-557305.24</text:p>
          </table:table-cell>
          <table:table-cell office:value-type="float" office:value="-619.09065" calcext:value-type="float">
            <text:p>-619.09065</text:p>
          </table:table-cell>
          <table:table-cell office:value-type="float" office:value="-435.77944" calcext:value-type="float">
            <text:p>-435.77944</text:p>
          </table:table-cell>
          <table:table-cell office:value-type="float" office:value="658.78126" calcext:value-type="float">
            <text:p>658.78126</text:p>
          </table:table-cell>
          <table:table-cell table:number-columns-repeated="4"/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224.60813" calcext:value-type="float">
            <text:p>224.60813</text:p>
          </table:table-cell>
          <table:table-cell office:value-type="float" office:value="11.011949" calcext:value-type="float">
            <text:p>11.01194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6.07" calcext:value-type="float">
            <text:p>-522276.07</text:p>
          </table:table-cell>
          <table:table-cell office:value-type="float" office:value="35081.203" calcext:value-type="float">
            <text:p>35081.203</text:p>
          </table:table-cell>
          <table:table-cell office:value-type="float" office:value="-557357.28" calcext:value-type="float">
            <text:p>-557357.28</text:p>
          </table:table-cell>
          <table:table-cell office:value-type="float" office:value="-436.85941" calcext:value-type="float">
            <text:p>-436.85941</text:p>
          </table:table-cell>
          <table:table-cell office:value-type="float" office:value="-270.04203" calcext:value-type="float">
            <text:p>-270.04203</text:p>
          </table:table-cell>
          <table:table-cell office:value-type="float" office:value="1058.0256" calcext:value-type="float">
            <text:p>1058.0256</text:p>
          </table:table-cell>
          <table:table-cell table:number-columns-repeated="4"/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224.74365" calcext:value-type="float">
            <text:p>224.74365</text:p>
          </table:table-cell>
          <table:table-cell office:value-type="float" office:value="2.150864" calcext:value-type="float">
            <text:p>2.15086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2.84" calcext:value-type="float">
            <text:p>-522232.84</text:p>
          </table:table-cell>
          <table:table-cell office:value-type="float" office:value="35102.371" calcext:value-type="float">
            <text:p>35102.371</text:p>
          </table:table-cell>
          <table:table-cell office:value-type="float" office:value="-557335.21" calcext:value-type="float">
            <text:p>-557335.21</text:p>
          </table:table-cell>
          <table:table-cell office:value-type="float" office:value="-492.43188" calcext:value-type="float">
            <text:p>-492.43188</text:p>
          </table:table-cell>
          <table:table-cell office:value-type="float" office:value="-78.916518" calcext:value-type="float">
            <text:p>-78.916518</text:p>
          </table:table-cell>
          <table:table-cell office:value-type="float" office:value="246.91772" calcext:value-type="float">
            <text:p>246.91772</text:p>
          </table:table-cell>
          <table:table-cell table:number-columns-repeated="4"/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225.12095" calcext:value-type="float">
            <text:p>225.12095</text:p>
          </table:table-cell>
          <table:table-cell office:value-type="float" office:value="15.850367" calcext:value-type="float">
            <text:p>15.85036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63.68" calcext:value-type="float">
            <text:p>-522163.68</text:p>
          </table:table-cell>
          <table:table-cell office:value-type="float" office:value="35161.301" calcext:value-type="float">
            <text:p>35161.301</text:p>
          </table:table-cell>
          <table:table-cell office:value-type="float" office:value="-557324.98" calcext:value-type="float">
            <text:p>-557324.98</text:p>
          </table:table-cell>
          <table:table-cell office:value-type="float" office:value="-354.80567" calcext:value-type="float">
            <text:p>-354.80567</text:p>
          </table:table-cell>
          <table:table-cell office:value-type="float" office:value="-54.630172" calcext:value-type="float">
            <text:p>-54.630172</text:p>
          </table:table-cell>
          <table:table-cell office:value-type="float" office:value="1008.9687" calcext:value-type="float">
            <text:p>1008.9687</text:p>
          </table:table-cell>
          <table:table-cell table:number-columns-repeated="4"/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224.64082" calcext:value-type="float">
            <text:p>224.64082</text:p>
          </table:table-cell>
          <table:table-cell office:value-type="float" office:value="3.8142706" calcext:value-type="float">
            <text:p>3.814270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3.46" calcext:value-type="float">
            <text:p>-522283.46</text:p>
          </table:table-cell>
          <table:table-cell office:value-type="float" office:value="35086.309" calcext:value-type="float">
            <text:p>35086.309</text:p>
          </table:table-cell>
          <table:table-cell office:value-type="float" office:value="-557369.77" calcext:value-type="float">
            <text:p>-557369.77</text:p>
          </table:table-cell>
          <table:table-cell office:value-type="float" office:value="-475.5092" calcext:value-type="float">
            <text:p>-475.5092</text:p>
          </table:table-cell>
          <table:table-cell office:value-type="float" office:value="-95.443762" calcext:value-type="float">
            <text:p>-95.443762</text:p>
          </table:table-cell>
          <table:table-cell office:value-type="float" office:value="369.40925" calcext:value-type="float">
            <text:p>369.40925</text:p>
          </table:table-cell>
          <table:table-cell table:number-columns-repeated="4"/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224.54137" calcext:value-type="float">
            <text:p>224.54137</text:p>
          </table:table-cell>
          <table:table-cell office:value-type="float" office:value="-1.4594163" calcext:value-type="float">
            <text:p>-1.459416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9.74" calcext:value-type="float">
            <text:p>-522259.74</text:p>
          </table:table-cell>
          <table:table-cell office:value-type="float" office:value="35070.776" calcext:value-type="float">
            <text:p>35070.776</text:p>
          </table:table-cell>
          <table:table-cell office:value-type="float" office:value="-557330.52" calcext:value-type="float">
            <text:p>-557330.52</text:p>
          </table:table-cell>
          <table:table-cell office:value-type="float" office:value="-539.47432" calcext:value-type="float">
            <text:p>-539.47432</text:p>
          </table:table-cell>
          <table:table-cell office:value-type="float" office:value="-647.64278" calcext:value-type="float">
            <text:p>-647.64278</text:p>
          </table:table-cell>
          <table:table-cell office:value-type="float" office:value="911.18924" calcext:value-type="float">
            <text:p>911.18924</text:p>
          </table:table-cell>
          <table:table-cell table:number-columns-repeated="4"/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224.17879" calcext:value-type="float">
            <text:p>224.17879</text:p>
          </table:table-cell>
          <table:table-cell office:value-type="float" office:value="-3.0813582" calcext:value-type="float">
            <text:p>-3.081358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6.06" calcext:value-type="float">
            <text:p>-522256.06</text:p>
          </table:table-cell>
          <table:table-cell office:value-type="float" office:value="35014.146" calcext:value-type="float">
            <text:p>35014.146</text:p>
          </table:table-cell>
          <table:table-cell office:value-type="float" office:value="-557270.21" calcext:value-type="float">
            <text:p>-557270.21</text:p>
          </table:table-cell>
          <table:table-cell office:value-type="float" office:value="-676.49214" calcext:value-type="float">
            <text:p>-676.49214</text:p>
          </table:table-cell>
          <table:table-cell office:value-type="float" office:value="-546.55166" calcext:value-type="float">
            <text:p>-546.55166</text:p>
          </table:table-cell>
          <table:table-cell office:value-type="float" office:value="661.02196" calcext:value-type="float">
            <text:p>661.02196</text:p>
          </table:table-cell>
          <table:table-cell table:number-columns-repeated="4"/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224.45471" calcext:value-type="float">
            <text:p>224.45471</text:p>
          </table:table-cell>
          <table:table-cell office:value-type="float" office:value="-4.6667601" calcext:value-type="float">
            <text:p>-4.666760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24.54" calcext:value-type="float">
            <text:p>-522224.54</text:p>
          </table:table-cell>
          <table:table-cell office:value-type="float" office:value="35057.242" calcext:value-type="float">
            <text:p>35057.242</text:p>
          </table:table-cell>
          <table:table-cell office:value-type="float" office:value="-557281.79" calcext:value-type="float">
            <text:p>-557281.79</text:p>
          </table:table-cell>
          <table:table-cell office:value-type="float" office:value="-753.44769" calcext:value-type="float">
            <text:p>-753.44769</text:p>
          </table:table-cell>
          <table:table-cell office:value-type="float" office:value="-669.15458" calcext:value-type="float">
            <text:p>-669.15458</text:p>
          </table:table-cell>
          <table:table-cell office:value-type="float" office:value="757.1239" calcext:value-type="float">
            <text:p>757.1239</text:p>
          </table:table-cell>
          <table:table-cell table:number-columns-repeated="4"/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224.81457" calcext:value-type="float">
            <text:p>224.81457</text:p>
          </table:table-cell>
          <table:table-cell office:value-type="float" office:value="10.381681" calcext:value-type="float">
            <text:p>10.38168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88.9" calcext:value-type="float">
            <text:p>-522188.9</text:p>
          </table:table-cell>
          <table:table-cell office:value-type="float" office:value="35113.448" calcext:value-type="float">
            <text:p>35113.448</text:p>
          </table:table-cell>
          <table:table-cell office:value-type="float" office:value="-557302.35" calcext:value-type="float">
            <text:p>-557302.35</text:p>
          </table:table-cell>
          <table:table-cell office:value-type="float" office:value="-336.92378" calcext:value-type="float">
            <text:p>-336.92378</text:p>
          </table:table-cell>
          <table:table-cell office:value-type="float" office:value="-37.046959" calcext:value-type="float">
            <text:p>-37.046959</text:p>
          </table:table-cell>
          <table:table-cell office:value-type="float" office:value="662.80132" calcext:value-type="float">
            <text:p>662.80132</text:p>
          </table:table-cell>
          <table:table-cell table:number-columns-repeated="4"/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224.72987" calcext:value-type="float">
            <text:p>224.72987</text:p>
          </table:table-cell>
          <table:table-cell office:value-type="float" office:value="6.7948425" calcext:value-type="float">
            <text:p>6.794842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23.51" calcext:value-type="float">
            <text:p>-522223.51</text:p>
          </table:table-cell>
          <table:table-cell office:value-type="float" office:value="35100.218" calcext:value-type="float">
            <text:p>35100.218</text:p>
          </table:table-cell>
          <table:table-cell office:value-type="float" office:value="-557323.72" calcext:value-type="float">
            <text:p>-557323.72</text:p>
          </table:table-cell>
          <table:table-cell office:value-type="float" office:value="-518.57056" calcext:value-type="float">
            <text:p>-518.57056</text:p>
          </table:table-cell>
          <table:table-cell office:value-type="float" office:value="-409.36422" calcext:value-type="float">
            <text:p>-409.36422</text:p>
          </table:table-cell>
          <table:table-cell office:value-type="float" office:value="1026.2798" calcext:value-type="float">
            <text:p>1026.2798</text:p>
          </table:table-cell>
          <table:table-cell table:number-columns-repeated="4"/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224.70419" calcext:value-type="float">
            <text:p>224.70419</text:p>
          </table:table-cell>
          <table:table-cell office:value-type="float" office:value="-9.5967402" calcext:value-type="float">
            <text:p>-9.596740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5.03" calcext:value-type="float">
            <text:p>-522235.03</text:p>
          </table:table-cell>
          <table:table-cell office:value-type="float" office:value="35096.207" calcext:value-type="float">
            <text:p>35096.207</text:p>
          </table:table-cell>
          <table:table-cell office:value-type="float" office:value="-557331.24" calcext:value-type="float">
            <text:p>-557331.24</text:p>
          </table:table-cell>
          <table:table-cell office:value-type="float" office:value="-887.39125" calcext:value-type="float">
            <text:p>-887.39125</text:p>
          </table:table-cell>
          <table:table-cell office:value-type="float" office:value="-811.61016" calcext:value-type="float">
            <text:p>-811.61016</text:p>
          </table:table-cell>
          <table:table-cell office:value-type="float" office:value="688.59992" calcext:value-type="float">
            <text:p>688.59992</text:p>
          </table:table-cell>
          <table:table-cell table:number-columns-repeated="4"/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224.2498" calcext:value-type="float">
            <text:p>224.2498</text:p>
          </table:table-cell>
          <table:table-cell office:value-type="float" office:value="-21.07573" calcext:value-type="float">
            <text:p>-21.0757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4.52" calcext:value-type="float">
            <text:p>-522304.52</text:p>
          </table:table-cell>
          <table:table-cell office:value-type="float" office:value="35025.236" calcext:value-type="float">
            <text:p>35025.236</text:p>
          </table:table-cell>
          <table:table-cell office:value-type="float" office:value="-557329.76" calcext:value-type="float">
            <text:p>-557329.76</text:p>
          </table:table-cell>
          <table:table-cell office:value-type="float" office:value="-1048.4932" calcext:value-type="float">
            <text:p>-1048.4932</text:p>
          </table:table-cell>
          <table:table-cell office:value-type="float" office:value="-803.18497" calcext:value-type="float">
            <text:p>-803.18497</text:p>
          </table:table-cell>
          <table:table-cell office:value-type="float" office:value="5.7993374" calcext:value-type="float">
            <text:p>5.7993374</text:p>
          </table:table-cell>
          <table:table-cell table:number-columns-repeated="4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24.18476" calcext:value-type="float">
            <text:p>224.18476</text:p>
          </table:table-cell>
          <table:table-cell office:value-type="float" office:value="-5.9083331" calcext:value-type="float">
            <text:p>-5.908333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92.57" calcext:value-type="float">
            <text:p>-522392.57</text:p>
          </table:table-cell>
          <table:table-cell office:value-type="float" office:value="35015.078" calcext:value-type="float">
            <text:p>35015.078</text:p>
          </table:table-cell>
          <table:table-cell office:value-type="float" office:value="-557407.64" calcext:value-type="float">
            <text:p>-557407.64</text:p>
          </table:table-cell>
          <table:table-cell office:value-type="float" office:value="-807.58666" calcext:value-type="float">
            <text:p>-807.58666</text:p>
          </table:table-cell>
          <table:table-cell office:value-type="float" office:value="-738.81253" calcext:value-type="float">
            <text:p>-738.81253</text:p>
          </table:table-cell>
          <table:table-cell office:value-type="float" office:value="791.83746" calcext:value-type="float">
            <text:p>791.83746</text:p>
          </table:table-cell>
          <table:table-cell table:number-columns-repeated="4"/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224.47853" calcext:value-type="float">
            <text:p>224.47853</text:p>
          </table:table-cell>
          <table:table-cell office:value-type="float" office:value="6.6373118" calcext:value-type="float">
            <text:p>6.637311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12.39" calcext:value-type="float">
            <text:p>-522212.39</text:p>
          </table:table-cell>
          <table:table-cell office:value-type="float" office:value="35060.962" calcext:value-type="float">
            <text:p>35060.962</text:p>
          </table:table-cell>
          <table:table-cell office:value-type="float" office:value="-557273.35" calcext:value-type="float">
            <text:p>-557273.35</text:p>
          </table:table-cell>
          <table:table-cell office:value-type="float" office:value="-519.21793" calcext:value-type="float">
            <text:p>-519.21793</text:p>
          </table:table-cell>
          <table:table-cell office:value-type="float" office:value="-573.56191" calcext:value-type="float">
            <text:p>-573.56191</text:p>
          </table:table-cell>
          <table:table-cell office:value-type="float" office:value="1269.6935" calcext:value-type="float">
            <text:p>1269.6935</text:p>
          </table:table-cell>
          <table:table-cell table:number-columns-repeated="4"/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224.3369" calcext:value-type="float">
            <text:p>224.3369</text:p>
          </table:table-cell>
          <table:table-cell office:value-type="float" office:value="-10.840943" calcext:value-type="float">
            <text:p>-10.84094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8.9" calcext:value-type="float">
            <text:p>-522308.9</text:p>
          </table:table-cell>
          <table:table-cell office:value-type="float" office:value="35038.841" calcext:value-type="float">
            <text:p>35038.841</text:p>
          </table:table-cell>
          <table:table-cell office:value-type="float" office:value="-557347.74" calcext:value-type="float">
            <text:p>-557347.74</text:p>
          </table:table-cell>
          <table:table-cell office:value-type="float" office:value="-901.23357" calcext:value-type="float">
            <text:p>-901.23357</text:p>
          </table:table-cell>
          <table:table-cell office:value-type="float" office:value="-718.82726" calcext:value-type="float">
            <text:p>-718.82726</text:p>
          </table:table-cell>
          <table:table-cell office:value-type="float" office:value="473.25663" calcext:value-type="float">
            <text:p>473.25663</text:p>
          </table:table-cell>
          <table:table-cell table:number-columns-repeated="4"/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224.32542" calcext:value-type="float">
            <text:p>224.32542</text:p>
          </table:table-cell>
          <table:table-cell office:value-type="float" office:value="13.876012" calcext:value-type="float">
            <text:p>13.87601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13.21" calcext:value-type="float">
            <text:p>-522413.21</text:p>
          </table:table-cell>
          <table:table-cell office:value-type="float" office:value="35037.047" calcext:value-type="float">
            <text:p>35037.047</text:p>
          </table:table-cell>
          <table:table-cell office:value-type="float" office:value="-557450.26" calcext:value-type="float">
            <text:p>-557450.26</text:p>
          </table:table-cell>
          <table:table-cell office:value-type="float" office:value="-306.80351" calcext:value-type="float">
            <text:p>-306.80351</text:p>
          </table:table-cell>
          <table:table-cell office:value-type="float" office:value="73.362235" calcext:value-type="float">
            <text:p>73.362235</text:p>
          </table:table-cell>
          <table:table-cell office:value-type="float" office:value="696.85117" calcext:value-type="float">
            <text:p>696.85117</text:p>
          </table:table-cell>
          <table:table-cell table:number-columns-repeated="4"/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224.25387" calcext:value-type="float">
            <text:p>224.25387</text:p>
          </table:table-cell>
          <table:table-cell office:value-type="float" office:value="11.246062" calcext:value-type="float">
            <text:p>11.24606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5.83" calcext:value-type="float">
            <text:p>-522365.83</text:p>
          </table:table-cell>
          <table:table-cell office:value-type="float" office:value="35025.873" calcext:value-type="float">
            <text:p>35025.873</text:p>
          </table:table-cell>
          <table:table-cell office:value-type="float" office:value="-557391.71" calcext:value-type="float">
            <text:p>-557391.71</text:p>
          </table:table-cell>
          <table:table-cell office:value-type="float" office:value="-379.4515" calcext:value-type="float">
            <text:p>-379.4515</text:p>
          </table:table-cell>
          <table:table-cell office:value-type="float" office:value="-141.59351" calcext:value-type="float">
            <text:p>-141.59351</text:p>
          </table:table-cell>
          <table:table-cell office:value-type="float" office:value="874.0782" calcext:value-type="float">
            <text:p>874.0782</text:p>
          </table:table-cell>
          <table:table-cell table:number-columns-repeated="4"/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224.47044" calcext:value-type="float">
            <text:p>224.47044</text:p>
          </table:table-cell>
          <table:table-cell office:value-type="float" office:value="5.0077004" calcext:value-type="float">
            <text:p>5.007700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2.01" calcext:value-type="float">
            <text:p>-522272.01</text:p>
          </table:table-cell>
          <table:table-cell office:value-type="float" office:value="35059.698" calcext:value-type="float">
            <text:p>35059.698</text:p>
          </table:table-cell>
          <table:table-cell office:value-type="float" office:value="-557331.71" calcext:value-type="float">
            <text:p>-557331.71</text:p>
          </table:table-cell>
          <table:table-cell office:value-type="float" office:value="-532.96622" calcext:value-type="float">
            <text:p>-532.96622</text:p>
          </table:table-cell>
          <table:table-cell office:value-type="float" office:value="-352.23515" calcext:value-type="float">
            <text:p>-352.23515</text:p>
          </table:table-cell>
          <table:table-cell office:value-type="float" office:value="834.1049" calcext:value-type="float">
            <text:p>834.1049</text:p>
          </table:table-cell>
          <table:table-cell table:number-columns-repeated="4"/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224.77682" calcext:value-type="float">
            <text:p>224.77682</text:p>
          </table:table-cell>
          <table:table-cell office:value-type="float" office:value="1.0507698" calcext:value-type="float">
            <text:p>1.050769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48.42" calcext:value-type="float">
            <text:p>-522248.42</text:p>
          </table:table-cell>
          <table:table-cell office:value-type="float" office:value="35107.551" calcext:value-type="float">
            <text:p>35107.551</text:p>
          </table:table-cell>
          <table:table-cell office:value-type="float" office:value="-557355.97" calcext:value-type="float">
            <text:p>-557355.97</text:p>
          </table:table-cell>
          <table:table-cell office:value-type="float" office:value="-582.07022" calcext:value-type="float">
            <text:p>-582.07022</text:p>
          </table:table-cell>
          <table:table-cell office:value-type="float" office:value="-381.80041" calcext:value-type="float">
            <text:p>-381.80041</text:p>
          </table:table-cell>
          <table:table-cell office:value-type="float" office:value="648.68821" calcext:value-type="float">
            <text:p>648.68821</text:p>
          </table:table-cell>
          <table:table-cell table:number-columns-repeated="4"/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224.5209" calcext:value-type="float">
            <text:p>224.5209</text:p>
          </table:table-cell>
          <table:table-cell office:value-type="float" office:value="-9.9528631" calcext:value-type="float">
            <text:p>-9.952863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2.23" calcext:value-type="float">
            <text:p>-522292.23</text:p>
          </table:table-cell>
          <table:table-cell office:value-type="float" office:value="35067.579" calcext:value-type="float">
            <text:p>35067.579</text:p>
          </table:table-cell>
          <table:table-cell office:value-type="float" office:value="-557359.8" calcext:value-type="float">
            <text:p>-557359.8</text:p>
          </table:table-cell>
          <table:table-cell office:value-type="float" office:value="-824.05694" calcext:value-type="float">
            <text:p>-824.05694</text:p>
          </table:table-cell>
          <table:table-cell office:value-type="float" office:value="-271.40767" calcext:value-type="float">
            <text:p>-271.40767</text:p>
          </table:table-cell>
          <table:table-cell office:value-type="float" office:value="-163.24329" calcext:value-type="float">
            <text:p>-163.24329</text:p>
          </table:table-cell>
          <table:table-cell table:number-columns-repeated="4"/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224.42314" calcext:value-type="float">
            <text:p>224.42314</text:p>
          </table:table-cell>
          <table:table-cell office:value-type="float" office:value="-7.8161751" calcext:value-type="float">
            <text:p>-7.816175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6.4" calcext:value-type="float">
            <text:p>-522306.4</text:p>
          </table:table-cell>
          <table:table-cell office:value-type="float" office:value="35052.311" calcext:value-type="float">
            <text:p>35052.311</text:p>
          </table:table-cell>
          <table:table-cell office:value-type="float" office:value="-557358.71" calcext:value-type="float">
            <text:p>-557358.71</text:p>
          </table:table-cell>
          <table:table-cell office:value-type="float" office:value="-768.55959" calcext:value-type="float">
            <text:p>-768.55959</text:p>
          </table:table-cell>
          <table:table-cell office:value-type="float" office:value="-148.96596" calcext:value-type="float">
            <text:p>-148.96596</text:p>
          </table:table-cell>
          <table:table-cell office:value-type="float" office:value="-226.92775" calcext:value-type="float">
            <text:p>-226.92775</text:p>
          </table:table-cell>
          <table:table-cell table:number-columns-repeated="4"/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224.38129" calcext:value-type="float">
            <text:p>224.38129</text:p>
          </table:table-cell>
          <table:table-cell office:value-type="float" office:value="-10.456177" calcext:value-type="float">
            <text:p>-10.45617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2.75" calcext:value-type="float">
            <text:p>-522352.75</text:p>
          </table:table-cell>
          <table:table-cell office:value-type="float" office:value="35045.774" calcext:value-type="float">
            <text:p>35045.774</text:p>
          </table:table-cell>
          <table:table-cell office:value-type="float" office:value="-557398.52" calcext:value-type="float">
            <text:p>-557398.52</text:p>
          </table:table-cell>
          <table:table-cell office:value-type="float" office:value="-841.87284" calcext:value-type="float">
            <text:p>-841.87284</text:p>
          </table:table-cell>
          <table:table-cell office:value-type="float" office:value="-484.08677" calcext:value-type="float">
            <text:p>-484.08677</text:p>
          </table:table-cell>
          <table:table-cell office:value-type="float" office:value="134.57788" calcext:value-type="float">
            <text:p>134.57788</text:p>
          </table:table-cell>
          <table:table-cell table:number-columns-repeated="4"/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224.85305" calcext:value-type="float">
            <text:p>224.85305</text:p>
          </table:table-cell>
          <table:table-cell office:value-type="float" office:value="-5.0075469" calcext:value-type="float">
            <text:p>-5.007546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8.17" calcext:value-type="float">
            <text:p>-522288.17</text:p>
          </table:table-cell>
          <table:table-cell office:value-type="float" office:value="35119.457" calcext:value-type="float">
            <text:p>35119.457</text:p>
          </table:table-cell>
          <table:table-cell office:value-type="float" office:value="-557407.63" calcext:value-type="float">
            <text:p>-557407.63</text:p>
          </table:table-cell>
          <table:table-cell office:value-type="float" office:value="-634.33953" calcext:value-type="float">
            <text:p>-634.33953</text:p>
          </table:table-cell>
          <table:table-cell office:value-type="float" office:value="-341.13833" calcext:value-type="float">
            <text:p>-341.13833</text:p>
          </table:table-cell>
          <table:table-cell office:value-type="float" office:value="232.60868" calcext:value-type="float">
            <text:p>232.60868</text:p>
          </table:table-cell>
          <table:table-cell table:number-columns-repeated="4"/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224.54275" calcext:value-type="float">
            <text:p>224.54275</text:p>
          </table:table-cell>
          <table:table-cell office:value-type="float" office:value="3.3843682" calcext:value-type="float">
            <text:p>3.384368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47.94" calcext:value-type="float">
            <text:p>-522247.94</text:p>
          </table:table-cell>
          <table:table-cell office:value-type="float" office:value="35070.991" calcext:value-type="float">
            <text:p>35070.991</text:p>
          </table:table-cell>
          <table:table-cell office:value-type="float" office:value="-557318.93" calcext:value-type="float">
            <text:p>-557318.93</text:p>
          </table:table-cell>
          <table:table-cell office:value-type="float" office:value="-563.46172" calcext:value-type="float">
            <text:p>-563.46172</text:p>
          </table:table-cell>
          <table:table-cell office:value-type="float" office:value="-205.4217" calcext:value-type="float">
            <text:p>-205.4217</text:p>
          </table:table-cell>
          <table:table-cell office:value-type="float" office:value="513.516" calcext:value-type="float">
            <text:p>513.516</text:p>
          </table:table-cell>
          <table:table-cell table:number-columns-repeated="4"/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224.63952" calcext:value-type="float">
            <text:p>224.63952</text:p>
          </table:table-cell>
          <table:table-cell office:value-type="float" office:value="17.951729" calcext:value-type="float">
            <text:p>17.95172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6.64" calcext:value-type="float">
            <text:p>-522286.64</text:p>
          </table:table-cell>
          <table:table-cell office:value-type="float" office:value="35086.106" calcext:value-type="float">
            <text:p>35086.106</text:p>
          </table:table-cell>
          <table:table-cell office:value-type="float" office:value="-557372.74" calcext:value-type="float">
            <text:p>-557372.74</text:p>
          </table:table-cell>
          <table:table-cell office:value-type="float" office:value="-251.22587" calcext:value-type="float">
            <text:p>-251.22587</text:p>
          </table:table-cell>
          <table:table-cell office:value-type="float" office:value="-39.822173" calcext:value-type="float">
            <text:p>-39.822173</text:p>
          </table:table-cell>
          <table:table-cell office:value-type="float" office:value="1108.8094" calcext:value-type="float">
            <text:p>1108.8094</text:p>
          </table:table-cell>
          <table:table-cell table:number-columns-repeated="4"/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224.74623" calcext:value-type="float">
            <text:p>224.74623</text:p>
          </table:table-cell>
          <table:table-cell office:value-type="float" office:value="5.7247687" calcext:value-type="float">
            <text:p>5.724768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8.25" calcext:value-type="float">
            <text:p>-522278.25</text:p>
          </table:table-cell>
          <table:table-cell office:value-type="float" office:value="35102.773" calcext:value-type="float">
            <text:p>35102.773</text:p>
          </table:table-cell>
          <table:table-cell office:value-type="float" office:value="-557381.02" calcext:value-type="float">
            <text:p>-557381.02</text:p>
          </table:table-cell>
          <table:table-cell office:value-type="float" office:value="-387.7915" calcext:value-type="float">
            <text:p>-387.7915</text:p>
          </table:table-cell>
          <table:table-cell office:value-type="float" office:value="-94.919856" calcext:value-type="float">
            <text:p>-94.919856</text:p>
          </table:table-cell>
          <table:table-cell office:value-type="float" office:value="480.08749" calcext:value-type="float">
            <text:p>480.08749</text:p>
          </table:table-cell>
          <table:table-cell table:number-columns-repeated="4"/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224.46603" calcext:value-type="float">
            <text:p>224.46603</text:p>
          </table:table-cell>
          <table:table-cell office:value-type="float" office:value="-12.461037" calcext:value-type="float">
            <text:p>-12.46103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8.28" calcext:value-type="float">
            <text:p>-522238.28</text:p>
          </table:table-cell>
          <table:table-cell office:value-type="float" office:value="35059.009" calcext:value-type="float">
            <text:p>35059.009</text:p>
          </table:table-cell>
          <table:table-cell office:value-type="float" office:value="-557297.29" calcext:value-type="float">
            <text:p>-557297.29</text:p>
          </table:table-cell>
          <table:table-cell office:value-type="float" office:value="-954.79841" calcext:value-type="float">
            <text:p>-954.79841</text:p>
          </table:table-cell>
          <table:table-cell office:value-type="float" office:value="-669.86926" calcext:value-type="float">
            <text:p>-669.86926</text:p>
          </table:table-cell>
          <table:table-cell office:value-type="float" office:value="303.40018" calcext:value-type="float">
            <text:p>303.40018</text:p>
          </table:table-cell>
          <table:table-cell table:number-columns-repeated="4"/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224.38277" calcext:value-type="float">
            <text:p>224.38277</text:p>
          </table:table-cell>
          <table:table-cell office:value-type="float" office:value="-1.7096563" calcext:value-type="float">
            <text:p>-1.709656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9.39" calcext:value-type="float">
            <text:p>-522299.39</text:p>
          </table:table-cell>
          <table:table-cell office:value-type="float" office:value="35046.005" calcext:value-type="float">
            <text:p>35046.005</text:p>
          </table:table-cell>
          <table:table-cell office:value-type="float" office:value="-557345.4" calcext:value-type="float">
            <text:p>-557345.4</text:p>
          </table:table-cell>
          <table:table-cell office:value-type="float" office:value="-665.68023" calcext:value-type="float">
            <text:p>-665.68023</text:p>
          </table:table-cell>
          <table:table-cell office:value-type="float" office:value="-438.80666" calcext:value-type="float">
            <text:p>-438.80666</text:p>
          </table:table-cell>
          <table:table-cell office:value-type="float" office:value="575.30769" calcext:value-type="float">
            <text:p>575.30769</text:p>
          </table:table-cell>
          <table:table-cell table:number-columns-repeated="4"/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224.29531" calcext:value-type="float">
            <text:p>224.29531</text:p>
          </table:table-cell>
          <table:table-cell office:value-type="float" office:value="0.98397444" calcext:value-type="float">
            <text:p>0.9839744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9.14" calcext:value-type="float">
            <text:p>-522329.14</text:p>
          </table:table-cell>
          <table:table-cell office:value-type="float" office:value="35032.345" calcext:value-type="float">
            <text:p>35032.345</text:p>
          </table:table-cell>
          <table:table-cell office:value-type="float" office:value="-557361.48" calcext:value-type="float">
            <text:p>-557361.48</text:p>
          </table:table-cell>
          <table:table-cell office:value-type="float" office:value="-544.91548" calcext:value-type="float">
            <text:p>-544.91548</text:p>
          </table:table-cell>
          <table:table-cell office:value-type="float" office:value="-240.5185" calcext:value-type="float">
            <text:p>-240.5185</text:p>
          </table:table-cell>
          <table:table-cell office:value-type="float" office:value="427.43854" calcext:value-type="float">
            <text:p>427.43854</text:p>
          </table:table-cell>
          <table:table-cell table:number-columns-repeated="4"/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225.19853" calcext:value-type="float">
            <text:p>225.19853</text:p>
          </table:table-cell>
          <table:table-cell office:value-type="float" office:value="0.96832839" calcext:value-type="float">
            <text:p>0.9683283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6.6" calcext:value-type="float">
            <text:p>-522256.6</text:p>
          </table:table-cell>
          <table:table-cell office:value-type="float" office:value="35173.417" calcext:value-type="float">
            <text:p>35173.417</text:p>
          </table:table-cell>
          <table:table-cell office:value-type="float" office:value="-557430.02" calcext:value-type="float">
            <text:p>-557430.02</text:p>
          </table:table-cell>
          <table:table-cell office:value-type="float" office:value="-605.43929" calcext:value-type="float">
            <text:p>-605.43929</text:p>
          </table:table-cell>
          <table:table-cell office:value-type="float" office:value="-109.49796" calcext:value-type="float">
            <text:p>-109.49796</text:p>
          </table:table-cell>
          <table:table-cell office:value-type="float" office:value="224.95998" calcext:value-type="float">
            <text:p>224.95998</text:p>
          </table:table-cell>
          <table:table-cell table:number-columns-repeated="4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24.22721" calcext:value-type="float">
            <text:p>224.22721</text:p>
          </table:table-cell>
          <table:table-cell office:value-type="float" office:value="2.691814" calcext:value-type="float">
            <text:p>2.69181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8.15" calcext:value-type="float">
            <text:p>-522278.15</text:p>
          </table:table-cell>
          <table:table-cell office:value-type="float" office:value="35021.708" calcext:value-type="float">
            <text:p>35021.708</text:p>
          </table:table-cell>
          <table:table-cell office:value-type="float" office:value="-557299.85" calcext:value-type="float">
            <text:p>-557299.85</text:p>
          </table:table-cell>
          <table:table-cell office:value-type="float" office:value="-473.67382" calcext:value-type="float">
            <text:p>-473.67382</text:p>
          </table:table-cell>
          <table:table-cell office:value-type="float" office:value="-177.46294" calcext:value-type="float">
            <text:p>-177.46294</text:p>
          </table:table-cell>
          <table:table-cell office:value-type="float" office:value="430.09054" calcext:value-type="float">
            <text:p>430.09054</text:p>
          </table:table-cell>
          <table:table-cell table:number-columns-repeated="4"/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224.20136" calcext:value-type="float">
            <text:p>224.20136</text:p>
          </table:table-cell>
          <table:table-cell office:value-type="float" office:value="12.421878" calcext:value-type="float">
            <text:p>12.42187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6.29" calcext:value-type="float">
            <text:p>-522356.29</text:p>
          </table:table-cell>
          <table:table-cell office:value-type="float" office:value="35017.671" calcext:value-type="float">
            <text:p>35017.671</text:p>
          </table:table-cell>
          <table:table-cell office:value-type="float" office:value="-557373.96" calcext:value-type="float">
            <text:p>-557373.96</text:p>
          </table:table-cell>
          <table:table-cell office:value-type="float" office:value="-389.39421" calcext:value-type="float">
            <text:p>-389.39421</text:p>
          </table:table-cell>
          <table:table-cell office:value-type="float" office:value="-298.10331" calcext:value-type="float">
            <text:p>-298.10331</text:p>
          </table:table-cell>
          <table:table-cell office:value-type="float" office:value="1183.4701" calcext:value-type="float">
            <text:p>1183.4701</text:p>
          </table:table-cell>
          <table:table-cell table:number-columns-repeated="4"/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224.11108" calcext:value-type="float">
            <text:p>224.11108</text:p>
          </table:table-cell>
          <table:table-cell office:value-type="float" office:value="-6.2934401" calcext:value-type="float">
            <text:p>-6.293440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27.54" calcext:value-type="float">
            <text:p>-522427.54</text:p>
          </table:table-cell>
          <table:table-cell office:value-type="float" office:value="35003.569" calcext:value-type="float">
            <text:p>35003.569</text:p>
          </table:table-cell>
          <table:table-cell office:value-type="float" office:value="-557431.11" calcext:value-type="float">
            <text:p>-557431.11</text:p>
          </table:table-cell>
          <table:table-cell office:value-type="float" office:value="-765.82334" calcext:value-type="float">
            <text:p>-765.82334</text:p>
          </table:table-cell>
          <table:table-cell office:value-type="float" office:value="-431.93849" calcext:value-type="float">
            <text:p>-431.93849</text:p>
          </table:table-cell>
          <table:table-cell office:value-type="float" office:value="297.26177" calcext:value-type="float">
            <text:p>297.26177</text:p>
          </table:table-cell>
          <table:table-cell table:number-columns-repeated="4"/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224.22813" calcext:value-type="float">
            <text:p>224.22813</text:p>
          </table:table-cell>
          <table:table-cell office:value-type="float" office:value="-4.5239107" calcext:value-type="float">
            <text:p>-4.523910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6.88" calcext:value-type="float">
            <text:p>-522296.88</text:p>
          </table:table-cell>
          <table:table-cell office:value-type="float" office:value="35021.852" calcext:value-type="float">
            <text:p>35021.852</text:p>
          </table:table-cell>
          <table:table-cell office:value-type="float" office:value="-557318.73" calcext:value-type="float">
            <text:p>-557318.73</text:p>
          </table:table-cell>
          <table:table-cell office:value-type="float" office:value="-649.54558" calcext:value-type="float">
            <text:p>-649.54558</text:p>
          </table:table-cell>
          <table:table-cell office:value-type="float" office:value="-513.48087" calcext:value-type="float">
            <text:p>-513.48087</text:p>
          </table:table-cell>
          <table:table-cell office:value-type="float" office:value="525.96698" calcext:value-type="float">
            <text:p>525.96698</text:p>
          </table:table-cell>
          <table:table-cell table:number-columns-repeated="4"/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224.68499" calcext:value-type="float">
            <text:p>224.68499</text:p>
          </table:table-cell>
          <table:table-cell office:value-type="float" office:value="9.0692971" calcext:value-type="float">
            <text:p>9.069297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6.41" calcext:value-type="float">
            <text:p>-522306.41</text:p>
          </table:table-cell>
          <table:table-cell office:value-type="float" office:value="35093.209" calcext:value-type="float">
            <text:p>35093.209</text:p>
          </table:table-cell>
          <table:table-cell office:value-type="float" office:value="-557399.62" calcext:value-type="float">
            <text:p>-557399.62</text:p>
          </table:table-cell>
          <table:table-cell office:value-type="float" office:value="-438.40831" calcext:value-type="float">
            <text:p>-438.40831</text:p>
          </table:table-cell>
          <table:table-cell office:value-type="float" office:value="-107.5304" calcext:value-type="float">
            <text:p>-107.5304</text:p>
          </table:table-cell>
          <table:table-cell office:value-type="float" office:value="694.65277" calcext:value-type="float">
            <text:p>694.65277</text:p>
          </table:table-cell>
          <table:table-cell table:number-columns-repeated="4"/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224.52758" calcext:value-type="float">
            <text:p>224.52758</text:p>
          </table:table-cell>
          <table:table-cell office:value-type="float" office:value="-1.266634" calcext:value-type="float">
            <text:p>-1.26663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0.77" calcext:value-type="float">
            <text:p>-522270.77</text:p>
          </table:table-cell>
          <table:table-cell office:value-type="float" office:value="35068.623" calcext:value-type="float">
            <text:p>35068.623</text:p>
          </table:table-cell>
          <table:table-cell office:value-type="float" office:value="-557339.4" calcext:value-type="float">
            <text:p>-557339.4</text:p>
          </table:table-cell>
          <table:table-cell office:value-type="float" office:value="-645.70096" calcext:value-type="float">
            <text:p>-645.70096</text:p>
          </table:table-cell>
          <table:table-cell office:value-type="float" office:value="-374.04804" calcext:value-type="float">
            <text:p>-374.04804</text:p>
          </table:table-cell>
          <table:table-cell office:value-type="float" office:value="501.53317" calcext:value-type="float">
            <text:p>501.53317</text:p>
          </table:table-cell>
          <table:table-cell table:number-columns-repeated="4"/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224.48365" calcext:value-type="float">
            <text:p>224.48365</text:p>
          </table:table-cell>
          <table:table-cell office:value-type="float" office:value="4.9908258" calcext:value-type="float">
            <text:p>4.990825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6.19" calcext:value-type="float">
            <text:p>-522346.19</text:p>
          </table:table-cell>
          <table:table-cell office:value-type="float" office:value="35061.761" calcext:value-type="float">
            <text:p>35061.761</text:p>
          </table:table-cell>
          <table:table-cell office:value-type="float" office:value="-557407.95" calcext:value-type="float">
            <text:p>-557407.95</text:p>
          </table:table-cell>
          <table:table-cell office:value-type="float" office:value="-546.68848" calcext:value-type="float">
            <text:p>-546.68848</text:p>
          </table:table-cell>
          <table:table-cell office:value-type="float" office:value="-260.79451" calcext:value-type="float">
            <text:p>-260.79451</text:p>
          </table:table-cell>
          <table:table-cell office:value-type="float" office:value="692.44544" calcext:value-type="float">
            <text:p>692.44544</text:p>
          </table:table-cell>
          <table:table-cell table:number-columns-repeated="4"/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224.18824" calcext:value-type="float">
            <text:p>224.18824</text:p>
          </table:table-cell>
          <table:table-cell office:value-type="float" office:value="0.47536595" calcext:value-type="float">
            <text:p>0.4753659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7.2" calcext:value-type="float">
            <text:p>-522347.2</text:p>
          </table:table-cell>
          <table:table-cell office:value-type="float" office:value="35015.622" calcext:value-type="float">
            <text:p>35015.622</text:p>
          </table:table-cell>
          <table:table-cell office:value-type="float" office:value="-557362.82" calcext:value-type="float">
            <text:p>-557362.82</text:p>
          </table:table-cell>
          <table:table-cell office:value-type="float" office:value="-592.99785" calcext:value-type="float">
            <text:p>-592.99785</text:p>
          </table:table-cell>
          <table:table-cell office:value-type="float" office:value="-436.53623" calcext:value-type="float">
            <text:p>-436.53623</text:p>
          </table:table-cell>
          <table:table-cell office:value-type="float" office:value="699.31846" calcext:value-type="float">
            <text:p>699.31846</text:p>
          </table:table-cell>
          <table:table-cell table:number-columns-repeated="4"/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224.4842" calcext:value-type="float">
            <text:p>224.4842</text:p>
          </table:table-cell>
          <table:table-cell office:value-type="float" office:value="12.878691" calcext:value-type="float">
            <text:p>12.87869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42.43" calcext:value-type="float">
            <text:p>-522442.43</text:p>
          </table:table-cell>
          <table:table-cell office:value-type="float" office:value="35061.847" calcext:value-type="float">
            <text:p>35061.847</text:p>
          </table:table-cell>
          <table:table-cell office:value-type="float" office:value="-557504.28" calcext:value-type="float">
            <text:p>-557504.28</text:p>
          </table:table-cell>
          <table:table-cell office:value-type="float" office:value="-349.85302" calcext:value-type="float">
            <text:p>-349.85302</text:p>
          </table:table-cell>
          <table:table-cell office:value-type="float" office:value="-290.02553" calcext:value-type="float">
            <text:p>-290.02553</text:p>
          </table:table-cell>
          <table:table-cell office:value-type="float" office:value="1197.6997" calcext:value-type="float">
            <text:p>1197.6997</text:p>
          </table:table-cell>
          <table:table-cell table:number-columns-repeated="4"/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224.66907" calcext:value-type="float">
            <text:p>224.66907</text:p>
          </table:table-cell>
          <table:table-cell office:value-type="float" office:value="12.253238" calcext:value-type="float">
            <text:p>12.25323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1.79" calcext:value-type="float">
            <text:p>-522321.79</text:p>
          </table:table-cell>
          <table:table-cell office:value-type="float" office:value="35090.722" calcext:value-type="float">
            <text:p>35090.722</text:p>
          </table:table-cell>
          <table:table-cell office:value-type="float" office:value="-557412.51" calcext:value-type="float">
            <text:p>-557412.51</text:p>
          </table:table-cell>
          <table:table-cell office:value-type="float" office:value="-364.47305" calcext:value-type="float">
            <text:p>-364.47305</text:p>
          </table:table-cell>
          <table:table-cell office:value-type="float" office:value="-247.97423" calcext:value-type="float">
            <text:p>-247.97423</text:p>
          </table:table-cell>
          <table:table-cell office:value-type="float" office:value="1096.5094" calcext:value-type="float">
            <text:p>1096.5094</text:p>
          </table:table-cell>
          <table:table-cell table:number-columns-repeated="4"/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224.49525" calcext:value-type="float">
            <text:p>224.49525</text:p>
          </table:table-cell>
          <table:table-cell office:value-type="float" office:value="-5.2952101" calcext:value-type="float">
            <text:p>-5.295210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0.92" calcext:value-type="float">
            <text:p>-522360.92</text:p>
          </table:table-cell>
          <table:table-cell office:value-type="float" office:value="35063.573" calcext:value-type="float">
            <text:p>35063.573</text:p>
          </table:table-cell>
          <table:table-cell office:value-type="float" office:value="-557424.49" calcext:value-type="float">
            <text:p>-557424.49</text:p>
          </table:table-cell>
          <table:table-cell office:value-type="float" office:value="-704.29508" calcext:value-type="float">
            <text:p>-704.29508</text:p>
          </table:table-cell>
          <table:table-cell office:value-type="float" office:value="-319.54505" calcext:value-type="float">
            <text:p>-319.54505</text:p>
          </table:table-cell>
          <table:table-cell office:value-type="float" office:value="182.60284" calcext:value-type="float">
            <text:p>182.60284</text:p>
          </table:table-cell>
          <table:table-cell table:number-columns-repeated="4"/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224.83849" calcext:value-type="float">
            <text:p>224.83849</text:p>
          </table:table-cell>
          <table:table-cell office:value-type="float" office:value="-10.39314" calcext:value-type="float">
            <text:p>-10.3931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5.09" calcext:value-type="float">
            <text:p>-522305.09</text:p>
          </table:table-cell>
          <table:table-cell office:value-type="float" office:value="35117.183" calcext:value-type="float">
            <text:p>35117.183</text:p>
          </table:table-cell>
          <table:table-cell office:value-type="float" office:value="-557422.27" calcext:value-type="float">
            <text:p>-557422.27</text:p>
          </table:table-cell>
          <table:table-cell office:value-type="float" office:value="-870.04991" calcext:value-type="float">
            <text:p>-870.04991</text:p>
          </table:table-cell>
          <table:table-cell office:value-type="float" office:value="-806.8693" calcext:value-type="float">
            <text:p>-806.8693</text:p>
          </table:table-cell>
          <table:table-cell office:value-type="float" office:value="634.83373" calcext:value-type="float">
            <text:p>634.83373</text:p>
          </table:table-cell>
          <table:table-cell table:number-columns-repeated="4"/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224.42214" calcext:value-type="float">
            <text:p>224.42214</text:p>
          </table:table-cell>
          <table:table-cell office:value-type="float" office:value="2.4942193" calcext:value-type="float">
            <text:p>2.494219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89.22" calcext:value-type="float">
            <text:p>-522389.22</text:p>
          </table:table-cell>
          <table:table-cell office:value-type="float" office:value="35052.154" calcext:value-type="float">
            <text:p>35052.154</text:p>
          </table:table-cell>
          <table:table-cell office:value-type="float" office:value="-557441.37" calcext:value-type="float">
            <text:p>-557441.37</text:p>
          </table:table-cell>
          <table:table-cell office:value-type="float" office:value="-552.78485" calcext:value-type="float">
            <text:p>-552.78485</text:p>
          </table:table-cell>
          <table:table-cell office:value-type="float" office:value="-351.08954" calcext:value-type="float">
            <text:p>-351.08954</text:p>
          </table:table-cell>
          <table:table-cell office:value-type="float" office:value="685.67207" calcext:value-type="float">
            <text:p>685.67207</text:p>
          </table:table-cell>
          <table:table-cell table:number-columns-repeated="4"/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224.31942" calcext:value-type="float">
            <text:p>224.31942</text:p>
          </table:table-cell>
          <table:table-cell office:value-type="float" office:value="14.81289" calcext:value-type="float">
            <text:p>14.8128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36.87" calcext:value-type="float">
            <text:p>-522336.87</text:p>
          </table:table-cell>
          <table:table-cell office:value-type="float" office:value="35036.11" calcext:value-type="float">
            <text:p>35036.11</text:p>
          </table:table-cell>
          <table:table-cell office:value-type="float" office:value="-557372.98" calcext:value-type="float">
            <text:p>-557372.98</text:p>
          </table:table-cell>
          <table:table-cell office:value-type="float" office:value="-327.75996" calcext:value-type="float">
            <text:p>-327.75996</text:p>
          </table:table-cell>
          <table:table-cell office:value-type="float" office:value="60.966306" calcext:value-type="float">
            <text:p>60.966306</text:p>
          </table:table-cell>
          <table:table-cell office:value-type="float" office:value="770.59152" calcext:value-type="float">
            <text:p>770.59152</text:p>
          </table:table-cell>
          <table:table-cell table:number-columns-repeated="4"/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224.45451" calcext:value-type="float">
            <text:p>224.45451</text:p>
          </table:table-cell>
          <table:table-cell office:value-type="float" office:value="-8.1432236" calcext:value-type="float">
            <text:p>-8.143223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5.51" calcext:value-type="float">
            <text:p>-522305.51</text:p>
          </table:table-cell>
          <table:table-cell office:value-type="float" office:value="35057.21" calcext:value-type="float">
            <text:p>35057.21</text:p>
          </table:table-cell>
          <table:table-cell office:value-type="float" office:value="-557362.72" calcext:value-type="float">
            <text:p>-557362.72</text:p>
          </table:table-cell>
          <table:table-cell office:value-type="float" office:value="-837.67722" calcext:value-type="float">
            <text:p>-837.67722</text:p>
          </table:table-cell>
          <table:table-cell office:value-type="float" office:value="-779.04668" calcext:value-type="float">
            <text:p>-779.04668</text:p>
          </table:table-cell>
          <table:table-cell office:value-type="float" office:value="723.32114" calcext:value-type="float">
            <text:p>723.32114</text:p>
          </table:table-cell>
          <table:table-cell table:number-columns-repeated="4"/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224.58968" calcext:value-type="float">
            <text:p>224.58968</text:p>
          </table:table-cell>
          <table:table-cell office:value-type="float" office:value="-8.4375968" calcext:value-type="float">
            <text:p>-8.437596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7.91" calcext:value-type="float">
            <text:p>-522287.91</text:p>
          </table:table-cell>
          <table:table-cell office:value-type="float" office:value="35078.322" calcext:value-type="float">
            <text:p>35078.322</text:p>
          </table:table-cell>
          <table:table-cell office:value-type="float" office:value="-557366.24" calcext:value-type="float">
            <text:p>-557366.24</text:p>
          </table:table-cell>
          <table:table-cell office:value-type="float" office:value="-789.43228" calcext:value-type="float">
            <text:p>-789.43228</text:p>
          </table:table-cell>
          <table:table-cell office:value-type="float" office:value="-453.22786" calcext:value-type="float">
            <text:p>-453.22786</text:p>
          </table:table-cell>
          <table:table-cell office:value-type="float" office:value="204.89489" calcext:value-type="float">
            <text:p>204.89489</text:p>
          </table:table-cell>
          <table:table-cell table:number-columns-repeated="4"/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224.33349" calcext:value-type="float">
            <text:p>224.33349</text:p>
          </table:table-cell>
          <table:table-cell office:value-type="float" office:value="-13.883408" calcext:value-type="float">
            <text:p>-13.88340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7.34" calcext:value-type="float">
            <text:p>-522357.34</text:p>
          </table:table-cell>
          <table:table-cell office:value-type="float" office:value="35038.308" calcext:value-type="float">
            <text:p>35038.308</text:p>
          </table:table-cell>
          <table:table-cell office:value-type="float" office:value="-557395.65" calcext:value-type="float">
            <text:p>-557395.65</text:p>
          </table:table-cell>
          <table:table-cell office:value-type="float" office:value="-855.2386" calcext:value-type="float">
            <text:p>-855.2386</text:p>
          </table:table-cell>
          <table:table-cell office:value-type="float" office:value="-574.31835" calcext:value-type="float">
            <text:p>-574.31835</text:p>
          </table:table-cell>
          <table:table-cell office:value-type="float" office:value="73.401715" calcext:value-type="float">
            <text:p>73.401715</text:p>
          </table:table-cell>
          <table:table-cell table:number-columns-repeated="4"/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224.39532" calcext:value-type="float">
            <text:p>224.39532</text:p>
          </table:table-cell>
          <table:table-cell office:value-type="float" office:value="0.0075887973" calcext:value-type="float">
            <text:p>0.007588797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0.93" calcext:value-type="float">
            <text:p>-522340.93</text:p>
          </table:table-cell>
          <table:table-cell office:value-type="float" office:value="35047.966" calcext:value-type="float">
            <text:p>35047.966</text:p>
          </table:table-cell>
          <table:table-cell office:value-type="float" office:value="-557388.9" calcext:value-type="float">
            <text:p>-557388.9</text:p>
          </table:table-cell>
          <table:table-cell office:value-type="float" office:value="-522.95217" calcext:value-type="float">
            <text:p>-522.95217</text:p>
          </table:table-cell>
          <table:table-cell office:value-type="float" office:value="-488.38941" calcext:value-type="float">
            <text:p>-488.38941</text:p>
          </table:table-cell>
          <table:table-cell office:value-type="float" office:value="751.79438" calcext:value-type="float">
            <text:p>751.79438</text:p>
          </table:table-cell>
          <table:table-cell table:number-columns-repeated="4"/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224.2793" calcext:value-type="float">
            <text:p>224.2793</text:p>
          </table:table-cell>
          <table:table-cell office:value-type="float" office:value="-4.7682567" calcext:value-type="float">
            <text:p>-4.768256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33.2" calcext:value-type="float">
            <text:p>-522333.2</text:p>
          </table:table-cell>
          <table:table-cell office:value-type="float" office:value="35029.844" calcext:value-type="float">
            <text:p>35029.844</text:p>
          </table:table-cell>
          <table:table-cell office:value-type="float" office:value="-557363.05" calcext:value-type="float">
            <text:p>-557363.05</text:p>
          </table:table-cell>
          <table:table-cell office:value-type="float" office:value="-742.1239" calcext:value-type="float">
            <text:p>-742.1239</text:p>
          </table:table-cell>
          <table:table-cell office:value-type="float" office:value="-469.7553" calcext:value-type="float">
            <text:p>-469.7553</text:p>
          </table:table-cell>
          <table:table-cell office:value-type="float" office:value="444.43995" calcext:value-type="float">
            <text:p>444.43995</text:p>
          </table:table-cell>
          <table:table-cell table:number-columns-repeated="4"/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224.80861" calcext:value-type="float">
            <text:p>224.80861</text:p>
          </table:table-cell>
          <table:table-cell office:value-type="float" office:value="5.0796039" calcext:value-type="float">
            <text:p>5.079603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6" calcext:value-type="float">
            <text:p>-522346</text:p>
          </table:table-cell>
          <table:table-cell office:value-type="float" office:value="35112.516" calcext:value-type="float">
            <text:p>35112.516</text:p>
          </table:table-cell>
          <table:table-cell office:value-type="float" office:value="-557458.52" calcext:value-type="float">
            <text:p>-557458.52</text:p>
          </table:table-cell>
          <table:table-cell office:value-type="float" office:value="-520.02517" calcext:value-type="float">
            <text:p>-520.02517</text:p>
          </table:table-cell>
          <table:table-cell office:value-type="float" office:value="-174.38194" calcext:value-type="float">
            <text:p>-174.38194</text:p>
          </table:table-cell>
          <table:table-cell office:value-type="float" office:value="564.68649" calcext:value-type="float">
            <text:p>564.68649</text:p>
          </table:table-cell>
          <table:table-cell table:number-columns-repeated="4"/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224.52381" calcext:value-type="float">
            <text:p>224.52381</text:p>
          </table:table-cell>
          <table:table-cell office:value-type="float" office:value="-6.2812979" calcext:value-type="float">
            <text:p>-6.281297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43.38" calcext:value-type="float">
            <text:p>-522443.38</text:p>
          </table:table-cell>
          <table:table-cell office:value-type="float" office:value="35068.033" calcext:value-type="float">
            <text:p>35068.033</text:p>
          </table:table-cell>
          <table:table-cell office:value-type="float" office:value="-557511.41" calcext:value-type="float">
            <text:p>-557511.41</text:p>
          </table:table-cell>
          <table:table-cell office:value-type="float" office:value="-725.98934" calcext:value-type="float">
            <text:p>-725.98934</text:p>
          </table:table-cell>
          <table:table-cell office:value-type="float" office:value="-468.85346" calcext:value-type="float">
            <text:p>-468.85346</text:p>
          </table:table-cell>
          <table:table-cell office:value-type="float" office:value="354.7613" calcext:value-type="float">
            <text:p>354.7613</text:p>
          </table:table-cell>
          <table:table-cell table:number-columns-repeated="4"/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224.27392" calcext:value-type="float">
            <text:p>224.27392</text:p>
          </table:table-cell>
          <table:table-cell office:value-type="float" office:value="4.4444432" calcext:value-type="float">
            <text:p>4.444443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08.15" calcext:value-type="float">
            <text:p>-522408.15</text:p>
          </table:table-cell>
          <table:table-cell office:value-type="float" office:value="35029.004" calcext:value-type="float">
            <text:p>35029.004</text:p>
          </table:table-cell>
          <table:table-cell office:value-type="float" office:value="-557437.15" calcext:value-type="float">
            <text:p>-557437.15</text:p>
          </table:table-cell>
          <table:table-cell office:value-type="float" office:value="-483.9459" calcext:value-type="float">
            <text:p>-483.9459</text:p>
          </table:table-cell>
          <table:table-cell office:value-type="float" office:value="-10.924657" calcext:value-type="float">
            <text:p>-10.924657</text:p>
          </table:table-cell>
          <table:table-cell office:value-type="float" office:value="276.15553" calcext:value-type="float">
            <text:p>276.15553</text:p>
          </table:table-cell>
          <table:table-cell table:number-columns-repeated="4"/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224.46475" calcext:value-type="float">
            <text:p>224.46475</text:p>
          </table:table-cell>
          <table:table-cell office:value-type="float" office:value="-0.64737327" calcext:value-type="float">
            <text:p>-0.6473732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5.29" calcext:value-type="float">
            <text:p>-522295.29</text:p>
          </table:table-cell>
          <table:table-cell office:value-type="float" office:value="35058.809" calcext:value-type="float">
            <text:p>35058.809</text:p>
          </table:table-cell>
          <table:table-cell office:value-type="float" office:value="-557354.1" calcext:value-type="float">
            <text:p>-557354.1</text:p>
          </table:table-cell>
          <table:table-cell office:value-type="float" office:value="-643.95655" calcext:value-type="float">
            <text:p>-643.95655</text:p>
          </table:table-cell>
          <table:table-cell office:value-type="float" office:value="-80.174593" calcext:value-type="float">
            <text:p>-80.174593</text:p>
          </table:table-cell>
          <table:table-cell office:value-type="float" office:value="85.566289" calcext:value-type="float">
            <text:p>85.566289</text:p>
          </table:table-cell>
          <table:table-cell table:number-columns-repeated="4"/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224.61593" calcext:value-type="float">
            <text:p>224.61593</text:p>
          </table:table-cell>
          <table:table-cell office:value-type="float" office:value="0.0039822305" calcext:value-type="float">
            <text:p>0.003982230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3.16" calcext:value-type="float">
            <text:p>-522293.16</text:p>
          </table:table-cell>
          <table:table-cell office:value-type="float" office:value="35082.421" calcext:value-type="float">
            <text:p>35082.421</text:p>
          </table:table-cell>
          <table:table-cell office:value-type="float" office:value="-557375.59" calcext:value-type="float">
            <text:p>-557375.59</text:p>
          </table:table-cell>
          <table:table-cell office:value-type="float" office:value="-570.92623" calcext:value-type="float">
            <text:p>-570.92623</text:p>
          </table:table-cell>
          <table:table-cell office:value-type="float" office:value="-531.24968" calcext:value-type="float">
            <text:p>-531.24968</text:p>
          </table:table-cell>
          <table:table-cell office:value-type="float" office:value="817.52133" calcext:value-type="float">
            <text:p>817.52133</text:p>
          </table:table-cell>
          <table:table-cell table:number-columns-repeated="4"/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224.29203" calcext:value-type="float">
            <text:p>224.29203</text:p>
          </table:table-cell>
          <table:table-cell office:value-type="float" office:value="-19.109019" calcext:value-type="float">
            <text:p>-19.10901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1.14" calcext:value-type="float">
            <text:p>-522251.14</text:p>
          </table:table-cell>
          <table:table-cell office:value-type="float" office:value="35031.832" calcext:value-type="float">
            <text:p>35031.832</text:p>
          </table:table-cell>
          <table:table-cell office:value-type="float" office:value="-557282.97" calcext:value-type="float">
            <text:p>-557282.97</text:p>
          </table:table-cell>
          <table:table-cell office:value-type="float" office:value="-977.21825" calcext:value-type="float">
            <text:p>-977.21825</text:p>
          </table:table-cell>
          <table:table-cell office:value-type="float" office:value="-829.71634" calcext:value-type="float">
            <text:p>-829.71634</text:p>
          </table:table-cell>
          <table:table-cell office:value-type="float" office:value="161.38035" calcext:value-type="float">
            <text:p>161.38035</text:p>
          </table:table-cell>
          <table:table-cell table:number-columns-repeated="4"/>
        </table:table-row>
        <table:table-row table:style-name="ro1">
          <table:table-cell office:value-type="float" office:value="100600" calcext:value-type="float">
            <text:p>100600</text:p>
          </table:table-cell>
          <table:table-cell office:value-type="float" office:value="224.51802" calcext:value-type="float">
            <text:p>224.51802</text:p>
          </table:table-cell>
          <table:table-cell office:value-type="float" office:value="21.139442" calcext:value-type="float">
            <text:p>21.13944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2.17" calcext:value-type="float">
            <text:p>-522342.17</text:p>
          </table:table-cell>
          <table:table-cell office:value-type="float" office:value="35067.129" calcext:value-type="float">
            <text:p>35067.129</text:p>
          </table:table-cell>
          <table:table-cell office:value-type="float" office:value="-557409.3" calcext:value-type="float">
            <text:p>-557409.3</text:p>
          </table:table-cell>
          <table:table-cell office:value-type="float" office:value="-254.84454" calcext:value-type="float">
            <text:p>-254.84454</text:p>
          </table:table-cell>
          <table:table-cell office:value-type="float" office:value="-108.48384" calcext:value-type="float">
            <text:p>-108.48384</text:p>
          </table:table-cell>
          <table:table-cell office:value-type="float" office:value="1400.4546" calcext:value-type="float">
            <text:p>1400.4546</text:p>
          </table:table-cell>
          <table:table-cell table:number-columns-repeated="4"/>
        </table:table-row>
        <table:table-row table:style-name="ro1">
          <table:table-cell office:value-type="float" office:value="101600" calcext:value-type="float">
            <text:p>101600</text:p>
          </table:table-cell>
          <table:table-cell office:value-type="float" office:value="224.23374" calcext:value-type="float">
            <text:p>224.23374</text:p>
          </table:table-cell>
          <table:table-cell office:value-type="float" office:value="-19.689437" calcext:value-type="float">
            <text:p>-19.68943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2.92" calcext:value-type="float">
            <text:p>-522302.92</text:p>
          </table:table-cell>
          <table:table-cell office:value-type="float" office:value="35022.728" calcext:value-type="float">
            <text:p>35022.728</text:p>
          </table:table-cell>
          <table:table-cell office:value-type="float" office:value="-557325.64" calcext:value-type="float">
            <text:p>-557325.64</text:p>
          </table:table-cell>
          <table:table-cell office:value-type="float" office:value="-1026.5599" calcext:value-type="float">
            <text:p>-1026.5599</text:p>
          </table:table-cell>
          <table:table-cell office:value-type="float" office:value="-544.52508" calcext:value-type="float">
            <text:p>-544.52508</text:p>
          </table:table-cell>
          <table:table-cell office:value-type="float" office:value="-311.23507" calcext:value-type="float">
            <text:p>-311.23507</text:p>
          </table:table-cell>
          <table:table-cell table:number-columns-repeated="4"/>
        </table:table-row>
        <table:table-row table:style-name="ro1">
          <table:table-cell office:value-type="float" office:value="102600" calcext:value-type="float">
            <text:p>102600</text:p>
          </table:table-cell>
          <table:table-cell office:value-type="float" office:value="224.91794" calcext:value-type="float">
            <text:p>224.91794</text:p>
          </table:table-cell>
          <table:table-cell office:value-type="float" office:value="2.6096141" calcext:value-type="float">
            <text:p>2.609614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6.11" calcext:value-type="float">
            <text:p>-522206.11</text:p>
          </table:table-cell>
          <table:table-cell office:value-type="float" office:value="35129.592" calcext:value-type="float">
            <text:p>35129.592</text:p>
          </table:table-cell>
          <table:table-cell office:value-type="float" office:value="-557335.7" calcext:value-type="float">
            <text:p>-557335.7</text:p>
          </table:table-cell>
          <table:table-cell office:value-type="float" office:value="-477.23084" calcext:value-type="float">
            <text:p>-477.23084</text:p>
          </table:table-cell>
          <table:table-cell office:value-type="float" office:value="-281.10964" calcext:value-type="float">
            <text:p>-281.10964</text:p>
          </table:table-cell>
          <table:table-cell office:value-type="float" office:value="584.74679" calcext:value-type="float">
            <text:p>584.74679</text:p>
          </table:table-cell>
          <table:table-cell table:number-columns-repeated="4"/>
        </table:table-row>
        <table:table-row table:style-name="ro1">
          <table:table-cell office:value-type="float" office:value="103600" calcext:value-type="float">
            <text:p>103600</text:p>
          </table:table-cell>
          <table:table-cell office:value-type="float" office:value="224.50081" calcext:value-type="float">
            <text:p>224.50081</text:p>
          </table:table-cell>
          <table:table-cell office:value-type="float" office:value="-2.5235524" calcext:value-type="float">
            <text:p>-2.523552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3.24" calcext:value-type="float">
            <text:p>-522283.24</text:p>
          </table:table-cell>
          <table:table-cell office:value-type="float" office:value="35064.441" calcext:value-type="float">
            <text:p>35064.441</text:p>
          </table:table-cell>
          <table:table-cell office:value-type="float" office:value="-557347.68" calcext:value-type="float">
            <text:p>-557347.68</text:p>
          </table:table-cell>
          <table:table-cell office:value-type="float" office:value="-641.93822" calcext:value-type="float">
            <text:p>-641.93822</text:p>
          </table:table-cell>
          <table:table-cell office:value-type="float" office:value="-549.69409" calcext:value-type="float">
            <text:p>-549.69409</text:p>
          </table:table-cell>
          <table:table-cell office:value-type="float" office:value="698.40626" calcext:value-type="float">
            <text:p>698.40626</text:p>
          </table:table-cell>
          <table:table-cell table:number-columns-repeated="4"/>
        </table:table-row>
        <table:table-row table:style-name="ro1">
          <table:table-cell office:value-type="float" office:value="104600" calcext:value-type="float">
            <text:p>104600</text:p>
          </table:table-cell>
          <table:table-cell office:value-type="float" office:value="224.25466" calcext:value-type="float">
            <text:p>224.25466</text:p>
          </table:table-cell>
          <table:table-cell office:value-type="float" office:value="17.722079" calcext:value-type="float">
            <text:p>17.72207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9.09" calcext:value-type="float">
            <text:p>-522269.09</text:p>
          </table:table-cell>
          <table:table-cell office:value-type="float" office:value="35025.996" calcext:value-type="float">
            <text:p>35025.996</text:p>
          </table:table-cell>
          <table:table-cell office:value-type="float" office:value="-557295.08" calcext:value-type="float">
            <text:p>-557295.08</text:p>
          </table:table-cell>
          <table:table-cell office:value-type="float" office:value="-298.49259" calcext:value-type="float">
            <text:p>-298.49259</text:p>
          </table:table-cell>
          <table:table-cell office:value-type="float" office:value="-256.8565" calcext:value-type="float">
            <text:p>-256.8565</text:p>
          </table:table-cell>
          <table:table-cell office:value-type="float" office:value="1429.3001" calcext:value-type="float">
            <text:p>1429.3001</text:p>
          </table:table-cell>
          <table:table-cell table:number-columns-repeated="4"/>
        </table:table-row>
        <table:table-row table:style-name="ro1">
          <table:table-cell office:value-type="float" office:value="105600" calcext:value-type="float">
            <text:p>105600</text:p>
          </table:table-cell>
          <table:table-cell office:value-type="float" office:value="224.44033" calcext:value-type="float">
            <text:p>224.44033</text:p>
          </table:table-cell>
          <table:table-cell office:value-type="float" office:value="0.32251999" calcext:value-type="float">
            <text:p>0.3225199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6.37" calcext:value-type="float">
            <text:p>-522286.37</text:p>
          </table:table-cell>
          <table:table-cell office:value-type="float" office:value="35054.995" calcext:value-type="float">
            <text:p>35054.995</text:p>
          </table:table-cell>
          <table:table-cell office:value-type="float" office:value="-557341.36" calcext:value-type="float">
            <text:p>-557341.36</text:p>
          </table:table-cell>
          <table:table-cell office:value-type="float" office:value="-605.26326" calcext:value-type="float">
            <text:p>-605.26326</text:p>
          </table:table-cell>
          <table:table-cell office:value-type="float" office:value="-21.803784" calcext:value-type="float">
            <text:p>-21.803784</text:p>
          </table:table-cell>
          <table:table-cell office:value-type="float" office:value="52.363699" calcext:value-type="float">
            <text:p>52.363699</text:p>
          </table:table-cell>
          <table:table-cell table:number-columns-repeated="4"/>
        </table:table-row>
        <table:table-row table:style-name="ro1">
          <table:table-cell office:value-type="float" office:value="106600" calcext:value-type="float">
            <text:p>106600</text:p>
          </table:table-cell>
          <table:table-cell office:value-type="float" office:value="224.58537" calcext:value-type="float">
            <text:p>224.58537</text:p>
          </table:table-cell>
          <table:table-cell office:value-type="float" office:value="-2.8481157" calcext:value-type="float">
            <text:p>-2.848115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83.8" calcext:value-type="float">
            <text:p>-522183.8</text:p>
          </table:table-cell>
          <table:table-cell office:value-type="float" office:value="35077.649" calcext:value-type="float">
            <text:p>35077.649</text:p>
          </table:table-cell>
          <table:table-cell office:value-type="float" office:value="-557261.45" calcext:value-type="float">
            <text:p>-557261.45</text:p>
          </table:table-cell>
          <table:table-cell office:value-type="float" office:value="-719.23544" calcext:value-type="float">
            <text:p>-719.23544</text:p>
          </table:table-cell>
          <table:table-cell office:value-type="float" office:value="-441.90878" calcext:value-type="float">
            <text:p>-441.90878</text:p>
          </table:table-cell>
          <table:table-cell office:value-type="float" office:value="513.64701" calcext:value-type="float">
            <text:p>513.64701</text:p>
          </table:table-cell>
          <table:table-cell table:number-columns-repeated="4"/>
        </table:table-row>
        <table:table-row table:style-name="ro1">
          <table:table-cell office:value-type="float" office:value="107600" calcext:value-type="float">
            <text:p>107600</text:p>
          </table:table-cell>
          <table:table-cell office:value-type="float" office:value="224.23238" calcext:value-type="float">
            <text:p>224.23238</text:p>
          </table:table-cell>
          <table:table-cell office:value-type="float" office:value="-6.058741" calcext:value-type="float">
            <text:p>-6.05874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0.14" calcext:value-type="float">
            <text:p>-522260.14</text:p>
          </table:table-cell>
          <table:table-cell office:value-type="float" office:value="35022.515" calcext:value-type="float">
            <text:p>35022.515</text:p>
          </table:table-cell>
          <table:table-cell office:value-type="float" office:value="-557282.66" calcext:value-type="float">
            <text:p>-557282.66</text:p>
          </table:table-cell>
          <table:table-cell office:value-type="float" office:value="-845.19608" calcext:value-type="float">
            <text:p>-845.19608</text:p>
          </table:table-cell>
          <table:table-cell office:value-type="float" office:value="-539.7952" calcext:value-type="float">
            <text:p>-539.7952</text:p>
          </table:table-cell>
          <table:table-cell office:value-type="float" office:value="476.88697" calcext:value-type="float">
            <text:p>476.88697</text:p>
          </table:table-cell>
          <table:table-cell table:number-columns-repeated="4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float" office:value="224.15071" calcext:value-type="float">
            <text:p>224.15071</text:p>
          </table:table-cell>
          <table:table-cell office:value-type="float" office:value="1.9613562" calcext:value-type="float">
            <text:p>1.961356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9.82" calcext:value-type="float">
            <text:p>-522349.82</text:p>
          </table:table-cell>
          <table:table-cell office:value-type="float" office:value="35009.76" calcext:value-type="float">
            <text:p>35009.76</text:p>
          </table:table-cell>
          <table:table-cell office:value-type="float" office:value="-557359.58" calcext:value-type="float">
            <text:p>-557359.58</text:p>
          </table:table-cell>
          <table:table-cell office:value-type="float" office:value="-700.7634" calcext:value-type="float">
            <text:p>-700.7634</text:p>
          </table:table-cell>
          <table:table-cell office:value-type="float" office:value="-535.00989" calcext:value-type="float">
            <text:p>-535.00989</text:p>
          </table:table-cell>
          <table:table-cell office:value-type="float" office:value="937.52573" calcext:value-type="float">
            <text:p>937.52573</text:p>
          </table:table-cell>
          <table:table-cell table:number-columns-repeated="4"/>
        </table:table-row>
        <table:table-row table:style-name="ro1">
          <table:table-cell office:value-type="float" office:value="109600" calcext:value-type="float">
            <text:p>109600</text:p>
          </table:table-cell>
          <table:table-cell office:value-type="float" office:value="224.61538" calcext:value-type="float">
            <text:p>224.61538</text:p>
          </table:table-cell>
          <table:table-cell office:value-type="float" office:value="-29.547322" calcext:value-type="float">
            <text:p>-29.54732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9.31" calcext:value-type="float">
            <text:p>-522259.31</text:p>
          </table:table-cell>
          <table:table-cell office:value-type="float" office:value="35082.336" calcext:value-type="float">
            <text:p>35082.336</text:p>
          </table:table-cell>
          <table:table-cell office:value-type="float" office:value="-557341.64" calcext:value-type="float">
            <text:p>-557341.64</text:p>
          </table:table-cell>
          <table:table-cell office:value-type="float" office:value="-1210.3132" calcext:value-type="float">
            <text:p>-1210.3132</text:p>
          </table:table-cell>
          <table:table-cell office:value-type="float" office:value="-710.62984" calcext:value-type="float">
            <text:p>-710.62984</text:p>
          </table:table-cell>
          <table:table-cell office:value-type="float" office:value="-630.93691" calcext:value-type="float">
            <text:p>-630.93691</text:p>
          </table:table-cell>
          <table:table-cell table:number-columns-repeated="4"/>
        </table:table-row>
        <table:table-row table:style-name="ro1">
          <table:table-cell office:value-type="float" office:value="110600" calcext:value-type="float">
            <text:p>110600</text:p>
          </table:table-cell>
          <table:table-cell office:value-type="float" office:value="224.87126" calcext:value-type="float">
            <text:p>224.87126</text:p>
          </table:table-cell>
          <table:table-cell office:value-type="float" office:value="-10.571731" calcext:value-type="float">
            <text:p>-10.57173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4.47" calcext:value-type="float">
            <text:p>-522234.47</text:p>
          </table:table-cell>
          <table:table-cell office:value-type="float" office:value="35122.301" calcext:value-type="float">
            <text:p>35122.301</text:p>
          </table:table-cell>
          <table:table-cell office:value-type="float" office:value="-557356.77" calcext:value-type="float">
            <text:p>-557356.77</text:p>
          </table:table-cell>
          <table:table-cell office:value-type="float" office:value="-807.67294" calcext:value-type="float">
            <text:p>-807.67294</text:p>
          </table:table-cell>
          <table:table-cell office:value-type="float" office:value="-447.90006" calcext:value-type="float">
            <text:p>-447.90006</text:p>
          </table:table-cell>
          <table:table-cell office:value-type="float" office:value="72.164294" calcext:value-type="float">
            <text:p>72.164294</text:p>
          </table:table-cell>
          <table:table-cell table:number-columns-repeated="4"/>
        </table:table-row>
        <table:table-row table:style-name="ro1">
          <table:table-cell office:value-type="float" office:value="111600" calcext:value-type="float">
            <text:p>111600</text:p>
          </table:table-cell>
          <table:table-cell office:value-type="float" office:value="224.71997" calcext:value-type="float">
            <text:p>224.71997</text:p>
          </table:table-cell>
          <table:table-cell office:value-type="float" office:value="-3.5664786" calcext:value-type="float">
            <text:p>-3.566478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9.45" calcext:value-type="float">
            <text:p>-522239.45</text:p>
          </table:table-cell>
          <table:table-cell office:value-type="float" office:value="35098.672" calcext:value-type="float">
            <text:p>35098.672</text:p>
          </table:table-cell>
          <table:table-cell office:value-type="float" office:value="-557338.12" calcext:value-type="float">
            <text:p>-557338.12</text:p>
          </table:table-cell>
          <table:table-cell office:value-type="float" office:value="-672.05577" calcext:value-type="float">
            <text:p>-672.05577</text:p>
          </table:table-cell>
          <table:table-cell office:value-type="float" office:value="-474.56032" calcext:value-type="float">
            <text:p>-474.56032</text:p>
          </table:table-cell>
          <table:table-cell office:value-type="float" office:value="521.96005" calcext:value-type="float">
            <text:p>521.96005</text:p>
          </table:table-cell>
          <table:table-cell table:number-columns-repeated="4"/>
        </table:table-row>
        <table:table-row table:style-name="ro1">
          <table:table-cell office:value-type="float" office:value="112600" calcext:value-type="float">
            <text:p>112600</text:p>
          </table:table-cell>
          <table:table-cell office:value-type="float" office:value="224.53414" calcext:value-type="float">
            <text:p>224.53414</text:p>
          </table:table-cell>
          <table:table-cell office:value-type="float" office:value="-4.8120717" calcext:value-type="float">
            <text:p>-4.812071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80.04" calcext:value-type="float">
            <text:p>-522380.04</text:p>
          </table:table-cell>
          <table:table-cell office:value-type="float" office:value="35069.647" calcext:value-type="float">
            <text:p>35069.647</text:p>
          </table:table-cell>
          <table:table-cell office:value-type="float" office:value="-557449.69" calcext:value-type="float">
            <text:p>-557449.69</text:p>
          </table:table-cell>
          <table:table-cell office:value-type="float" office:value="-628.04413" calcext:value-type="float">
            <text:p>-628.04413</text:p>
          </table:table-cell>
          <table:table-cell office:value-type="float" office:value="-613.96859" calcext:value-type="float">
            <text:p>-613.96859</text:p>
          </table:table-cell>
          <table:table-cell office:value-type="float" office:value="663.74482" calcext:value-type="float">
            <text:p>663.74482</text:p>
          </table:table-cell>
          <table:table-cell table:number-columns-repeated="4"/>
        </table:table-row>
        <table:table-row table:style-name="ro1">
          <table:table-cell office:value-type="float" office:value="113600" calcext:value-type="float">
            <text:p>113600</text:p>
          </table:table-cell>
          <table:table-cell office:value-type="float" office:value="224.89591" calcext:value-type="float">
            <text:p>224.89591</text:p>
          </table:table-cell>
          <table:table-cell office:value-type="float" office:value="-9.5130256" calcext:value-type="float">
            <text:p>-9.513025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9.21" calcext:value-type="float">
            <text:p>-522259.21</text:p>
          </table:table-cell>
          <table:table-cell office:value-type="float" office:value="35126.152" calcext:value-type="float">
            <text:p>35126.152</text:p>
          </table:table-cell>
          <table:table-cell office:value-type="float" office:value="-557385.36" calcext:value-type="float">
            <text:p>-557385.36</text:p>
          </table:table-cell>
          <table:table-cell office:value-type="float" office:value="-813.22538" calcext:value-type="float">
            <text:p>-813.22538</text:p>
          </table:table-cell>
          <table:table-cell office:value-type="float" office:value="-720.82242" calcext:value-type="float">
            <text:p>-720.82242</text:p>
          </table:table-cell>
          <table:table-cell office:value-type="float" office:value="553.81463" calcext:value-type="float">
            <text:p>553.81463</text:p>
          </table:table-cell>
          <table:table-cell table:number-columns-repeated="4"/>
        </table:table-row>
        <table:table-row table:style-name="ro1">
          <table:table-cell office:value-type="float" office:value="114600" calcext:value-type="float">
            <text:p>114600</text:p>
          </table:table-cell>
          <table:table-cell office:value-type="float" office:value="224.672" calcext:value-type="float">
            <text:p>224.672</text:p>
          </table:table-cell>
          <table:table-cell office:value-type="float" office:value="3.2591176" calcext:value-type="float">
            <text:p>3.259117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5.2" calcext:value-type="float">
            <text:p>-522235.2</text:p>
          </table:table-cell>
          <table:table-cell office:value-type="float" office:value="35091.179" calcext:value-type="float">
            <text:p>35091.179</text:p>
          </table:table-cell>
          <table:table-cell office:value-type="float" office:value="-557326.38" calcext:value-type="float">
            <text:p>-557326.38</text:p>
          </table:table-cell>
          <table:table-cell office:value-type="float" office:value="-636.02105" calcext:value-type="float">
            <text:p>-636.02105</text:p>
          </table:table-cell>
          <table:table-cell office:value-type="float" office:value="-732.40694" calcext:value-type="float">
            <text:p>-732.40694</text:p>
          </table:table-cell>
          <table:table-cell office:value-type="float" office:value="1316.9356" calcext:value-type="float">
            <text:p>1316.9356</text:p>
          </table:table-cell>
          <table:table-cell table:number-columns-repeated="4"/>
        </table:table-row>
        <table:table-row table:style-name="ro1">
          <table:table-cell office:value-type="float" office:value="115600" calcext:value-type="float">
            <text:p>115600</text:p>
          </table:table-cell>
          <table:table-cell office:value-type="float" office:value="224.65137" calcext:value-type="float">
            <text:p>224.65137</text:p>
          </table:table-cell>
          <table:table-cell office:value-type="float" office:value="-4.6228932" calcext:value-type="float">
            <text:p>-4.622893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1.46" calcext:value-type="float">
            <text:p>-522291.46</text:p>
          </table:table-cell>
          <table:table-cell office:value-type="float" office:value="35087.958" calcext:value-type="float">
            <text:p>35087.958</text:p>
          </table:table-cell>
          <table:table-cell office:value-type="float" office:value="-557379.42" calcext:value-type="float">
            <text:p>-557379.42</text:p>
          </table:table-cell>
          <table:table-cell office:value-type="float" office:value="-650.05232" calcext:value-type="float">
            <text:p>-650.05232</text:p>
          </table:table-cell>
          <table:table-cell office:value-type="float" office:value="-604.19882" calcext:value-type="float">
            <text:p>-604.19882</text:p>
          </table:table-cell>
          <table:table-cell office:value-type="float" office:value="659.75397" calcext:value-type="float">
            <text:p>659.75397</text:p>
          </table:table-cell>
          <table:table-cell table:number-columns-repeated="4"/>
        </table:table-row>
        <table:table-row table:style-name="ro1">
          <table:table-cell office:value-type="float" office:value="116600" calcext:value-type="float">
            <text:p>116600</text:p>
          </table:table-cell>
          <table:table-cell office:value-type="float" office:value="224.34062" calcext:value-type="float">
            <text:p>224.34062</text:p>
          </table:table-cell>
          <table:table-cell office:value-type="float" office:value="-18.580524" calcext:value-type="float">
            <text:p>-18.58052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4.18" calcext:value-type="float">
            <text:p>-522204.18</text:p>
          </table:table-cell>
          <table:table-cell office:value-type="float" office:value="35039.421" calcext:value-type="float">
            <text:p>35039.421</text:p>
          </table:table-cell>
          <table:table-cell office:value-type="float" office:value="-557243.6" calcext:value-type="float">
            <text:p>-557243.6</text:p>
          </table:table-cell>
          <table:table-cell office:value-type="float" office:value="-988.81897" calcext:value-type="float">
            <text:p>-988.81897</text:p>
          </table:table-cell>
          <table:table-cell office:value-type="float" office:value="-579.89453" calcext:value-type="float">
            <text:p>-579.89453</text:p>
          </table:table-cell>
          <table:table-cell office:value-type="float" office:value="-192.11278" calcext:value-type="float">
            <text:p>-192.11278</text:p>
          </table:table-cell>
          <table:table-cell table:number-columns-repeated="4"/>
        </table:table-row>
        <table:table-row table:style-name="ro1">
          <table:table-cell office:value-type="float" office:value="117600" calcext:value-type="float">
            <text:p>117600</text:p>
          </table:table-cell>
          <table:table-cell office:value-type="float" office:value="224.03469" calcext:value-type="float">
            <text:p>224.03469</text:p>
          </table:table-cell>
          <table:table-cell office:value-type="float" office:value="-9.6086511" calcext:value-type="float">
            <text:p>-9.608651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3.83" calcext:value-type="float">
            <text:p>-522263.83</text:p>
          </table:table-cell>
          <table:table-cell office:value-type="float" office:value="34991.639" calcext:value-type="float">
            <text:p>34991.639</text:p>
          </table:table-cell>
          <table:table-cell office:value-type="float" office:value="-557255.47" calcext:value-type="float">
            <text:p>-557255.47</text:p>
          </table:table-cell>
          <table:table-cell office:value-type="float" office:value="-878.84824" calcext:value-type="float">
            <text:p>-878.84824</text:p>
          </table:table-cell>
          <table:table-cell office:value-type="float" office:value="-441.98601" calcext:value-type="float">
            <text:p>-441.98601</text:p>
          </table:table-cell>
          <table:table-cell office:value-type="float" office:value="119.26503" calcext:value-type="float">
            <text:p>119.26503</text:p>
          </table:table-cell>
          <table:table-cell table:number-columns-repeated="4"/>
        </table:table-row>
        <table:table-row table:style-name="ro1">
          <table:table-cell office:value-type="float" office:value="118600" calcext:value-type="float">
            <text:p>118600</text:p>
          </table:table-cell>
          <table:table-cell office:value-type="float" office:value="224.90353" calcext:value-type="float">
            <text:p>224.90353</text:p>
          </table:table-cell>
          <table:table-cell office:value-type="float" office:value="-2.7561437" calcext:value-type="float">
            <text:p>-2.756143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33.17" calcext:value-type="float">
            <text:p>-522133.17</text:p>
          </table:table-cell>
          <table:table-cell office:value-type="float" office:value="35127.341" calcext:value-type="float">
            <text:p>35127.341</text:p>
          </table:table-cell>
          <table:table-cell office:value-type="float" office:value="-557260.51" calcext:value-type="float">
            <text:p>-557260.51</text:p>
          </table:table-cell>
          <table:table-cell office:value-type="float" office:value="-600.31317" calcext:value-type="float">
            <text:p>-600.31317</text:p>
          </table:table-cell>
          <table:table-cell office:value-type="float" office:value="-73.287129" calcext:value-type="float">
            <text:p>-73.287129</text:p>
          </table:table-cell>
          <table:table-cell office:value-type="float" office:value="-48.083673" calcext:value-type="float">
            <text:p>-48.083673</text:p>
          </table:table-cell>
          <table:table-cell table:number-columns-repeated="4"/>
        </table:table-row>
        <table:table-row table:style-name="ro1">
          <table:table-cell office:value-type="float" office:value="119600" calcext:value-type="float">
            <text:p>119600</text:p>
          </table:table-cell>
          <table:table-cell office:value-type="float" office:value="224.30932" calcext:value-type="float">
            <text:p>224.30932</text:p>
          </table:table-cell>
          <table:table-cell office:value-type="float" office:value="6.2717179" calcext:value-type="float">
            <text:p>6.271717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38.33" calcext:value-type="float">
            <text:p>-522338.33</text:p>
          </table:table-cell>
          <table:table-cell office:value-type="float" office:value="35034.532" calcext:value-type="float">
            <text:p>35034.532</text:p>
          </table:table-cell>
          <table:table-cell office:value-type="float" office:value="-557372.86" calcext:value-type="float">
            <text:p>-557372.86</text:p>
          </table:table-cell>
          <table:table-cell office:value-type="float" office:value="-475.46535" calcext:value-type="float">
            <text:p>-475.46535</text:p>
          </table:table-cell>
          <table:table-cell office:value-type="float" office:value="-444.95334" calcext:value-type="float">
            <text:p>-444.95334</text:p>
          </table:table-cell>
          <table:table-cell office:value-type="float" office:value="1050.5049" calcext:value-type="float">
            <text:p>1050.5049</text:p>
          </table:table-cell>
          <table:table-cell table:number-columns-repeated="4"/>
        </table:table-row>
        <table:table-row table:style-name="ro1">
          <table:table-cell office:value-type="float" office:value="120600" calcext:value-type="float">
            <text:p>120600</text:p>
          </table:table-cell>
          <table:table-cell office:value-type="float" office:value="224.86345" calcext:value-type="float">
            <text:p>224.86345</text:p>
          </table:table-cell>
          <table:table-cell office:value-type="float" office:value="-6.1294633" calcext:value-type="float">
            <text:p>-6.129463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5.94" calcext:value-type="float">
            <text:p>-522255.94</text:p>
          </table:table-cell>
          <table:table-cell office:value-type="float" office:value="35121.081" calcext:value-type="float">
            <text:p>35121.081</text:p>
          </table:table-cell>
          <table:table-cell office:value-type="float" office:value="-557377.02" calcext:value-type="float">
            <text:p>-557377.02</text:p>
          </table:table-cell>
          <table:table-cell office:value-type="float" office:value="-741.02608" calcext:value-type="float">
            <text:p>-741.02608</text:p>
          </table:table-cell>
          <table:table-cell office:value-type="float" office:value="-608.71928" calcext:value-type="float">
            <text:p>-608.71928</text:p>
          </table:table-cell>
          <table:table-cell office:value-type="float" office:value="578.79475" calcext:value-type="float">
            <text:p>578.79475</text:p>
          </table:table-cell>
          <table:table-cell table:number-columns-repeated="4"/>
        </table:table-row>
        <table:table-row table:style-name="ro1">
          <table:table-cell office:value-type="float" office:value="121600" calcext:value-type="float">
            <text:p>121600</text:p>
          </table:table-cell>
          <table:table-cell office:value-type="float" office:value="224.58806" calcext:value-type="float">
            <text:p>224.58806</text:p>
          </table:table-cell>
          <table:table-cell office:value-type="float" office:value="-6.026939" calcext:value-type="float">
            <text:p>-6.02693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8.17" calcext:value-type="float">
            <text:p>-522278.17</text:p>
          </table:table-cell>
          <table:table-cell office:value-type="float" office:value="35078.069" calcext:value-type="float">
            <text:p>35078.069</text:p>
          </table:table-cell>
          <table:table-cell office:value-type="float" office:value="-557356.24" calcext:value-type="float">
            <text:p>-557356.24</text:p>
          </table:table-cell>
          <table:table-cell office:value-type="float" office:value="-686.96191" calcext:value-type="float">
            <text:p>-686.96191</text:p>
          </table:table-cell>
          <table:table-cell office:value-type="float" office:value="-707.48835" calcext:value-type="float">
            <text:p>-707.48835</text:p>
          </table:table-cell>
          <table:table-cell office:value-type="float" office:value="736.72643" calcext:value-type="float">
            <text:p>736.72643</text:p>
          </table:table-cell>
          <table:table-cell table:number-columns-repeated="4"/>
        </table:table-row>
        <table:table-row table:style-name="ro1">
          <table:table-cell office:value-type="float" office:value="122600" calcext:value-type="float">
            <text:p>122600</text:p>
          </table:table-cell>
          <table:table-cell office:value-type="float" office:value="224.49987" calcext:value-type="float">
            <text:p>224.49987</text:p>
          </table:table-cell>
          <table:table-cell office:value-type="float" office:value="-0.65871132" calcext:value-type="float">
            <text:p>-0.6587113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11.76" calcext:value-type="float">
            <text:p>-522211.76</text:p>
          </table:table-cell>
          <table:table-cell office:value-type="float" office:value="35064.294" calcext:value-type="float">
            <text:p>35064.294</text:p>
          </table:table-cell>
          <table:table-cell office:value-type="float" office:value="-557276.05" calcext:value-type="float">
            <text:p>-557276.05</text:p>
          </table:table-cell>
          <table:table-cell office:value-type="float" office:value="-665.37669" calcext:value-type="float">
            <text:p>-665.37669</text:p>
          </table:table-cell>
          <table:table-cell office:value-type="float" office:value="-739.87526" calcext:value-type="float">
            <text:p>-739.87526</text:p>
          </table:table-cell>
          <table:table-cell office:value-type="float" office:value="1099.8061" calcext:value-type="float">
            <text:p>1099.8061</text:p>
          </table:table-cell>
          <table:table-cell table:number-columns-repeated="4"/>
        </table:table-row>
        <table:table-row table:style-name="ro1">
          <table:table-cell office:value-type="float" office:value="123600" calcext:value-type="float">
            <text:p>123600</text:p>
          </table:table-cell>
          <table:table-cell office:value-type="float" office:value="224.56342" calcext:value-type="float">
            <text:p>224.56342</text:p>
          </table:table-cell>
          <table:table-cell office:value-type="float" office:value="-13.80581" calcext:value-type="float">
            <text:p>-13.8058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1.66" calcext:value-type="float">
            <text:p>-522231.66</text:p>
          </table:table-cell>
          <table:table-cell office:value-type="float" office:value="35074.221" calcext:value-type="float">
            <text:p>35074.221</text:p>
          </table:table-cell>
          <table:table-cell office:value-type="float" office:value="-557305.88" calcext:value-type="float">
            <text:p>-557305.88</text:p>
          </table:table-cell>
          <table:table-cell office:value-type="float" office:value="-920.7605" calcext:value-type="float">
            <text:p>-920.7605</text:p>
          </table:table-cell>
          <table:table-cell office:value-type="float" office:value="-1092.6539" calcext:value-type="float">
            <text:p>-1092.6539</text:p>
          </table:table-cell>
          <table:table-cell office:value-type="float" office:value="875.3514" calcext:value-type="float">
            <text:p>875.3514</text:p>
          </table:table-cell>
          <table:table-cell table:number-columns-repeated="4"/>
        </table:table-row>
        <table:table-row table:style-name="ro1">
          <table:table-cell office:value-type="float" office:value="124600" calcext:value-type="float">
            <text:p>124600</text:p>
          </table:table-cell>
          <table:table-cell office:value-type="float" office:value="224.01535" calcext:value-type="float">
            <text:p>224.01535</text:p>
          </table:table-cell>
          <table:table-cell office:value-type="float" office:value="-3.0997826" calcext:value-type="float">
            <text:p>-3.099782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7.22" calcext:value-type="float">
            <text:p>-522317.22</text:p>
          </table:table-cell>
          <table:table-cell office:value-type="float" office:value="34988.618" calcext:value-type="float">
            <text:p>34988.618</text:p>
          </table:table-cell>
          <table:table-cell office:value-type="float" office:value="-557305.84" calcext:value-type="float">
            <text:p>-557305.84</text:p>
          </table:table-cell>
          <table:table-cell office:value-type="float" office:value="-701.1454" calcext:value-type="float">
            <text:p>-701.1454</text:p>
          </table:table-cell>
          <table:table-cell office:value-type="float" office:value="-517.89281" calcext:value-type="float">
            <text:p>-517.89281</text:p>
          </table:table-cell>
          <table:table-cell office:value-type="float" office:value="615.85726" calcext:value-type="float">
            <text:p>615.85726</text:p>
          </table:table-cell>
          <table:table-cell table:number-columns-repeated="4"/>
        </table:table-row>
        <table:table-row table:style-name="ro1">
          <table:table-cell office:value-type="float" office:value="125600" calcext:value-type="float">
            <text:p>125600</text:p>
          </table:table-cell>
          <table:table-cell office:value-type="float" office:value="224.86939" calcext:value-type="float">
            <text:p>224.86939</text:p>
          </table:table-cell>
          <table:table-cell office:value-type="float" office:value="-8.3040747" calcext:value-type="float">
            <text:p>-8.304074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0.06" calcext:value-type="float">
            <text:p>-522360.06</text:p>
          </table:table-cell>
          <table:table-cell office:value-type="float" office:value="35122.009" calcext:value-type="float">
            <text:p>35122.009</text:p>
          </table:table-cell>
          <table:table-cell office:value-type="float" office:value="-557482.06" calcext:value-type="float">
            <text:p>-557482.06</text:p>
          </table:table-cell>
          <table:table-cell office:value-type="float" office:value="-739.75147" calcext:value-type="float">
            <text:p>-739.75147</text:p>
          </table:table-cell>
          <table:table-cell office:value-type="float" office:value="-675.88281" calcext:value-type="float">
            <text:p>-675.88281</text:p>
          </table:table-cell>
          <table:table-cell office:value-type="float" office:value="555.22481" calcext:value-type="float">
            <text:p>555.22481</text:p>
          </table:table-cell>
          <table:table-cell table:number-columns-repeated="4"/>
        </table:table-row>
        <table:table-row table:style-name="ro1">
          <table:table-cell office:value-type="float" office:value="126600" calcext:value-type="float">
            <text:p>126600</text:p>
          </table:table-cell>
          <table:table-cell office:value-type="float" office:value="224.55855" calcext:value-type="float">
            <text:p>224.55855</text:p>
          </table:table-cell>
          <table:table-cell office:value-type="float" office:value="-8.1021512" calcext:value-type="float">
            <text:p>-8.102151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05.97" calcext:value-type="float">
            <text:p>-522405.97</text:p>
          </table:table-cell>
          <table:table-cell office:value-type="float" office:value="35073.46" calcext:value-type="float">
            <text:p>35073.46</text:p>
          </table:table-cell>
          <table:table-cell office:value-type="float" office:value="-557479.43" calcext:value-type="float">
            <text:p>-557479.43</text:p>
          </table:table-cell>
          <table:table-cell office:value-type="float" office:value="-713.87241" calcext:value-type="float">
            <text:p>-713.87241</text:p>
          </table:table-cell>
          <table:table-cell office:value-type="float" office:value="-510.4051" calcext:value-type="float">
            <text:p>-510.4051</text:p>
          </table:table-cell>
          <table:table-cell office:value-type="float" office:value="312.43234" calcext:value-type="float">
            <text:p>312.43234</text:p>
          </table:table-cell>
          <table:table-cell table:number-columns-repeated="4"/>
        </table:table-row>
        <table:table-row table:style-name="ro1">
          <table:table-cell office:value-type="float" office:value="127600" calcext:value-type="float">
            <text:p>127600</text:p>
          </table:table-cell>
          <table:table-cell office:value-type="float" office:value="224.72151" calcext:value-type="float">
            <text:p>224.72151</text:p>
          </table:table-cell>
          <table:table-cell office:value-type="float" office:value="-0.25840365" calcext:value-type="float">
            <text:p>-0.2584036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2.43" calcext:value-type="float">
            <text:p>-522322.43</text:p>
          </table:table-cell>
          <table:table-cell office:value-type="float" office:value="35098.912" calcext:value-type="float">
            <text:p>35098.912</text:p>
          </table:table-cell>
          <table:table-cell office:value-type="float" office:value="-557421.34" calcext:value-type="float">
            <text:p>-557421.34</text:p>
          </table:table-cell>
          <table:table-cell office:value-type="float" office:value="-604.93216" calcext:value-type="float">
            <text:p>-604.93216</text:p>
          </table:table-cell>
          <table:table-cell office:value-type="float" office:value="-417.34834" calcext:value-type="float">
            <text:p>-417.34834</text:p>
          </table:table-cell>
          <table:table-cell office:value-type="float" office:value="626.98128" calcext:value-type="float">
            <text:p>626.98128</text:p>
          </table:table-cell>
          <table:table-cell table:number-columns-repeated="4"/>
        </table:table-row>
        <table:table-row table:style-name="ro1">
          <table:table-cell office:value-type="float" office:value="128600" calcext:value-type="float">
            <text:p>128600</text:p>
          </table:table-cell>
          <table:table-cell office:value-type="float" office:value="224.38842" calcext:value-type="float">
            <text:p>224.38842</text:p>
          </table:table-cell>
          <table:table-cell office:value-type="float" office:value="-0.29506729" calcext:value-type="float">
            <text:p>-0.2950672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1.99" calcext:value-type="float">
            <text:p>-522321.99</text:p>
          </table:table-cell>
          <table:table-cell office:value-type="float" office:value="35046.887" calcext:value-type="float">
            <text:p>35046.887</text:p>
          </table:table-cell>
          <table:table-cell office:value-type="float" office:value="-557368.87" calcext:value-type="float">
            <text:p>-557368.87</text:p>
          </table:table-cell>
          <table:table-cell office:value-type="float" office:value="-539.25058" calcext:value-type="float">
            <text:p>-539.25058</text:p>
          </table:table-cell>
          <table:table-cell office:value-type="float" office:value="-268.92567" calcext:value-type="float">
            <text:p>-268.92567</text:p>
          </table:table-cell>
          <table:table-cell office:value-type="float" office:value="396.50436" calcext:value-type="float">
            <text:p>396.50436</text:p>
          </table:table-cell>
          <table:table-cell table:number-columns-repeated="4"/>
        </table:table-row>
        <table:table-row table:style-name="ro1">
          <table:table-cell office:value-type="float" office:value="129600" calcext:value-type="float">
            <text:p>129600</text:p>
          </table:table-cell>
          <table:table-cell office:value-type="float" office:value="224.49848" calcext:value-type="float">
            <text:p>224.49848</text:p>
          </table:table-cell>
          <table:table-cell office:value-type="float" office:value="-19.234743" calcext:value-type="float">
            <text:p>-19.23474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3.16" calcext:value-type="float">
            <text:p>-522263.16</text:p>
          </table:table-cell>
          <table:table-cell office:value-type="float" office:value="35064.078" calcext:value-type="float">
            <text:p>35064.078</text:p>
          </table:table-cell>
          <table:table-cell office:value-type="float" office:value="-557327.23" calcext:value-type="float">
            <text:p>-557327.23</text:p>
          </table:table-cell>
          <table:table-cell office:value-type="float" office:value="-1047.6993" calcext:value-type="float">
            <text:p>-1047.6993</text:p>
          </table:table-cell>
          <table:table-cell office:value-type="float" office:value="-890.14151" calcext:value-type="float">
            <text:p>-890.14151</text:p>
          </table:table-cell>
          <table:table-cell office:value-type="float" office:value="247.00365" calcext:value-type="float">
            <text:p>247.00365</text:p>
          </table:table-cell>
          <table:table-cell table:number-columns-repeated="4"/>
        </table:table-row>
        <table:table-row table:style-name="ro1">
          <table:table-cell office:value-type="float" office:value="130600" calcext:value-type="float">
            <text:p>130600</text:p>
          </table:table-cell>
          <table:table-cell office:value-type="float" office:value="225.03891" calcext:value-type="float">
            <text:p>225.03891</text:p>
          </table:table-cell>
          <table:table-cell office:value-type="float" office:value="-1.2814462" calcext:value-type="float">
            <text:p>-1.281446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8.74" calcext:value-type="float">
            <text:p>-522328.74</text:p>
          </table:table-cell>
          <table:table-cell office:value-type="float" office:value="35148.487" calcext:value-type="float">
            <text:p>35148.487</text:p>
          </table:table-cell>
          <table:table-cell office:value-type="float" office:value="-557477.23" calcext:value-type="float">
            <text:p>-557477.23</text:p>
          </table:table-cell>
          <table:table-cell office:value-type="float" office:value="-633.89783" calcext:value-type="float">
            <text:p>-633.89783</text:p>
          </table:table-cell>
          <table:table-cell office:value-type="float" office:value="-702.66262" calcext:value-type="float">
            <text:p>-702.66262</text:p>
          </table:table-cell>
          <table:table-cell office:value-type="float" office:value="1006.2184" calcext:value-type="float">
            <text:p>1006.2184</text:p>
          </table:table-cell>
          <table:table-cell table:number-columns-repeated="4"/>
        </table:table-row>
        <table:table-row table:style-name="ro1">
          <table:table-cell office:value-type="float" office:value="131600" calcext:value-type="float">
            <text:p>131600</text:p>
          </table:table-cell>
          <table:table-cell office:value-type="float" office:value="224.65172" calcext:value-type="float">
            <text:p>224.65172</text:p>
          </table:table-cell>
          <table:table-cell office:value-type="float" office:value="-11.07509" calcext:value-type="float">
            <text:p>-11.0750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6.95" calcext:value-type="float">
            <text:p>-522236.95</text:p>
          </table:table-cell>
          <table:table-cell office:value-type="float" office:value="35088.012" calcext:value-type="float">
            <text:p>35088.012</text:p>
          </table:table-cell>
          <table:table-cell office:value-type="float" office:value="-557324.96" calcext:value-type="float">
            <text:p>-557324.96</text:p>
          </table:table-cell>
          <table:table-cell office:value-type="float" office:value="-945.3799" calcext:value-type="float">
            <text:p>-945.3799</text:p>
          </table:table-cell>
          <table:table-cell office:value-type="float" office:value="-710.48734" calcext:value-type="float">
            <text:p>-710.48734</text:p>
          </table:table-cell>
          <table:table-cell office:value-type="float" office:value="446.76295" calcext:value-type="float">
            <text:p>446.76295</text:p>
          </table:table-cell>
          <table:table-cell table:number-columns-repeated="4"/>
        </table:table-row>
        <table:table-row table:style-name="ro1">
          <table:table-cell office:value-type="float" office:value="132600" calcext:value-type="float">
            <text:p>132600</text:p>
          </table:table-cell>
          <table:table-cell office:value-type="float" office:value="224.60384" calcext:value-type="float">
            <text:p>224.60384</text:p>
          </table:table-cell>
          <table:table-cell office:value-type="float" office:value="-5.5254982" calcext:value-type="float">
            <text:p>-5.525498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3.71" calcext:value-type="float">
            <text:p>-522293.71</text:p>
          </table:table-cell>
          <table:table-cell office:value-type="float" office:value="35080.534" calcext:value-type="float">
            <text:p>35080.534</text:p>
          </table:table-cell>
          <table:table-cell office:value-type="float" office:value="-557374.24" calcext:value-type="float">
            <text:p>-557374.24</text:p>
          </table:table-cell>
          <table:table-cell office:value-type="float" office:value="-724.05253" calcext:value-type="float">
            <text:p>-724.05253</text:p>
          </table:table-cell>
          <table:table-cell office:value-type="float" office:value="-410.59563" calcext:value-type="float">
            <text:p>-410.59563</text:p>
          </table:table-cell>
          <table:table-cell office:value-type="float" office:value="309.23942" calcext:value-type="float">
            <text:p>309.23942</text:p>
          </table:table-cell>
          <table:table-cell table:number-columns-repeated="4"/>
        </table:table-row>
        <table:table-row table:style-name="ro1">
          <table:table-cell office:value-type="float" office:value="133600" calcext:value-type="float">
            <text:p>133600</text:p>
          </table:table-cell>
          <table:table-cell office:value-type="float" office:value="224.51045" calcext:value-type="float">
            <text:p>224.51045</text:p>
          </table:table-cell>
          <table:table-cell office:value-type="float" office:value="5.9278804" calcext:value-type="float">
            <text:p>5.927880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0.23" calcext:value-type="float">
            <text:p>-522340.23</text:p>
          </table:table-cell>
          <table:table-cell office:value-type="float" office:value="35065.947" calcext:value-type="float">
            <text:p>35065.947</text:p>
          </table:table-cell>
          <table:table-cell office:value-type="float" office:value="-557406.18" calcext:value-type="float">
            <text:p>-557406.18</text:p>
          </table:table-cell>
          <table:table-cell office:value-type="float" office:value="-496.59439" calcext:value-type="float">
            <text:p>-496.59439</text:p>
          </table:table-cell>
          <table:table-cell office:value-type="float" office:value="-289.18864" calcext:value-type="float">
            <text:p>-289.18864</text:p>
          </table:table-cell>
          <table:table-cell office:value-type="float" office:value="790.80814" calcext:value-type="float">
            <text:p>790.80814</text:p>
          </table:table-cell>
          <table:table-cell table:number-columns-repeated="4"/>
        </table:table-row>
        <table:table-row table:style-name="ro1">
          <table:table-cell office:value-type="float" office:value="134600" calcext:value-type="float">
            <text:p>134600</text:p>
          </table:table-cell>
          <table:table-cell office:value-type="float" office:value="224.80109" calcext:value-type="float">
            <text:p>224.80109</text:p>
          </table:table-cell>
          <table:table-cell office:value-type="float" office:value="1.5354019" calcext:value-type="float">
            <text:p>1.535401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3.59" calcext:value-type="float">
            <text:p>-522313.59</text:p>
          </table:table-cell>
          <table:table-cell office:value-type="float" office:value="35111.342" calcext:value-type="float">
            <text:p>35111.342</text:p>
          </table:table-cell>
          <table:table-cell office:value-type="float" office:value="-557424.93" calcext:value-type="float">
            <text:p>-557424.93</text:p>
          </table:table-cell>
          <table:table-cell office:value-type="float" office:value="-554.16782" calcext:value-type="float">
            <text:p>-554.16782</text:p>
          </table:table-cell>
          <table:table-cell office:value-type="float" office:value="-417.57717" calcext:value-type="float">
            <text:p>-417.57717</text:p>
          </table:table-cell>
          <table:table-cell office:value-type="float" office:value="732.00812" calcext:value-type="float">
            <text:p>732.00812</text:p>
          </table:table-cell>
          <table:table-cell table:number-columns-repeated="4"/>
        </table:table-row>
        <table:table-row table:style-name="ro1">
          <table:table-cell office:value-type="float" office:value="135600" calcext:value-type="float">
            <text:p>135600</text:p>
          </table:table-cell>
          <table:table-cell office:value-type="float" office:value="224.5307" calcext:value-type="float">
            <text:p>224.5307</text:p>
          </table:table-cell>
          <table:table-cell office:value-type="float" office:value="-16.001728" calcext:value-type="float">
            <text:p>-16.00172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11.57" calcext:value-type="float">
            <text:p>-522211.57</text:p>
          </table:table-cell>
          <table:table-cell office:value-type="float" office:value="35069.11" calcext:value-type="float">
            <text:p>35069.11</text:p>
          </table:table-cell>
          <table:table-cell office:value-type="float" office:value="-557280.68" calcext:value-type="float">
            <text:p>-557280.68</text:p>
          </table:table-cell>
          <table:table-cell office:value-type="float" office:value="-962.52728" calcext:value-type="float">
            <text:p>-962.52728</text:p>
          </table:table-cell>
          <table:table-cell office:value-type="float" office:value="-666.46197" calcext:value-type="float">
            <text:p>-666.46197</text:p>
          </table:table-cell>
          <table:table-cell office:value-type="float" office:value="91.546635" calcext:value-type="float">
            <text:p>91.546635</text:p>
          </table:table-cell>
          <table:table-cell table:number-columns-repeated="4"/>
        </table:table-row>
        <table:table-row table:style-name="ro1">
          <table:table-cell office:value-type="float" office:value="136600" calcext:value-type="float">
            <text:p>136600</text:p>
          </table:table-cell>
          <table:table-cell office:value-type="float" office:value="224.35061" calcext:value-type="float">
            <text:p>224.35061</text:p>
          </table:table-cell>
          <table:table-cell office:value-type="float" office:value="-6.8544353" calcext:value-type="float">
            <text:p>-6.854435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25.83" calcext:value-type="float">
            <text:p>-522225.83</text:p>
          </table:table-cell>
          <table:table-cell office:value-type="float" office:value="35040.982" calcext:value-type="float">
            <text:p>35040.982</text:p>
          </table:table-cell>
          <table:table-cell office:value-type="float" office:value="-557266.82" calcext:value-type="float">
            <text:p>-557266.82</text:p>
          </table:table-cell>
          <table:table-cell office:value-type="float" office:value="-816.63532" calcext:value-type="float">
            <text:p>-816.63532</text:p>
          </table:table-cell>
          <table:table-cell office:value-type="float" office:value="-770.42055" calcext:value-type="float">
            <text:p>-770.42055</text:p>
          </table:table-cell>
          <table:table-cell office:value-type="float" office:value="785.25575" calcext:value-type="float">
            <text:p>785.25575</text:p>
          </table:table-cell>
          <table:table-cell table:number-columns-repeated="4"/>
        </table:table-row>
        <table:table-row table:style-name="ro1">
          <table:table-cell office:value-type="float" office:value="137600" calcext:value-type="float">
            <text:p>137600</text:p>
          </table:table-cell>
          <table:table-cell office:value-type="float" office:value="224.15733" calcext:value-type="float">
            <text:p>224.15733</text:p>
          </table:table-cell>
          <table:table-cell office:value-type="float" office:value="-15.942047" calcext:value-type="float">
            <text:p>-15.94204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0.95" calcext:value-type="float">
            <text:p>-522270.95</text:p>
          </table:table-cell>
          <table:table-cell office:value-type="float" office:value="35010.794" calcext:value-type="float">
            <text:p>35010.794</text:p>
          </table:table-cell>
          <table:table-cell office:value-type="float" office:value="-557281.75" calcext:value-type="float">
            <text:p>-557281.75</text:p>
          </table:table-cell>
          <table:table-cell office:value-type="float" office:value="-989.24057" calcext:value-type="float">
            <text:p>-989.24057</text:p>
          </table:table-cell>
          <table:table-cell office:value-type="float" office:value="-684.98546" calcext:value-type="float">
            <text:p>-684.98546</text:p>
          </table:table-cell>
          <table:table-cell office:value-type="float" office:value="123.52629" calcext:value-type="float">
            <text:p>123.52629</text:p>
          </table:table-cell>
          <table:table-cell table:number-columns-repeated="4"/>
        </table:table-row>
        <table:table-row table:style-name="ro1">
          <table:table-cell office:value-type="float" office:value="138600" calcext:value-type="float">
            <text:p>138600</text:p>
          </table:table-cell>
          <table:table-cell office:value-type="float" office:value="224.40212" calcext:value-type="float">
            <text:p>224.40212</text:p>
          </table:table-cell>
          <table:table-cell office:value-type="float" office:value="-7.4916911" calcext:value-type="float">
            <text:p>-7.491691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0.56" calcext:value-type="float">
            <text:p>-522280.56</text:p>
          </table:table-cell>
          <table:table-cell office:value-type="float" office:value="35049.027" calcext:value-type="float">
            <text:p>35049.027</text:p>
          </table:table-cell>
          <table:table-cell office:value-type="float" office:value="-557329.58" calcext:value-type="float">
            <text:p>-557329.58</text:p>
          </table:table-cell>
          <table:table-cell office:value-type="float" office:value="-735.2184" calcext:value-type="float">
            <text:p>-735.2184</text:p>
          </table:table-cell>
          <table:table-cell office:value-type="float" office:value="-573.269" calcext:value-type="float">
            <text:p>-573.269</text:p>
          </table:table-cell>
          <table:table-cell office:value-type="float" office:value="444.76635" calcext:value-type="float">
            <text:p>444.76635</text:p>
          </table:table-cell>
          <table:table-cell table:number-columns-repeated="4"/>
        </table:table-row>
        <table:table-row table:style-name="ro1">
          <table:table-cell office:value-type="float" office:value="139600" calcext:value-type="float">
            <text:p>139600</text:p>
          </table:table-cell>
          <table:table-cell office:value-type="float" office:value="224.90168" calcext:value-type="float">
            <text:p>224.90168</text:p>
          </table:table-cell>
          <table:table-cell office:value-type="float" office:value="-0.13752671" calcext:value-type="float">
            <text:p>-0.1375267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29.73" calcext:value-type="float">
            <text:p>-522229.73</text:p>
          </table:table-cell>
          <table:table-cell office:value-type="float" office:value="35127.052" calcext:value-type="float">
            <text:p>35127.052</text:p>
          </table:table-cell>
          <table:table-cell office:value-type="float" office:value="-557356.78" calcext:value-type="float">
            <text:p>-557356.78</text:p>
          </table:table-cell>
          <table:table-cell office:value-type="float" office:value="-660.40696" calcext:value-type="float">
            <text:p>-660.40696</text:p>
          </table:table-cell>
          <table:table-cell office:value-type="float" office:value="-497.3638" calcext:value-type="float">
            <text:p>-497.3638</text:p>
          </table:table-cell>
          <table:table-cell office:value-type="float" office:value="757.13283" calcext:value-type="float">
            <text:p>757.13283</text:p>
          </table:table-cell>
          <table:table-cell table:number-columns-repeated="4"/>
        </table:table-row>
        <table:table-row table:style-name="ro1">
          <table:table-cell office:value-type="float" office:value="140600" calcext:value-type="float">
            <text:p>140600</text:p>
          </table:table-cell>
          <table:table-cell office:value-type="float" office:value="225.05422" calcext:value-type="float">
            <text:p>225.05422</text:p>
          </table:table-cell>
          <table:table-cell office:value-type="float" office:value="5.7752823" calcext:value-type="float">
            <text:p>5.775282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24.9" calcext:value-type="float">
            <text:p>-522224.9</text:p>
          </table:table-cell>
          <table:table-cell office:value-type="float" office:value="35150.877" calcext:value-type="float">
            <text:p>35150.877</text:p>
          </table:table-cell>
          <table:table-cell office:value-type="float" office:value="-557375.77" calcext:value-type="float">
            <text:p>-557375.77</text:p>
          </table:table-cell>
          <table:table-cell office:value-type="float" office:value="-480.52013" calcext:value-type="float">
            <text:p>-480.52013</text:p>
          </table:table-cell>
          <table:table-cell office:value-type="float" office:value="-391.3277" calcext:value-type="float">
            <text:p>-391.3277</text:p>
          </table:table-cell>
          <table:table-cell office:value-type="float" office:value="939.03701" calcext:value-type="float">
            <text:p>939.03701</text:p>
          </table:table-cell>
          <table:table-cell table:number-columns-repeated="4"/>
        </table:table-row>
        <table:table-row table:style-name="ro1">
          <table:table-cell office:value-type="float" office:value="141600" calcext:value-type="float">
            <text:p>141600</text:p>
          </table:table-cell>
          <table:table-cell office:value-type="float" office:value="224.27383" calcext:value-type="float">
            <text:p>224.27383</text:p>
          </table:table-cell>
          <table:table-cell office:value-type="float" office:value="1.156433" calcext:value-type="float">
            <text:p>1.15643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6.89" calcext:value-type="float">
            <text:p>-522366.89</text:p>
          </table:table-cell>
          <table:table-cell office:value-type="float" office:value="35028.989" calcext:value-type="float">
            <text:p>35028.989</text:p>
          </table:table-cell>
          <table:table-cell office:value-type="float" office:value="-557395.88" calcext:value-type="float">
            <text:p>-557395.88</text:p>
          </table:table-cell>
          <table:table-cell office:value-type="float" office:value="-594.0869" calcext:value-type="float">
            <text:p>-594.0869</text:p>
          </table:table-cell>
          <table:table-cell office:value-type="float" office:value="-211.51665" calcext:value-type="float">
            <text:p>-211.51665</text:p>
          </table:table-cell>
          <table:table-cell office:value-type="float" office:value="392.88486" calcext:value-type="float">
            <text:p>392.88486</text:p>
          </table:table-cell>
          <table:table-cell table:number-columns-repeated="4"/>
        </table:table-row>
        <table:table-row table:style-name="ro1">
          <table:table-cell office:value-type="float" office:value="142600" calcext:value-type="float">
            <text:p>142600</text:p>
          </table:table-cell>
          <table:table-cell office:value-type="float" office:value="224.3342" calcext:value-type="float">
            <text:p>224.3342</text:p>
          </table:table-cell>
          <table:table-cell office:value-type="float" office:value="-10.1863" calcext:value-type="float">
            <text:p>-10.186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4.62" calcext:value-type="float">
            <text:p>-522364.62</text:p>
          </table:table-cell>
          <table:table-cell office:value-type="float" office:value="35038.419" calcext:value-type="float">
            <text:p>35038.419</text:p>
          </table:table-cell>
          <table:table-cell office:value-type="float" office:value="-557403.04" calcext:value-type="float">
            <text:p>-557403.04</text:p>
          </table:table-cell>
          <table:table-cell office:value-type="float" office:value="-934.46091" calcext:value-type="float">
            <text:p>-934.46091</text:p>
          </table:table-cell>
          <table:table-cell office:value-type="float" office:value="-775.76921" calcext:value-type="float">
            <text:p>-775.76921</text:p>
          </table:table-cell>
          <table:table-cell office:value-type="float" office:value="599.05838" calcext:value-type="float">
            <text:p>599.05838</text:p>
          </table:table-cell>
          <table:table-cell table:number-columns-repeated="4"/>
        </table:table-row>
        <table:table-row table:style-name="ro1">
          <table:table-cell office:value-type="float" office:value="143600" calcext:value-type="float">
            <text:p>143600</text:p>
          </table:table-cell>
          <table:table-cell office:value-type="float" office:value="224.89416" calcext:value-type="float">
            <text:p>224.89416</text:p>
          </table:table-cell>
          <table:table-cell office:value-type="float" office:value="1.5352758" calcext:value-type="float">
            <text:p>1.535275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0.44" calcext:value-type="float">
            <text:p>-522300.44</text:p>
          </table:table-cell>
          <table:table-cell office:value-type="float" office:value="35125.878" calcext:value-type="float">
            <text:p>35125.878</text:p>
          </table:table-cell>
          <table:table-cell office:value-type="float" office:value="-557426.32" calcext:value-type="float">
            <text:p>-557426.32</text:p>
          </table:table-cell>
          <table:table-cell office:value-type="float" office:value="-509.18139" calcext:value-type="float">
            <text:p>-509.18139</text:p>
          </table:table-cell>
          <table:table-cell office:value-type="float" office:value="-299.10032" calcext:value-type="float">
            <text:p>-299.10032</text:p>
          </table:table-cell>
          <table:table-cell office:value-type="float" office:value="549.73275" calcext:value-type="float">
            <text:p>549.73275</text:p>
          </table:table-cell>
          <table:table-cell table:number-columns-repeated="4"/>
        </table:table-row>
        <table:table-row table:style-name="ro1">
          <table:table-cell office:value-type="float" office:value="144600" calcext:value-type="float">
            <text:p>144600</text:p>
          </table:table-cell>
          <table:table-cell office:value-type="float" office:value="224.33502" calcext:value-type="float">
            <text:p>224.33502</text:p>
          </table:table-cell>
          <table:table-cell office:value-type="float" office:value="-17.47485" calcext:value-type="float">
            <text:p>-17.4748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3.26" calcext:value-type="float">
            <text:p>-522263.26</text:p>
          </table:table-cell>
          <table:table-cell office:value-type="float" office:value="35038.547" calcext:value-type="float">
            <text:p>35038.547</text:p>
          </table:table-cell>
          <table:table-cell office:value-type="float" office:value="-557301.81" calcext:value-type="float">
            <text:p>-557301.81</text:p>
          </table:table-cell>
          <table:table-cell office:value-type="float" office:value="-947.5627" calcext:value-type="float">
            <text:p>-947.5627</text:p>
          </table:table-cell>
          <table:table-cell office:value-type="float" office:value="-536.23443" calcext:value-type="float">
            <text:p>-536.23443</text:p>
          </table:table-cell>
          <table:table-cell office:value-type="float" office:value="-194.76075" calcext:value-type="float">
            <text:p>-194.76075</text:p>
          </table:table-cell>
          <table:table-cell table:number-columns-repeated="4"/>
        </table:table-row>
        <table:table-row table:style-name="ro1">
          <table:table-cell office:value-type="float" office:value="145600" calcext:value-type="float">
            <text:p>145600</text:p>
          </table:table-cell>
          <table:table-cell office:value-type="float" office:value="224.72223" calcext:value-type="float">
            <text:p>224.72223</text:p>
          </table:table-cell>
          <table:table-cell office:value-type="float" office:value="-27.175664" calcext:value-type="float">
            <text:p>-27.17566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0.28" calcext:value-type="float">
            <text:p>-522290.28</text:p>
          </table:table-cell>
          <table:table-cell office:value-type="float" office:value="35099.025" calcext:value-type="float">
            <text:p>35099.025</text:p>
          </table:table-cell>
          <table:table-cell office:value-type="float" office:value="-557389.31" calcext:value-type="float">
            <text:p>-557389.31</text:p>
          </table:table-cell>
          <table:table-cell office:value-type="float" office:value="-1146.2617" calcext:value-type="float">
            <text:p>-1146.2617</text:p>
          </table:table-cell>
          <table:table-cell office:value-type="float" office:value="-914.69191" calcext:value-type="float">
            <text:p>-914.69191</text:p>
          </table:table-cell>
          <table:table-cell office:value-type="float" office:value="-178.60777" calcext:value-type="float">
            <text:p>-178.60777</text:p>
          </table:table-cell>
          <table:table-cell table:number-columns-repeated="4"/>
        </table:table-row>
        <table:table-row table:style-name="ro1">
          <table:table-cell office:value-type="float" office:value="146600" calcext:value-type="float">
            <text:p>146600</text:p>
          </table:table-cell>
          <table:table-cell office:value-type="float" office:value="224.01475" calcext:value-type="float">
            <text:p>224.01475</text:p>
          </table:table-cell>
          <table:table-cell office:value-type="float" office:value="4.2808" calcext:value-type="float">
            <text:p>4.280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8.59" calcext:value-type="float">
            <text:p>-522358.59</text:p>
          </table:table-cell>
          <table:table-cell office:value-type="float" office:value="34988.525" calcext:value-type="float">
            <text:p>34988.525</text:p>
          </table:table-cell>
          <table:table-cell office:value-type="float" office:value="-557347.11" calcext:value-type="float">
            <text:p>-557347.11</text:p>
          </table:table-cell>
          <table:table-cell office:value-type="float" office:value="-564.41859" calcext:value-type="float">
            <text:p>-564.41859</text:p>
          </table:table-cell>
          <table:table-cell office:value-type="float" office:value="-254.51394" calcext:value-type="float">
            <text:p>-254.51394</text:p>
          </table:table-cell>
          <table:table-cell office:value-type="float" office:value="641.35076" calcext:value-type="float">
            <text:p>641.35076</text:p>
          </table:table-cell>
          <table:table-cell table:number-columns-repeated="4"/>
        </table:table-row>
        <table:table-row table:style-name="ro1">
          <table:table-cell office:value-type="float" office:value="147600" calcext:value-type="float">
            <text:p>147600</text:p>
          </table:table-cell>
          <table:table-cell office:value-type="float" office:value="224.2853" calcext:value-type="float">
            <text:p>224.2853</text:p>
          </table:table-cell>
          <table:table-cell office:value-type="float" office:value="-11.293209" calcext:value-type="float">
            <text:p>-11.29320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7.21" calcext:value-type="float">
            <text:p>-522317.21</text:p>
          </table:table-cell>
          <table:table-cell office:value-type="float" office:value="35030.782" calcext:value-type="float">
            <text:p>35030.782</text:p>
          </table:table-cell>
          <table:table-cell office:value-type="float" office:value="-557348" calcext:value-type="float">
            <text:p>-557348</text:p>
          </table:table-cell>
          <table:table-cell office:value-type="float" office:value="-884.75509" calcext:value-type="float">
            <text:p>-884.75509</text:p>
          </table:table-cell>
          <table:table-cell office:value-type="float" office:value="-828.3481" calcext:value-type="float">
            <text:p>-828.3481</text:p>
          </table:table-cell>
          <table:table-cell office:value-type="float" office:value="615.35514" calcext:value-type="float">
            <text:p>615.35514</text:p>
          </table:table-cell>
          <table:table-cell table:number-columns-repeated="4"/>
        </table:table-row>
        <table:table-row table:style-name="ro1">
          <table:table-cell office:value-type="float" office:value="148600" calcext:value-type="float">
            <text:p>148600</text:p>
          </table:table-cell>
          <table:table-cell office:value-type="float" office:value="224.71773" calcext:value-type="float">
            <text:p>224.71773</text:p>
          </table:table-cell>
          <table:table-cell office:value-type="float" office:value="10.538473" calcext:value-type="float">
            <text:p>10.53847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10.31" calcext:value-type="float">
            <text:p>-522210.31</text:p>
          </table:table-cell>
          <table:table-cell office:value-type="float" office:value="35098.321" calcext:value-type="float">
            <text:p>35098.321</text:p>
          </table:table-cell>
          <table:table-cell office:value-type="float" office:value="-557308.63" calcext:value-type="float">
            <text:p>-557308.63</text:p>
          </table:table-cell>
          <table:table-cell office:value-type="float" office:value="-433.95907" calcext:value-type="float">
            <text:p>-433.95907</text:p>
          </table:table-cell>
          <table:table-cell office:value-type="float" office:value="-42.220061" calcext:value-type="float">
            <text:p>-42.220061</text:p>
          </table:table-cell>
          <table:table-cell office:value-type="float" office:value="679.90911" calcext:value-type="float">
            <text:p>679.90911</text:p>
          </table:table-cell>
          <table:table-cell table:number-columns-repeated="4"/>
        </table:table-row>
        <table:table-row table:style-name="ro1">
          <table:table-cell office:value-type="float" office:value="149600" calcext:value-type="float">
            <text:p>149600</text:p>
          </table:table-cell>
          <table:table-cell office:value-type="float" office:value="224.25021" calcext:value-type="float">
            <text:p>224.25021</text:p>
          </table:table-cell>
          <table:table-cell office:value-type="float" office:value="-2.9228254" calcext:value-type="float">
            <text:p>-2.922825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21.37" calcext:value-type="float">
            <text:p>-522421.37</text:p>
          </table:table-cell>
          <table:table-cell office:value-type="float" office:value="35025.301" calcext:value-type="float">
            <text:p>35025.301</text:p>
          </table:table-cell>
          <table:table-cell office:value-type="float" office:value="-557446.67" calcext:value-type="float">
            <text:p>-557446.67</text:p>
          </table:table-cell>
          <table:table-cell office:value-type="float" office:value="-623.98822" calcext:value-type="float">
            <text:p>-623.98822</text:p>
          </table:table-cell>
          <table:table-cell office:value-type="float" office:value="-492.87199" calcext:value-type="float">
            <text:p>-492.87199</text:p>
          </table:table-cell>
          <table:table-cell office:value-type="float" office:value="587.69063" calcext:value-type="float">
            <text:p>587.69063</text:p>
          </table:table-cell>
          <table:table-cell table:number-columns-repeated="4"/>
        </table:table-row>
        <table:table-row table:style-name="ro1">
          <table:table-cell office:value-type="float" office:value="150600" calcext:value-type="float">
            <text:p>150600</text:p>
          </table:table-cell>
          <table:table-cell office:value-type="float" office:value="224.57542" calcext:value-type="float">
            <text:p>224.57542</text:p>
          </table:table-cell>
          <table:table-cell office:value-type="float" office:value="10.827789" calcext:value-type="float">
            <text:p>10.82778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7.35" calcext:value-type="float">
            <text:p>-522277.35</text:p>
          </table:table-cell>
          <table:table-cell office:value-type="float" office:value="35076.094" calcext:value-type="float">
            <text:p>35076.094</text:p>
          </table:table-cell>
          <table:table-cell office:value-type="float" office:value="-557353.44" calcext:value-type="float">
            <text:p>-557353.44</text:p>
          </table:table-cell>
          <table:table-cell office:value-type="float" office:value="-406.81844" calcext:value-type="float">
            <text:p>-406.81844</text:p>
          </table:table-cell>
          <table:table-cell office:value-type="float" office:value="-9.8383016" calcext:value-type="float">
            <text:p>-9.8383016</text:p>
          </table:table-cell>
          <table:table-cell office:value-type="float" office:value="646.97472" calcext:value-type="float">
            <text:p>646.97472</text:p>
          </table:table-cell>
          <table:table-cell table:number-columns-repeated="4"/>
        </table:table-row>
        <table:table-row table:style-name="ro1">
          <table:table-cell office:value-type="float" office:value="151600" calcext:value-type="float">
            <text:p>151600</text:p>
          </table:table-cell>
          <table:table-cell office:value-type="float" office:value="224.65957" calcext:value-type="float">
            <text:p>224.65957</text:p>
          </table:table-cell>
          <table:table-cell office:value-type="float" office:value="-9.936038" calcext:value-type="float">
            <text:p>-9.93603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5.14" calcext:value-type="float">
            <text:p>-522285.14</text:p>
          </table:table-cell>
          <table:table-cell office:value-type="float" office:value="35089.237" calcext:value-type="float">
            <text:p>35089.237</text:p>
          </table:table-cell>
          <table:table-cell office:value-type="float" office:value="-557374.38" calcext:value-type="float">
            <text:p>-557374.38</text:p>
          </table:table-cell>
          <table:table-cell office:value-type="float" office:value="-728.87807" calcext:value-type="float">
            <text:p>-728.87807</text:p>
          </table:table-cell>
          <table:table-cell office:value-type="float" office:value="-540.95246" calcext:value-type="float">
            <text:p>-540.95246</text:p>
          </table:table-cell>
          <table:table-cell office:value-type="float" office:value="252.41354" calcext:value-type="float">
            <text:p>252.41354</text:p>
          </table:table-cell>
          <table:table-cell table:number-columns-repeated="4"/>
        </table:table-row>
        <table:table-row table:style-name="ro1">
          <table:table-cell office:value-type="float" office:value="152600" calcext:value-type="float">
            <text:p>152600</text:p>
          </table:table-cell>
          <table:table-cell office:value-type="float" office:value="224.46809" calcext:value-type="float">
            <text:p>224.46809</text:p>
          </table:table-cell>
          <table:table-cell office:value-type="float" office:value="-10.80966" calcext:value-type="float">
            <text:p>-10.8096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7.42" calcext:value-type="float">
            <text:p>-522327.42</text:p>
          </table:table-cell>
          <table:table-cell office:value-type="float" office:value="35059.331" calcext:value-type="float">
            <text:p>35059.331</text:p>
          </table:table-cell>
          <table:table-cell office:value-type="float" office:value="-557386.75" calcext:value-type="float">
            <text:p>-557386.75</text:p>
          </table:table-cell>
          <table:table-cell office:value-type="float" office:value="-770.87283" calcext:value-type="float">
            <text:p>-770.87283</text:p>
          </table:table-cell>
          <table:table-cell office:value-type="float" office:value="-519.15218" calcext:value-type="float">
            <text:p>-519.15218</text:p>
          </table:table-cell>
          <table:table-cell office:value-type="float" office:value="167.89649" calcext:value-type="float">
            <text:p>167.89649</text:p>
          </table:table-cell>
          <table:table-cell table:number-columns-repeated="4"/>
        </table:table-row>
        <table:table-row table:style-name="ro1">
          <table:table-cell office:value-type="float" office:value="153600" calcext:value-type="float">
            <text:p>153600</text:p>
          </table:table-cell>
          <table:table-cell office:value-type="float" office:value="224.5673" calcext:value-type="float">
            <text:p>224.5673</text:p>
          </table:table-cell>
          <table:table-cell office:value-type="float" office:value="17.467774" calcext:value-type="float">
            <text:p>17.46777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3.85" calcext:value-type="float">
            <text:p>-522273.85</text:p>
          </table:table-cell>
          <table:table-cell office:value-type="float" office:value="35074.827" calcext:value-type="float">
            <text:p>35074.827</text:p>
          </table:table-cell>
          <table:table-cell office:value-type="float" office:value="-557348.67" calcext:value-type="float">
            <text:p>-557348.67</text:p>
          </table:table-cell>
          <table:table-cell office:value-type="float" office:value="-302.70631" calcext:value-type="float">
            <text:p>-302.70631</text:p>
          </table:table-cell>
          <table:table-cell office:value-type="float" office:value="-114.82482" calcext:value-type="float">
            <text:p>-114.82482</text:p>
          </table:table-cell>
          <table:table-cell office:value-type="float" office:value="1195.9551" calcext:value-type="float">
            <text:p>1195.9551</text:p>
          </table:table-cell>
          <table:table-cell table:number-columns-repeated="4"/>
        </table:table-row>
        <table:table-row table:style-name="ro1">
          <table:table-cell office:value-type="float" office:value="154600" calcext:value-type="float">
            <text:p>154600</text:p>
          </table:table-cell>
          <table:table-cell office:value-type="float" office:value="224.34255" calcext:value-type="float">
            <text:p>224.34255</text:p>
          </table:table-cell>
          <table:table-cell office:value-type="float" office:value="-1.0879441" calcext:value-type="float">
            <text:p>-1.087944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7.49" calcext:value-type="float">
            <text:p>-522357.49</text:p>
          </table:table-cell>
          <table:table-cell office:value-type="float" office:value="35039.723" calcext:value-type="float">
            <text:p>35039.723</text:p>
          </table:table-cell>
          <table:table-cell office:value-type="float" office:value="-557397.21" calcext:value-type="float">
            <text:p>-557397.21</text:p>
          </table:table-cell>
          <table:table-cell office:value-type="float" office:value="-679.93311" calcext:value-type="float">
            <text:p>-679.93311</text:p>
          </table:table-cell>
          <table:table-cell office:value-type="float" office:value="-437.4824" calcext:value-type="float">
            <text:p>-437.4824</text:p>
          </table:table-cell>
          <table:table-cell office:value-type="float" office:value="609.54949" calcext:value-type="float">
            <text:p>609.54949</text:p>
          </table:table-cell>
          <table:table-cell table:number-columns-repeated="4"/>
        </table:table-row>
        <table:table-row table:style-name="ro1">
          <table:table-cell office:value-type="float" office:value="155600" calcext:value-type="float">
            <text:p>155600</text:p>
          </table:table-cell>
          <table:table-cell office:value-type="float" office:value="225.06461" calcext:value-type="float">
            <text:p>225.06461</text:p>
          </table:table-cell>
          <table:table-cell office:value-type="float" office:value="-1.8462285" calcext:value-type="float">
            <text:p>-1.846228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5.71" calcext:value-type="float">
            <text:p>-522265.71</text:p>
          </table:table-cell>
          <table:table-cell office:value-type="float" office:value="35152.501" calcext:value-type="float">
            <text:p>35152.501</text:p>
          </table:table-cell>
          <table:table-cell office:value-type="float" office:value="-557418.21" calcext:value-type="float">
            <text:p>-557418.21</text:p>
          </table:table-cell>
          <table:table-cell office:value-type="float" office:value="-757.90865" calcext:value-type="float">
            <text:p>-757.90865</text:p>
          </table:table-cell>
          <table:table-cell office:value-type="float" office:value="-565.20802" calcext:value-type="float">
            <text:p>-565.20802</text:p>
          </table:table-cell>
          <table:table-cell office:value-type="float" office:value="761.79753" calcext:value-type="float">
            <text:p>761.79753</text:p>
          </table:table-cell>
          <table:table-cell table:number-columns-repeated="4"/>
        </table:table-row>
        <table:table-row table:style-name="ro1">
          <table:table-cell office:value-type="float" office:value="156600" calcext:value-type="float">
            <text:p>156600</text:p>
          </table:table-cell>
          <table:table-cell office:value-type="float" office:value="224.82414" calcext:value-type="float">
            <text:p>224.82414</text:p>
          </table:table-cell>
          <table:table-cell office:value-type="float" office:value="-0.3325376" calcext:value-type="float">
            <text:p>-0.332537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41.31" calcext:value-type="float">
            <text:p>-522241.31</text:p>
          </table:table-cell>
          <table:table-cell office:value-type="float" office:value="35114.941" calcext:value-type="float">
            <text:p>35114.941</text:p>
          </table:table-cell>
          <table:table-cell office:value-type="float" office:value="-557356.25" calcext:value-type="float">
            <text:p>-557356.25</text:p>
          </table:table-cell>
          <table:table-cell office:value-type="float" office:value="-590.72581" calcext:value-type="float">
            <text:p>-590.72581</text:p>
          </table:table-cell>
          <table:table-cell office:value-type="float" office:value="-615.05701" calcext:value-type="float">
            <text:p>-615.05701</text:p>
          </table:table-cell>
          <table:table-cell office:value-type="float" office:value="926.81569" calcext:value-type="float">
            <text:p>926.81569</text:p>
          </table:table-cell>
          <table:table-cell table:number-columns-repeated="4"/>
        </table:table-row>
        <table:table-row table:style-name="ro1">
          <table:table-cell office:value-type="float" office:value="157600" calcext:value-type="float">
            <text:p>157600</text:p>
          </table:table-cell>
          <table:table-cell office:value-type="float" office:value="224.40026" calcext:value-type="float">
            <text:p>224.40026</text:p>
          </table:table-cell>
          <table:table-cell office:value-type="float" office:value="10.133123" calcext:value-type="float">
            <text:p>10.13312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31.46" calcext:value-type="float">
            <text:p>-522431.46</text:p>
          </table:table-cell>
          <table:table-cell office:value-type="float" office:value="35048.736" calcext:value-type="float">
            <text:p>35048.736</text:p>
          </table:table-cell>
          <table:table-cell office:value-type="float" office:value="-557480.19" calcext:value-type="float">
            <text:p>-557480.19</text:p>
          </table:table-cell>
          <table:table-cell office:value-type="float" office:value="-455.87058" calcext:value-type="float">
            <text:p>-455.87058</text:p>
          </table:table-cell>
          <table:table-cell office:value-type="float" office:value="-456.76814" calcext:value-type="float">
            <text:p>-456.76814</text:p>
          </table:table-cell>
          <table:table-cell office:value-type="float" office:value="1294.0076" calcext:value-type="float">
            <text:p>1294.0076</text:p>
          </table:table-cell>
          <table:table-cell table:number-columns-repeated="4"/>
        </table:table-row>
        <table:table-row table:style-name="ro1">
          <table:table-cell office:value-type="float" office:value="158600" calcext:value-type="float">
            <text:p>158600</text:p>
          </table:table-cell>
          <table:table-cell office:value-type="float" office:value="224.39987" calcext:value-type="float">
            <text:p>224.39987</text:p>
          </table:table-cell>
          <table:table-cell office:value-type="float" office:value="-9.6805211" calcext:value-type="float">
            <text:p>-9.680521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15.47" calcext:value-type="float">
            <text:p>-522415.47</text:p>
          </table:table-cell>
          <table:table-cell office:value-type="float" office:value="35048.676" calcext:value-type="float">
            <text:p>35048.676</text:p>
          </table:table-cell>
          <table:table-cell office:value-type="float" office:value="-557464.14" calcext:value-type="float">
            <text:p>-557464.14</text:p>
          </table:table-cell>
          <table:table-cell office:value-type="float" office:value="-813.84373" calcext:value-type="float">
            <text:p>-813.84373</text:p>
          </table:table-cell>
          <table:table-cell office:value-type="float" office:value="-767.44056" calcext:value-type="float">
            <text:p>-767.44056</text:p>
          </table:table-cell>
          <table:table-cell office:value-type="float" office:value="615.7593" calcext:value-type="float">
            <text:p>615.7593</text:p>
          </table:table-cell>
          <table:table-cell table:number-columns-repeated="4"/>
        </table:table-row>
        <table:table-row table:style-name="ro1">
          <table:table-cell office:value-type="float" office:value="159600" calcext:value-type="float">
            <text:p>159600</text:p>
          </table:table-cell>
          <table:table-cell office:value-type="float" office:value="224.78288" calcext:value-type="float">
            <text:p>224.78288</text:p>
          </table:table-cell>
          <table:table-cell office:value-type="float" office:value="-12.752715" calcext:value-type="float">
            <text:p>-12.75271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6.94" calcext:value-type="float">
            <text:p>-522316.94</text:p>
          </table:table-cell>
          <table:table-cell office:value-type="float" office:value="35108.498" calcext:value-type="float">
            <text:p>35108.498</text:p>
          </table:table-cell>
          <table:table-cell office:value-type="float" office:value="-557425.44" calcext:value-type="float">
            <text:p>-557425.44</text:p>
          </table:table-cell>
          <table:table-cell office:value-type="float" office:value="-842.48854" calcext:value-type="float">
            <text:p>-842.48854</text:p>
          </table:table-cell>
          <table:table-cell office:value-type="float" office:value="-649.01758" calcext:value-type="float">
            <text:p>-649.01758</text:p>
          </table:table-cell>
          <table:table-cell office:value-type="float" office:value="254.30097" calcext:value-type="float">
            <text:p>254.30097</text:p>
          </table:table-cell>
          <table:table-cell table:number-columns-repeated="4"/>
        </table:table-row>
        <table:table-row table:style-name="ro1">
          <table:table-cell office:value-type="float" office:value="160600" calcext:value-type="float">
            <text:p>160600</text:p>
          </table:table-cell>
          <table:table-cell office:value-type="float" office:value="224.49057" calcext:value-type="float">
            <text:p>224.49057</text:p>
          </table:table-cell>
          <table:table-cell office:value-type="float" office:value="-12.907531" calcext:value-type="float">
            <text:p>-12.90753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1.46" calcext:value-type="float">
            <text:p>-522321.46</text:p>
          </table:table-cell>
          <table:table-cell office:value-type="float" office:value="35062.842" calcext:value-type="float">
            <text:p>35062.842</text:p>
          </table:table-cell>
          <table:table-cell office:value-type="float" office:value="-557384.31" calcext:value-type="float">
            <text:p>-557384.31</text:p>
          </table:table-cell>
          <table:table-cell office:value-type="float" office:value="-810.29737" calcext:value-type="float">
            <text:p>-810.29737</text:p>
          </table:table-cell>
          <table:table-cell office:value-type="float" office:value="-772.0962" calcext:value-type="float">
            <text:p>-772.0962</text:p>
          </table:table-cell>
          <table:table-cell office:value-type="float" office:value="434.61437" calcext:value-type="float">
            <text:p>434.61437</text:p>
          </table:table-cell>
          <table:table-cell table:number-columns-repeated="4"/>
        </table:table-row>
        <table:table-row table:style-name="ro1">
          <table:table-cell office:value-type="float" office:value="161600" calcext:value-type="float">
            <text:p>161600</text:p>
          </table:table-cell>
          <table:table-cell office:value-type="float" office:value="225.06345" calcext:value-type="float">
            <text:p>225.06345</text:p>
          </table:table-cell>
          <table:table-cell office:value-type="float" office:value="-19.032303" calcext:value-type="float">
            <text:p>-19.03230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46.47" calcext:value-type="float">
            <text:p>-522146.47</text:p>
          </table:table-cell>
          <table:table-cell office:value-type="float" office:value="35152.32" calcext:value-type="float">
            <text:p>35152.32</text:p>
          </table:table-cell>
          <table:table-cell office:value-type="float" office:value="-557298.79" calcext:value-type="float">
            <text:p>-557298.79</text:p>
          </table:table-cell>
          <table:table-cell office:value-type="float" office:value="-883.75965" calcext:value-type="float">
            <text:p>-883.75965</text:p>
          </table:table-cell>
          <table:table-cell office:value-type="float" office:value="-719.02734" calcext:value-type="float">
            <text:p>-719.02734</text:p>
          </table:table-cell>
          <table:table-cell office:value-type="float" office:value="-4.4299827" calcext:value-type="float">
            <text:p>-4.4299827</text:p>
          </table:table-cell>
          <table:table-cell table:number-columns-repeated="4"/>
        </table:table-row>
        <table:table-row table:style-name="ro1">
          <table:table-cell office:value-type="float" office:value="162600" calcext:value-type="float">
            <text:p>162600</text:p>
          </table:table-cell>
          <table:table-cell office:value-type="float" office:value="224.64882" calcext:value-type="float">
            <text:p>224.64882</text:p>
          </table:table-cell>
          <table:table-cell office:value-type="float" office:value="12.114972" calcext:value-type="float">
            <text:p>12.11497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6.92" calcext:value-type="float">
            <text:p>-522276.92</text:p>
          </table:table-cell>
          <table:table-cell office:value-type="float" office:value="35087.559" calcext:value-type="float">
            <text:p>35087.559</text:p>
          </table:table-cell>
          <table:table-cell office:value-type="float" office:value="-557364.48" calcext:value-type="float">
            <text:p>-557364.48</text:p>
          </table:table-cell>
          <table:table-cell office:value-type="float" office:value="-318.97031" calcext:value-type="float">
            <text:p>-318.97031</text:p>
          </table:table-cell>
          <table:table-cell office:value-type="float" office:value="-330.23116" calcext:value-type="float">
            <text:p>-330.23116</text:p>
          </table:table-cell>
          <table:table-cell office:value-type="float" office:value="1214.9874" calcext:value-type="float">
            <text:p>1214.9874</text:p>
          </table:table-cell>
          <table:table-cell table:number-columns-repeated="4"/>
        </table:table-row>
        <table:table-row table:style-name="ro1">
          <table:table-cell office:value-type="float" office:value="163600" calcext:value-type="float">
            <text:p>163600</text:p>
          </table:table-cell>
          <table:table-cell office:value-type="float" office:value="224.76253" calcext:value-type="float">
            <text:p>224.76253</text:p>
          </table:table-cell>
          <table:table-cell office:value-type="float" office:value="14.314463" calcext:value-type="float">
            <text:p>14.31446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4.17" calcext:value-type="float">
            <text:p>-522344.17</text:p>
          </table:table-cell>
          <table:table-cell office:value-type="float" office:value="35105.319" calcext:value-type="float">
            <text:p>35105.319</text:p>
          </table:table-cell>
          <table:table-cell office:value-type="float" office:value="-557449.49" calcext:value-type="float">
            <text:p>-557449.49</text:p>
          </table:table-cell>
          <table:table-cell office:value-type="float" office:value="-261.00165" calcext:value-type="float">
            <text:p>-261.00165</text:p>
          </table:table-cell>
          <table:table-cell office:value-type="float" office:value="-94.44228" calcext:value-type="float">
            <text:p>-94.44228</text:p>
          </table:table-cell>
          <table:table-cell office:value-type="float" office:value="980.59138" calcext:value-type="float">
            <text:p>980.59138</text:p>
          </table:table-cell>
          <table:table-cell table:number-columns-repeated="4"/>
        </table:table-row>
        <table:table-row table:style-name="ro1">
          <table:table-cell office:value-type="float" office:value="164600" calcext:value-type="float">
            <text:p>164600</text:p>
          </table:table-cell>
          <table:table-cell office:value-type="float" office:value="224.39926" calcext:value-type="float">
            <text:p>224.39926</text:p>
          </table:table-cell>
          <table:table-cell office:value-type="float" office:value="-21.001717" calcext:value-type="float">
            <text:p>-21.00171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34.46" calcext:value-type="float">
            <text:p>-522334.46</text:p>
          </table:table-cell>
          <table:table-cell office:value-type="float" office:value="35048.581" calcext:value-type="float">
            <text:p>35048.581</text:p>
          </table:table-cell>
          <table:table-cell office:value-type="float" office:value="-557383.04" calcext:value-type="float">
            <text:p>-557383.04</text:p>
          </table:table-cell>
          <table:table-cell office:value-type="float" office:value="-1052.3013" calcext:value-type="float">
            <text:p>-1052.3013</text:p>
          </table:table-cell>
          <table:table-cell office:value-type="float" office:value="-830.356" calcext:value-type="float">
            <text:p>-830.356</text:p>
          </table:table-cell>
          <table:table-cell office:value-type="float" office:value="51.918934" calcext:value-type="float">
            <text:p>51.918934</text:p>
          </table:table-cell>
          <table:table-cell table:number-columns-repeated="4"/>
        </table:table-row>
        <table:table-row table:style-name="ro1">
          <table:table-cell office:value-type="float" office:value="165600" calcext:value-type="float">
            <text:p>165600</text:p>
          </table:table-cell>
          <table:table-cell office:value-type="float" office:value="224.36755" calcext:value-type="float">
            <text:p>224.36755</text:p>
          </table:table-cell>
          <table:table-cell office:value-type="float" office:value="6.7520352" calcext:value-type="float">
            <text:p>6.752035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79.39" calcext:value-type="float">
            <text:p>-522479.39</text:p>
          </table:table-cell>
          <table:table-cell office:value-type="float" office:value="35043.627" calcext:value-type="float">
            <text:p>35043.627</text:p>
          </table:table-cell>
          <table:table-cell office:value-type="float" office:value="-557523.01" calcext:value-type="float">
            <text:p>-557523.01</text:p>
          </table:table-cell>
          <table:table-cell office:value-type="float" office:value="-351.39445" calcext:value-type="float">
            <text:p>-351.39445</text:p>
          </table:table-cell>
          <table:table-cell office:value-type="float" office:value="-227.53585" calcext:value-type="float">
            <text:p>-227.53585</text:p>
          </table:table-cell>
          <table:table-cell office:value-type="float" office:value="744.05211" calcext:value-type="float">
            <text:p>744.05211</text:p>
          </table:table-cell>
          <table:table-cell table:number-columns-repeated="4"/>
        </table:table-row>
        <table:table-row table:style-name="ro1">
          <table:table-cell office:value-type="float" office:value="166600" calcext:value-type="float">
            <text:p>166600</text:p>
          </table:table-cell>
          <table:table-cell office:value-type="float" office:value="224.52925" calcext:value-type="float">
            <text:p>224.52925</text:p>
          </table:table-cell>
          <table:table-cell office:value-type="float" office:value="-2.7722582" calcext:value-type="float">
            <text:p>-2.772258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75.57" calcext:value-type="float">
            <text:p>-522475.57</text:p>
          </table:table-cell>
          <table:table-cell office:value-type="float" office:value="35068.883" calcext:value-type="float">
            <text:p>35068.883</text:p>
          </table:table-cell>
          <table:table-cell office:value-type="float" office:value="-557544.46" calcext:value-type="float">
            <text:p>-557544.46</text:p>
          </table:table-cell>
          <table:table-cell office:value-type="float" office:value="-585.15996" calcext:value-type="float">
            <text:p>-585.15996</text:p>
          </table:table-cell>
          <table:table-cell office:value-type="float" office:value="-520.96675" calcext:value-type="float">
            <text:p>-520.96675</text:p>
          </table:table-cell>
          <table:table-cell office:value-type="float" office:value="639.6985" calcext:value-type="float">
            <text:p>639.6985</text:p>
          </table:table-cell>
          <table:table-cell table:number-columns-repeated="4"/>
        </table:table-row>
        <table:table-row table:style-name="ro1">
          <table:table-cell office:value-type="float" office:value="167600" calcext:value-type="float">
            <text:p>167600</text:p>
          </table:table-cell>
          <table:table-cell office:value-type="float" office:value="224.55401" calcext:value-type="float">
            <text:p>224.55401</text:p>
          </table:table-cell>
          <table:table-cell office:value-type="float" office:value="1.0560829" calcext:value-type="float">
            <text:p>1.056082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06.03" calcext:value-type="float">
            <text:p>-522406.03</text:p>
          </table:table-cell>
          <table:table-cell office:value-type="float" office:value="35072.751" calcext:value-type="float">
            <text:p>35072.751</text:p>
          </table:table-cell>
          <table:table-cell office:value-type="float" office:value="-557478.78" calcext:value-type="float">
            <text:p>-557478.78</text:p>
          </table:table-cell>
          <table:table-cell office:value-type="float" office:value="-498.94774" calcext:value-type="float">
            <text:p>-498.94774</text:p>
          </table:table-cell>
          <table:table-cell office:value-type="float" office:value="-168.14654" calcext:value-type="float">
            <text:p>-168.14654</text:p>
          </table:table-cell>
          <table:table-cell office:value-type="float" office:value="320.30732" calcext:value-type="float">
            <text:p>320.30732</text:p>
          </table:table-cell>
          <table:table-cell table:number-columns-repeated="4"/>
        </table:table-row>
        <table:table-row table:style-name="ro1">
          <table:table-cell office:value-type="float" office:value="168600" calcext:value-type="float">
            <text:p>168600</text:p>
          </table:table-cell>
          <table:table-cell office:value-type="float" office:value="224.64807" calcext:value-type="float">
            <text:p>224.64807</text:p>
          </table:table-cell>
          <table:table-cell office:value-type="float" office:value="-4.9067855" calcext:value-type="float">
            <text:p>-4.906785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78.7" calcext:value-type="float">
            <text:p>-522378.7</text:p>
          </table:table-cell>
          <table:table-cell office:value-type="float" office:value="35087.442" calcext:value-type="float">
            <text:p>35087.442</text:p>
          </table:table-cell>
          <table:table-cell office:value-type="float" office:value="-557466.15" calcext:value-type="float">
            <text:p>-557466.15</text:p>
          </table:table-cell>
          <table:table-cell office:value-type="float" office:value="-706.28913" calcext:value-type="float">
            <text:p>-706.28913</text:p>
          </table:table-cell>
          <table:table-cell office:value-type="float" office:value="-207.17856" calcext:value-type="float">
            <text:p>-207.17856</text:p>
          </table:table-cell>
          <table:table-cell office:value-type="float" office:value="32.401105" calcext:value-type="float">
            <text:p>32.401105</text:p>
          </table:table-cell>
          <table:table-cell table:number-columns-repeated="4"/>
        </table:table-row>
        <table:table-row table:style-name="ro1">
          <table:table-cell office:value-type="float" office:value="169600" calcext:value-type="float">
            <text:p>169600</text:p>
          </table:table-cell>
          <table:table-cell office:value-type="float" office:value="224.61758" calcext:value-type="float">
            <text:p>224.61758</text:p>
          </table:table-cell>
          <table:table-cell office:value-type="float" office:value="0.84358762" calcext:value-type="float">
            <text:p>0.8435876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5.83" calcext:value-type="float">
            <text:p>-522275.83</text:p>
          </table:table-cell>
          <table:table-cell office:value-type="float" office:value="35082.68" calcext:value-type="float">
            <text:p>35082.68</text:p>
          </table:table-cell>
          <table:table-cell office:value-type="float" office:value="-557358.51" calcext:value-type="float">
            <text:p>-557358.51</text:p>
          </table:table-cell>
          <table:table-cell office:value-type="float" office:value="-621.56561" calcext:value-type="float">
            <text:p>-621.56561</text:p>
          </table:table-cell>
          <table:table-cell office:value-type="float" office:value="-367.74755" calcext:value-type="float">
            <text:p>-367.74755</text:p>
          </table:table-cell>
          <table:table-cell office:value-type="float" office:value="614.9791" calcext:value-type="float">
            <text:p>614.9791</text:p>
          </table:table-cell>
          <table:table-cell table:number-columns-repeated="4"/>
        </table:table-row>
        <table:table-row table:style-name="ro1">
          <table:table-cell office:value-type="float" office:value="170600" calcext:value-type="float">
            <text:p>170600</text:p>
          </table:table-cell>
          <table:table-cell office:value-type="float" office:value="224.79482" calcext:value-type="float">
            <text:p>224.79482</text:p>
          </table:table-cell>
          <table:table-cell office:value-type="float" office:value="5.7881331" calcext:value-type="float">
            <text:p>5.788133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1.14" calcext:value-type="float">
            <text:p>-522301.14</text:p>
          </table:table-cell>
          <table:table-cell office:value-type="float" office:value="35110.362" calcext:value-type="float">
            <text:p>35110.362</text:p>
          </table:table-cell>
          <table:table-cell office:value-type="float" office:value="-557411.5" calcext:value-type="float">
            <text:p>-557411.5</text:p>
          </table:table-cell>
          <table:table-cell office:value-type="float" office:value="-412.47159" calcext:value-type="float">
            <text:p>-412.47159</text:p>
          </table:table-cell>
          <table:table-cell office:value-type="float" office:value="-70.660691" calcext:value-type="float">
            <text:p>-70.660691</text:p>
          </table:table-cell>
          <table:table-cell office:value-type="float" office:value="446.46405" calcext:value-type="float">
            <text:p>446.46405</text:p>
          </table:table-cell>
          <table:table-cell table:number-columns-repeated="4"/>
        </table:table-row>
        <table:table-row table:style-name="ro1">
          <table:table-cell office:value-type="float" office:value="171600" calcext:value-type="float">
            <text:p>171600</text:p>
          </table:table-cell>
          <table:table-cell office:value-type="float" office:value="224.34701" calcext:value-type="float">
            <text:p>224.34701</text:p>
          </table:table-cell>
          <table:table-cell office:value-type="float" office:value="4.482381" calcext:value-type="float">
            <text:p>4.48238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11.78" calcext:value-type="float">
            <text:p>-522411.78</text:p>
          </table:table-cell>
          <table:table-cell office:value-type="float" office:value="35040.42" calcext:value-type="float">
            <text:p>35040.42</text:p>
          </table:table-cell>
          <table:table-cell office:value-type="float" office:value="-557452.2" calcext:value-type="float">
            <text:p>-557452.2</text:p>
          </table:table-cell>
          <table:table-cell office:value-type="float" office:value="-414.99968" calcext:value-type="float">
            <text:p>-414.99968</text:p>
          </table:table-cell>
          <table:table-cell office:value-type="float" office:value="-89.927744" calcext:value-type="float">
            <text:p>-89.927744</text:p>
          </table:table-cell>
          <table:table-cell office:value-type="float" office:value="399.90983" calcext:value-type="float">
            <text:p>399.90983</text:p>
          </table:table-cell>
          <table:table-cell table:number-columns-repeated="4"/>
        </table:table-row>
        <table:table-row table:style-name="ro1">
          <table:table-cell office:value-type="float" office:value="172600" calcext:value-type="float">
            <text:p>172600</text:p>
          </table:table-cell>
          <table:table-cell office:value-type="float" office:value="224.25636" calcext:value-type="float">
            <text:p>224.25636</text:p>
          </table:table-cell>
          <table:table-cell office:value-type="float" office:value="-0.060914613" calcext:value-type="float">
            <text:p>-0.06091461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36.72" calcext:value-type="float">
            <text:p>-522436.72</text:p>
          </table:table-cell>
          <table:table-cell office:value-type="float" office:value="35026.262" calcext:value-type="float">
            <text:p>35026.262</text:p>
          </table:table-cell>
          <table:table-cell office:value-type="float" office:value="-557462.99" calcext:value-type="float">
            <text:p>-557462.99</text:p>
          </table:table-cell>
          <table:table-cell office:value-type="float" office:value="-596.04183" calcext:value-type="float">
            <text:p>-596.04183</text:p>
          </table:table-cell>
          <table:table-cell office:value-type="float" office:value="-640.24512" calcext:value-type="float">
            <text:p>-640.24512</text:p>
          </table:table-cell>
          <table:table-cell office:value-type="float" office:value="981.41592" calcext:value-type="float">
            <text:p>981.41592</text:p>
          </table:table-cell>
          <table:table-cell table:number-columns-repeated="4"/>
        </table:table-row>
        <table:table-row table:style-name="ro1">
          <table:table-cell office:value-type="float" office:value="173600" calcext:value-type="float">
            <text:p>173600</text:p>
          </table:table-cell>
          <table:table-cell office:value-type="float" office:value="224.59543" calcext:value-type="float">
            <text:p>224.59543</text:p>
          </table:table-cell>
          <table:table-cell office:value-type="float" office:value="-3.8069772" calcext:value-type="float">
            <text:p>-3.806977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34.77" calcext:value-type="float">
            <text:p>-522334.77</text:p>
          </table:table-cell>
          <table:table-cell office:value-type="float" office:value="35079.219" calcext:value-type="float">
            <text:p>35079.219</text:p>
          </table:table-cell>
          <table:table-cell office:value-type="float" office:value="-557413.99" calcext:value-type="float">
            <text:p>-557413.99</text:p>
          </table:table-cell>
          <table:table-cell office:value-type="float" office:value="-682.47409" calcext:value-type="float">
            <text:p>-682.47409</text:p>
          </table:table-cell>
          <table:table-cell office:value-type="float" office:value="-671.5459" calcext:value-type="float">
            <text:p>-671.5459</text:p>
          </table:table-cell>
          <table:table-cell office:value-type="float" office:value="810.97408" calcext:value-type="float">
            <text:p>810.97408</text:p>
          </table:table-cell>
          <table:table-cell table:number-columns-repeated="4"/>
        </table:table-row>
        <table:table-row table:style-name="ro1">
          <table:table-cell office:value-type="float" office:value="174600" calcext:value-type="float">
            <text:p>174600</text:p>
          </table:table-cell>
          <table:table-cell office:value-type="float" office:value="224.75941" calcext:value-type="float">
            <text:p>224.75941</text:p>
          </table:table-cell>
          <table:table-cell office:value-type="float" office:value="-11.899763" calcext:value-type="float">
            <text:p>-11.89976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2.82" calcext:value-type="float">
            <text:p>-522292.82</text:p>
          </table:table-cell>
          <table:table-cell office:value-type="float" office:value="35104.831" calcext:value-type="float">
            <text:p>35104.831</text:p>
          </table:table-cell>
          <table:table-cell office:value-type="float" office:value="-557397.66" calcext:value-type="float">
            <text:p>-557397.66</text:p>
          </table:table-cell>
          <table:table-cell office:value-type="float" office:value="-849.83918" calcext:value-type="float">
            <text:p>-849.83918</text:p>
          </table:table-cell>
          <table:table-cell office:value-type="float" office:value="-850.87689" calcext:value-type="float">
            <text:p>-850.87689</text:p>
          </table:table-cell>
          <table:table-cell office:value-type="float" office:value="614.61953" calcext:value-type="float">
            <text:p>614.61953</text:p>
          </table:table-cell>
          <table:table-cell table:number-columns-repeated="4"/>
        </table:table-row>
        <table:table-row table:style-name="ro1">
          <table:table-cell office:value-type="float" office:value="175600" calcext:value-type="float">
            <text:p>175600</text:p>
          </table:table-cell>
          <table:table-cell office:value-type="float" office:value="223.98583" calcext:value-type="float">
            <text:p>223.98583</text:p>
          </table:table-cell>
          <table:table-cell office:value-type="float" office:value="-11.471785" calcext:value-type="float">
            <text:p>-11.47178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95.24" calcext:value-type="float">
            <text:p>-522395.24</text:p>
          </table:table-cell>
          <table:table-cell office:value-type="float" office:value="34984.007" calcext:value-type="float">
            <text:p>34984.007</text:p>
          </table:table-cell>
          <table:table-cell office:value-type="float" office:value="-557379.24" calcext:value-type="float">
            <text:p>-557379.24</text:p>
          </table:table-cell>
          <table:table-cell office:value-type="float" office:value="-901.96949" calcext:value-type="float">
            <text:p>-901.96949</text:p>
          </table:table-cell>
          <table:table-cell office:value-type="float" office:value="-738.50234" calcext:value-type="float">
            <text:p>-738.50234</text:p>
          </table:table-cell>
          <table:table-cell office:value-type="float" office:value="466.71348" calcext:value-type="float">
            <text:p>466.71348</text:p>
          </table:table-cell>
          <table:table-cell table:number-columns-repeated="4"/>
        </table:table-row>
        <table:table-row table:style-name="ro1">
          <table:table-cell office:value-type="float" office:value="176600" calcext:value-type="float">
            <text:p>176600</text:p>
          </table:table-cell>
          <table:table-cell office:value-type="float" office:value="224.29513" calcext:value-type="float">
            <text:p>224.29513</text:p>
          </table:table-cell>
          <table:table-cell office:value-type="float" office:value="-3.542722" calcext:value-type="float">
            <text:p>-3.54272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4.71" calcext:value-type="float">
            <text:p>-522344.71</text:p>
          </table:table-cell>
          <table:table-cell office:value-type="float" office:value="35032.317" calcext:value-type="float">
            <text:p>35032.317</text:p>
          </table:table-cell>
          <table:table-cell office:value-type="float" office:value="-557377.03" calcext:value-type="float">
            <text:p>-557377.03</text:p>
          </table:table-cell>
          <table:table-cell office:value-type="float" office:value="-568.2856" calcext:value-type="float">
            <text:p>-568.2856</text:p>
          </table:table-cell>
          <table:table-cell office:value-type="float" office:value="-346.4213" calcext:value-type="float">
            <text:p>-346.4213</text:p>
          </table:table-cell>
          <table:table-cell office:value-type="float" office:value="326.21378" calcext:value-type="float">
            <text:p>326.21378</text:p>
          </table:table-cell>
          <table:table-cell table:number-columns-repeated="4"/>
        </table:table-row>
        <table:table-row table:style-name="ro1">
          <table:table-cell office:value-type="float" office:value="177600" calcext:value-type="float">
            <text:p>177600</text:p>
          </table:table-cell>
          <table:table-cell office:value-type="float" office:value="224.78163" calcext:value-type="float">
            <text:p>224.78163</text:p>
          </table:table-cell>
          <table:table-cell office:value-type="float" office:value="-7.320853" calcext:value-type="float">
            <text:p>-7.32085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4.53" calcext:value-type="float">
            <text:p>-522204.53</text:p>
          </table:table-cell>
          <table:table-cell office:value-type="float" office:value="35108.302" calcext:value-type="float">
            <text:p>35108.302</text:p>
          </table:table-cell>
          <table:table-cell office:value-type="float" office:value="-557312.83" calcext:value-type="float">
            <text:p>-557312.83</text:p>
          </table:table-cell>
          <table:table-cell office:value-type="float" office:value="-699.68747" calcext:value-type="float">
            <text:p>-699.68747</text:p>
          </table:table-cell>
          <table:table-cell office:value-type="float" office:value="-294.56058" calcext:value-type="float">
            <text:p>-294.56058</text:p>
          </table:table-cell>
          <table:table-cell office:value-type="float" office:value="25.962737" calcext:value-type="float">
            <text:p>25.962737</text:p>
          </table:table-cell>
          <table:table-cell table:number-columns-repeated="4"/>
        </table:table-row>
        <table:table-row table:style-name="ro1">
          <table:table-cell office:value-type="float" office:value="178600" calcext:value-type="float">
            <text:p>178600</text:p>
          </table:table-cell>
          <table:table-cell office:value-type="float" office:value="224.63182" calcext:value-type="float">
            <text:p>224.63182</text:p>
          </table:table-cell>
          <table:table-cell office:value-type="float" office:value="-1.1196895" calcext:value-type="float">
            <text:p>-1.119689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9.58" calcext:value-type="float">
            <text:p>-522269.58</text:p>
          </table:table-cell>
          <table:table-cell office:value-type="float" office:value="35084.904" calcext:value-type="float">
            <text:p>35084.904</text:p>
          </table:table-cell>
          <table:table-cell office:value-type="float" office:value="-557354.49" calcext:value-type="float">
            <text:p>-557354.49</text:p>
          </table:table-cell>
          <table:table-cell office:value-type="float" office:value="-568.48247" calcext:value-type="float">
            <text:p>-568.48247</text:p>
          </table:table-cell>
          <table:table-cell office:value-type="float" office:value="-387.0278" calcext:value-type="float">
            <text:p>-387.0278</text:p>
          </table:table-cell>
          <table:table-cell office:value-type="float" office:value="530.07631" calcext:value-type="float">
            <text:p>530.07631</text:p>
          </table:table-cell>
          <table:table-cell table:number-columns-repeated="4"/>
        </table:table-row>
        <table:table-row table:style-name="ro1">
          <table:table-cell office:value-type="float" office:value="179600" calcext:value-type="float">
            <text:p>179600</text:p>
          </table:table-cell>
          <table:table-cell office:value-type="float" office:value="224.59739" calcext:value-type="float">
            <text:p>224.59739</text:p>
          </table:table-cell>
          <table:table-cell office:value-type="float" office:value="4.6367377" calcext:value-type="float">
            <text:p>4.636737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1.06" calcext:value-type="float">
            <text:p>-522261.06</text:p>
          </table:table-cell>
          <table:table-cell office:value-type="float" office:value="35079.527" calcext:value-type="float">
            <text:p>35079.527</text:p>
          </table:table-cell>
          <table:table-cell office:value-type="float" office:value="-557340.59" calcext:value-type="float">
            <text:p>-557340.59</text:p>
          </table:table-cell>
          <table:table-cell office:value-type="float" office:value="-503.64686" calcext:value-type="float">
            <text:p>-503.64686</text:p>
          </table:table-cell>
          <table:table-cell office:value-type="float" office:value="-502.40812" calcext:value-type="float">
            <text:p>-502.40812</text:p>
          </table:table-cell>
          <table:table-cell office:value-type="float" office:value="1043.4881" calcext:value-type="float">
            <text:p>1043.4881</text:p>
          </table:table-cell>
          <table:table-cell table:number-columns-repeated="4"/>
        </table:table-row>
        <table:table-row table:style-name="ro1">
          <table:table-cell office:value-type="float" office:value="180600" calcext:value-type="float">
            <text:p>180600</text:p>
          </table:table-cell>
          <table:table-cell office:value-type="float" office:value="224.55685" calcext:value-type="float">
            <text:p>224.55685</text:p>
          </table:table-cell>
          <table:table-cell office:value-type="float" office:value="-4.1825607" calcext:value-type="float">
            <text:p>-4.182560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3.25" calcext:value-type="float">
            <text:p>-522293.25</text:p>
          </table:table-cell>
          <table:table-cell office:value-type="float" office:value="35073.194" calcext:value-type="float">
            <text:p>35073.194</text:p>
          </table:table-cell>
          <table:table-cell office:value-type="float" office:value="-557366.45" calcext:value-type="float">
            <text:p>-557366.45</text:p>
          </table:table-cell>
          <table:table-cell office:value-type="float" office:value="-707.18819" calcext:value-type="float">
            <text:p>-707.18819</text:p>
          </table:table-cell>
          <table:table-cell office:value-type="float" office:value="-419.25566" calcext:value-type="float">
            <text:p>-419.25566</text:p>
          </table:table-cell>
          <table:table-cell office:value-type="float" office:value="400.92732" calcext:value-type="float">
            <text:p>400.92732</text:p>
          </table:table-cell>
          <table:table-cell table:number-columns-repeated="4"/>
        </table:table-row>
        <table:table-row table:style-name="ro1">
          <table:table-cell office:value-type="float" office:value="181600" calcext:value-type="float">
            <text:p>181600</text:p>
          </table:table-cell>
          <table:table-cell office:value-type="float" office:value="224.50097" calcext:value-type="float">
            <text:p>224.50097</text:p>
          </table:table-cell>
          <table:table-cell office:value-type="float" office:value="17.858842" calcext:value-type="float">
            <text:p>17.85884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7.95" calcext:value-type="float">
            <text:p>-522357.95</text:p>
          </table:table-cell>
          <table:table-cell office:value-type="float" office:value="35064.467" calcext:value-type="float">
            <text:p>35064.467</text:p>
          </table:table-cell>
          <table:table-cell office:value-type="float" office:value="-557422.42" calcext:value-type="float">
            <text:p>-557422.42</text:p>
          </table:table-cell>
          <table:table-cell office:value-type="float" office:value="-244.83191" calcext:value-type="float">
            <text:p>-244.83191</text:p>
          </table:table-cell>
          <table:table-cell office:value-type="float" office:value="266.46209" calcext:value-type="float">
            <text:p>266.46209</text:p>
          </table:table-cell>
          <table:table-cell office:value-type="float" office:value="632.19313" calcext:value-type="float">
            <text:p>632.19313</text:p>
          </table:table-cell>
          <table:table-cell table:number-columns-repeated="4"/>
        </table:table-row>
        <table:table-row table:style-name="ro1">
          <table:table-cell office:value-type="float" office:value="182600" calcext:value-type="float">
            <text:p>182600</text:p>
          </table:table-cell>
          <table:table-cell office:value-type="float" office:value="224.41088" calcext:value-type="float">
            <text:p>224.41088</text:p>
          </table:table-cell>
          <table:table-cell office:value-type="float" office:value="13.934649" calcext:value-type="float">
            <text:p>13.93464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95.42" calcext:value-type="float">
            <text:p>-522395.42</text:p>
          </table:table-cell>
          <table:table-cell office:value-type="float" office:value="35050.396" calcext:value-type="float">
            <text:p>35050.396</text:p>
          </table:table-cell>
          <table:table-cell office:value-type="float" office:value="-557445.82" calcext:value-type="float">
            <text:p>-557445.82</text:p>
          </table:table-cell>
          <table:table-cell office:value-type="float" office:value="-311.74287" calcext:value-type="float">
            <text:p>-311.74287</text:p>
          </table:table-cell>
          <table:table-cell office:value-type="float" office:value="58.084427" calcext:value-type="float">
            <text:p>58.084427</text:p>
          </table:table-cell>
          <table:table-cell office:value-type="float" office:value="723.77664" calcext:value-type="float">
            <text:p>723.77664</text:p>
          </table:table-cell>
          <table:table-cell table:number-columns-repeated="4"/>
        </table:table-row>
        <table:table-row table:style-name="ro1">
          <table:table-cell office:value-type="float" office:value="183600" calcext:value-type="float">
            <text:p>183600</text:p>
          </table:table-cell>
          <table:table-cell office:value-type="float" office:value="224.54" calcext:value-type="float">
            <text:p>224.54</text:p>
          </table:table-cell>
          <table:table-cell office:value-type="float" office:value="27.201601" calcext:value-type="float">
            <text:p>27.20160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43.5" calcext:value-type="float">
            <text:p>-522443.5</text:p>
          </table:table-cell>
          <table:table-cell office:value-type="float" office:value="35070.563" calcext:value-type="float">
            <text:p>35070.563</text:p>
          </table:table-cell>
          <table:table-cell office:value-type="float" office:value="-557514.06" calcext:value-type="float">
            <text:p>-557514.06</text:p>
          </table:table-cell>
          <table:table-cell office:value-type="float" office:value="50.896583" calcext:value-type="float">
            <text:p>50.896583</text:p>
          </table:table-cell>
          <table:table-cell office:value-type="float" office:value="-126.57402" calcext:value-type="float">
            <text:p>-126.57402</text:p>
          </table:table-cell>
          <table:table-cell office:value-type="float" office:value="1782.0331" calcext:value-type="float">
            <text:p>1782.0331</text:p>
          </table:table-cell>
          <table:table-cell table:number-columns-repeated="4"/>
        </table:table-row>
        <table:table-row table:style-name="ro1">
          <table:table-cell office:value-type="float" office:value="184600" calcext:value-type="float">
            <text:p>184600</text:p>
          </table:table-cell>
          <table:table-cell office:value-type="float" office:value="224.67768" calcext:value-type="float">
            <text:p>224.67768</text:p>
          </table:table-cell>
          <table:table-cell office:value-type="float" office:value="6.1268383" calcext:value-type="float">
            <text:p>6.126838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3.5" calcext:value-type="float">
            <text:p>-522273.5</text:p>
          </table:table-cell>
          <table:table-cell office:value-type="float" office:value="35092.066" calcext:value-type="float">
            <text:p>35092.066</text:p>
          </table:table-cell>
          <table:table-cell office:value-type="float" office:value="-557365.56" calcext:value-type="float">
            <text:p>-557365.56</text:p>
          </table:table-cell>
          <table:table-cell office:value-type="float" office:value="-413.49652" calcext:value-type="float">
            <text:p>-413.49652</text:p>
          </table:table-cell>
          <table:table-cell office:value-type="float" office:value="-76.98424" calcext:value-type="float">
            <text:p>-76.98424</text:p>
          </table:table-cell>
          <table:table-cell office:value-type="float" office:value="475.95701" calcext:value-type="float">
            <text:p>475.95701</text:p>
          </table:table-cell>
          <table:table-cell table:number-columns-repeated="4"/>
        </table:table-row>
        <table:table-row table:style-name="ro1">
          <table:table-cell office:value-type="float" office:value="185600" calcext:value-type="float">
            <text:p>185600</text:p>
          </table:table-cell>
          <table:table-cell office:value-type="float" office:value="224.96853" calcext:value-type="float">
            <text:p>224.96853</text:p>
          </table:table-cell>
          <table:table-cell office:value-type="float" office:value="-13.347208" calcext:value-type="float">
            <text:p>-13.34720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6.99" calcext:value-type="float">
            <text:p>-522236.99</text:p>
          </table:table-cell>
          <table:table-cell office:value-type="float" office:value="35137.493" calcext:value-type="float">
            <text:p>35137.493</text:p>
          </table:table-cell>
          <table:table-cell office:value-type="float" office:value="-557374.48" calcext:value-type="float">
            <text:p>-557374.48</text:p>
          </table:table-cell>
          <table:table-cell office:value-type="float" office:value="-792.66185" calcext:value-type="float">
            <text:p>-792.66185</text:p>
          </table:table-cell>
          <table:table-cell office:value-type="float" office:value="-654.24628" calcext:value-type="float">
            <text:p>-654.24628</text:p>
          </table:table-cell>
          <table:table-cell office:value-type="float" office:value="227.65419" calcext:value-type="float">
            <text:p>227.65419</text:p>
          </table:table-cell>
          <table:table-cell table:number-columns-repeated="4"/>
        </table:table-row>
        <table:table-row table:style-name="ro1">
          <table:table-cell office:value-type="float" office:value="186600" calcext:value-type="float">
            <text:p>186600</text:p>
          </table:table-cell>
          <table:table-cell office:value-type="float" office:value="224.77422" calcext:value-type="float">
            <text:p>224.77422</text:p>
          </table:table-cell>
          <table:table-cell office:value-type="float" office:value="9.4865788" calcext:value-type="float">
            <text:p>9.486578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20.8" calcext:value-type="float">
            <text:p>-522420.8</text:p>
          </table:table-cell>
          <table:table-cell office:value-type="float" office:value="35107.145" calcext:value-type="float">
            <text:p>35107.145</text:p>
          </table:table-cell>
          <table:table-cell office:value-type="float" office:value="-557527.95" calcext:value-type="float">
            <text:p>-557527.95</text:p>
          </table:table-cell>
          <table:table-cell office:value-type="float" office:value="-432.87374" calcext:value-type="float">
            <text:p>-432.87374</text:p>
          </table:table-cell>
          <table:table-cell office:value-type="float" office:value="-321.00145" calcext:value-type="float">
            <text:p>-321.00145</text:p>
          </table:table-cell>
          <table:table-cell office:value-type="float" office:value="1047.4123" calcext:value-type="float">
            <text:p>1047.4123</text:p>
          </table:table-cell>
          <table:table-cell table:number-columns-repeated="4"/>
        </table:table-row>
        <table:table-row table:style-name="ro1">
          <table:table-cell office:value-type="float" office:value="187600" calcext:value-type="float">
            <text:p>187600</text:p>
          </table:table-cell>
          <table:table-cell office:value-type="float" office:value="224.48515" calcext:value-type="float">
            <text:p>224.48515</text:p>
          </table:table-cell>
          <table:table-cell office:value-type="float" office:value="1.0224497" calcext:value-type="float">
            <text:p>1.022449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59.01" calcext:value-type="float">
            <text:p>-522459.01</text:p>
          </table:table-cell>
          <table:table-cell office:value-type="float" office:value="35061.995" calcext:value-type="float">
            <text:p>35061.995</text:p>
          </table:table-cell>
          <table:table-cell office:value-type="float" office:value="-557521" calcext:value-type="float">
            <text:p>-557521</text:p>
          </table:table-cell>
          <table:table-cell office:value-type="float" office:value="-568.97467" calcext:value-type="float">
            <text:p>-568.97467</text:p>
          </table:table-cell>
          <table:table-cell office:value-type="float" office:value="-341.67161" calcext:value-type="float">
            <text:p>-341.67161</text:p>
          </table:table-cell>
          <table:table-cell office:value-type="float" office:value="585.30041" calcext:value-type="float">
            <text:p>585.30041</text:p>
          </table:table-cell>
          <table:table-cell table:number-columns-repeated="4"/>
        </table:table-row>
        <table:table-row table:style-name="ro1">
          <table:table-cell office:value-type="float" office:value="188600" calcext:value-type="float">
            <text:p>188600</text:p>
          </table:table-cell>
          <table:table-cell office:value-type="float" office:value="224.07353" calcext:value-type="float">
            <text:p>224.07353</text:p>
          </table:table-cell>
          <table:table-cell office:value-type="float" office:value="13.044032" calcext:value-type="float">
            <text:p>13.04403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554.86" calcext:value-type="float">
            <text:p>-522554.86</text:p>
          </table:table-cell>
          <table:table-cell office:value-type="float" office:value="34997.706" calcext:value-type="float">
            <text:p>34997.706</text:p>
          </table:table-cell>
          <table:table-cell office:value-type="float" office:value="-557552.57" calcext:value-type="float">
            <text:p>-557552.57</text:p>
          </table:table-cell>
          <table:table-cell office:value-type="float" office:value="-333.21686" calcext:value-type="float">
            <text:p>-333.21686</text:p>
          </table:table-cell>
          <table:table-cell office:value-type="float" office:value="-115.93784" calcext:value-type="float">
            <text:p>-115.93784</text:p>
          </table:table-cell>
          <table:table-cell office:value-type="float" office:value="939.5266" calcext:value-type="float">
            <text:p>939.5266</text:p>
          </table:table-cell>
          <table:table-cell table:number-columns-repeated="4"/>
        </table:table-row>
        <table:table-row table:style-name="ro1">
          <table:table-cell office:value-type="float" office:value="189600" calcext:value-type="float">
            <text:p>189600</text:p>
          </table:table-cell>
          <table:table-cell office:value-type="float" office:value="224.20993" calcext:value-type="float">
            <text:p>224.20993</text:p>
          </table:table-cell>
          <table:table-cell office:value-type="float" office:value="-4.4933211" calcext:value-type="float">
            <text:p>-4.493321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0.95" calcext:value-type="float">
            <text:p>-522360.95</text:p>
          </table:table-cell>
          <table:table-cell office:value-type="float" office:value="35019.009" calcext:value-type="float">
            <text:p>35019.009</text:p>
          </table:table-cell>
          <table:table-cell office:value-type="float" office:value="-557379.96" calcext:value-type="float">
            <text:p>-557379.96</text:p>
          </table:table-cell>
          <table:table-cell office:value-type="float" office:value="-676.94037" calcext:value-type="float">
            <text:p>-676.94037</text:p>
          </table:table-cell>
          <table:table-cell office:value-type="float" office:value="-427.65033" calcext:value-type="float">
            <text:p>-427.65033</text:p>
          </table:table-cell>
          <table:table-cell office:value-type="float" office:value="395.70796" calcext:value-type="float">
            <text:p>395.70796</text:p>
          </table:table-cell>
          <table:table-cell table:number-columns-repeated="4"/>
        </table:table-row>
        <table:table-row table:style-name="ro1">
          <table:table-cell office:value-type="float" office:value="190600" calcext:value-type="float">
            <text:p>190600</text:p>
          </table:table-cell>
          <table:table-cell office:value-type="float" office:value="224.46886" calcext:value-type="float">
            <text:p>224.46886</text:p>
          </table:table-cell>
          <table:table-cell office:value-type="float" office:value="-5.7097016" calcext:value-type="float">
            <text:p>-5.709701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1.89" calcext:value-type="float">
            <text:p>-522321.89</text:p>
          </table:table-cell>
          <table:table-cell office:value-type="float" office:value="35059.452" calcext:value-type="float">
            <text:p>35059.452</text:p>
          </table:table-cell>
          <table:table-cell office:value-type="float" office:value="-557381.34" calcext:value-type="float">
            <text:p>-557381.34</text:p>
          </table:table-cell>
          <table:table-cell office:value-type="float" office:value="-726.86732" calcext:value-type="float">
            <text:p>-726.86732</text:p>
          </table:table-cell>
          <table:table-cell office:value-type="float" office:value="-379.36497" calcext:value-type="float">
            <text:p>-379.36497</text:p>
          </table:table-cell>
          <table:table-cell office:value-type="float" office:value="250.44441" calcext:value-type="float">
            <text:p>250.44441</text:p>
          </table:table-cell>
          <table:table-cell table:number-columns-repeated="4"/>
        </table:table-row>
        <table:table-row table:style-name="ro1">
          <table:table-cell office:value-type="float" office:value="191600" calcext:value-type="float">
            <text:p>191600</text:p>
          </table:table-cell>
          <table:table-cell office:value-type="float" office:value="224.36143" calcext:value-type="float">
            <text:p>224.36143</text:p>
          </table:table-cell>
          <table:table-cell office:value-type="float" office:value="8.952377" calcext:value-type="float">
            <text:p>8.95237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9.69" calcext:value-type="float">
            <text:p>-522349.69</text:p>
          </table:table-cell>
          <table:table-cell office:value-type="float" office:value="35042.673" calcext:value-type="float">
            <text:p>35042.673</text:p>
          </table:table-cell>
          <table:table-cell office:value-type="float" office:value="-557392.37" calcext:value-type="float">
            <text:p>-557392.37</text:p>
          </table:table-cell>
          <table:table-cell office:value-type="float" office:value="-431.99211" calcext:value-type="float">
            <text:p>-431.99211</text:p>
          </table:table-cell>
          <table:table-cell office:value-type="float" office:value="-268.46827" calcext:value-type="float">
            <text:p>-268.46827</text:p>
          </table:table-cell>
          <table:table-cell office:value-type="float" office:value="935.42126" calcext:value-type="float">
            <text:p>935.42126</text:p>
          </table:table-cell>
          <table:table-cell table:number-columns-repeated="4"/>
        </table:table-row>
        <table:table-row table:style-name="ro1">
          <table:table-cell office:value-type="float" office:value="192600" calcext:value-type="float">
            <text:p>192600</text:p>
          </table:table-cell>
          <table:table-cell office:value-type="float" office:value="224.43238" calcext:value-type="float">
            <text:p>224.43238</text:p>
          </table:table-cell>
          <table:table-cell office:value-type="float" office:value="-13.877204" calcext:value-type="float">
            <text:p>-13.87720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93.31" calcext:value-type="float">
            <text:p>-522393.31</text:p>
          </table:table-cell>
          <table:table-cell office:value-type="float" office:value="35053.753" calcext:value-type="float">
            <text:p>35053.753</text:p>
          </table:table-cell>
          <table:table-cell office:value-type="float" office:value="-557447.07" calcext:value-type="float">
            <text:p>-557447.07</text:p>
          </table:table-cell>
          <table:table-cell office:value-type="float" office:value="-782.53049" calcext:value-type="float">
            <text:p>-782.53049</text:p>
          </table:table-cell>
          <table:table-cell office:value-type="float" office:value="-525.48334" calcext:value-type="float">
            <text:p>-525.48334</text:p>
          </table:table-cell>
          <table:table-cell office:value-type="float" office:value="-1.365331" calcext:value-type="float">
            <text:p>-1.365331</text:p>
          </table:table-cell>
          <table:table-cell table:number-columns-repeated="4"/>
        </table:table-row>
        <table:table-row table:style-name="ro1">
          <table:table-cell office:value-type="float" office:value="193600" calcext:value-type="float">
            <text:p>193600</text:p>
          </table:table-cell>
          <table:table-cell office:value-type="float" office:value="224.5825" calcext:value-type="float">
            <text:p>224.5825</text:p>
          </table:table-cell>
          <table:table-cell office:value-type="float" office:value="-4.2612588" calcext:value-type="float">
            <text:p>-4.261258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9.98" calcext:value-type="float">
            <text:p>-522369.98</text:p>
          </table:table-cell>
          <table:table-cell office:value-type="float" office:value="35077.201" calcext:value-type="float">
            <text:p>35077.201</text:p>
          </table:table-cell>
          <table:table-cell office:value-type="float" office:value="-557447.18" calcext:value-type="float">
            <text:p>-557447.18</text:p>
          </table:table-cell>
          <table:table-cell office:value-type="float" office:value="-643.91444" calcext:value-type="float">
            <text:p>-643.91444</text:p>
          </table:table-cell>
          <table:table-cell office:value-type="float" office:value="-435.60029" calcext:value-type="float">
            <text:p>-435.60029</text:p>
          </table:table-cell>
          <table:table-cell office:value-type="float" office:value="421.48003" calcext:value-type="float">
            <text:p>421.48003</text:p>
          </table:table-cell>
          <table:table-cell table:number-columns-repeated="4"/>
        </table:table-row>
        <table:table-row table:style-name="ro1">
          <table:table-cell office:value-type="float" office:value="194600" calcext:value-type="float">
            <text:p>194600</text:p>
          </table:table-cell>
          <table:table-cell office:value-type="float" office:value="224.38318" calcext:value-type="float">
            <text:p>224.38318</text:p>
          </table:table-cell>
          <table:table-cell office:value-type="float" office:value="-7.1916646" calcext:value-type="float">
            <text:p>-7.191664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39.04" calcext:value-type="float">
            <text:p>-522439.04</text:p>
          </table:table-cell>
          <table:table-cell office:value-type="float" office:value="35046.068" calcext:value-type="float">
            <text:p>35046.068</text:p>
          </table:table-cell>
          <table:table-cell office:value-type="float" office:value="-557485.11" calcext:value-type="float">
            <text:p>-557485.11</text:p>
          </table:table-cell>
          <table:table-cell office:value-type="float" office:value="-735.13606" calcext:value-type="float">
            <text:p>-735.13606</text:p>
          </table:table-cell>
          <table:table-cell office:value-type="float" office:value="-683.6415" calcext:value-type="float">
            <text:p>-683.6415</text:p>
          </table:table-cell>
          <table:table-cell office:value-type="float" office:value="632.074" calcext:value-type="float">
            <text:p>632.074</text:p>
          </table:table-cell>
          <table:table-cell table:number-columns-repeated="4"/>
        </table:table-row>
        <table:table-row table:style-name="ro1">
          <table:table-cell office:value-type="float" office:value="195600" calcext:value-type="float">
            <text:p>195600</text:p>
          </table:table-cell>
          <table:table-cell office:value-type="float" office:value="224.36033" calcext:value-type="float">
            <text:p>224.36033</text:p>
          </table:table-cell>
          <table:table-cell office:value-type="float" office:value="-3.132923" calcext:value-type="float">
            <text:p>-3.13292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90.49" calcext:value-type="float">
            <text:p>-522390.49</text:p>
          </table:table-cell>
          <table:table-cell office:value-type="float" office:value="35042.5" calcext:value-type="float">
            <text:p>35042.5</text:p>
          </table:table-cell>
          <table:table-cell office:value-type="float" office:value="-557432.99" calcext:value-type="float">
            <text:p>-557432.99</text:p>
          </table:table-cell>
          <table:table-cell office:value-type="float" office:value="-691.74594" calcext:value-type="float">
            <text:p>-691.74594</text:p>
          </table:table-cell>
          <table:table-cell office:value-type="float" office:value="-677.82654" calcext:value-type="float">
            <text:p>-677.82654</text:p>
          </table:table-cell>
          <table:table-cell office:value-type="float" office:value="859.9698" calcext:value-type="float">
            <text:p>859.9698</text:p>
          </table:table-cell>
          <table:table-cell table:number-columns-repeated="4"/>
        </table:table-row>
        <table:table-row table:style-name="ro1">
          <table:table-cell office:value-type="float" office:value="196600" calcext:value-type="float">
            <text:p>196600</text:p>
          </table:table-cell>
          <table:table-cell office:value-type="float" office:value="224.63867" calcext:value-type="float">
            <text:p>224.63867</text:p>
          </table:table-cell>
          <table:table-cell office:value-type="float" office:value="-10.523754" calcext:value-type="float">
            <text:p>-10.52375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72.73" calcext:value-type="float">
            <text:p>-522472.73</text:p>
          </table:table-cell>
          <table:table-cell office:value-type="float" office:value="35085.973" calcext:value-type="float">
            <text:p>35085.973</text:p>
          </table:table-cell>
          <table:table-cell office:value-type="float" office:value="-557558.7" calcext:value-type="float">
            <text:p>-557558.7</text:p>
          </table:table-cell>
          <table:table-cell office:value-type="float" office:value="-879.63137" calcext:value-type="float">
            <text:p>-879.63137</text:p>
          </table:table-cell>
          <table:table-cell office:value-type="float" office:value="-833.07524" calcext:value-type="float">
            <text:p>-833.07524</text:p>
          </table:table-cell>
          <table:table-cell office:value-type="float" office:value="667.52792" calcext:value-type="float">
            <text:p>667.52792</text:p>
          </table:table-cell>
          <table:table-cell table:number-columns-repeated="4"/>
        </table:table-row>
        <table:table-row table:style-name="ro1">
          <table:table-cell office:value-type="float" office:value="197600" calcext:value-type="float">
            <text:p>197600</text:p>
          </table:table-cell>
          <table:table-cell office:value-type="float" office:value="224.76187" calcext:value-type="float">
            <text:p>224.76187</text:p>
          </table:table-cell>
          <table:table-cell office:value-type="float" office:value="-5.1628919" calcext:value-type="float">
            <text:p>-5.162891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63.22" calcext:value-type="float">
            <text:p>-522463.22</text:p>
          </table:table-cell>
          <table:table-cell office:value-type="float" office:value="35105.216" calcext:value-type="float">
            <text:p>35105.216</text:p>
          </table:table-cell>
          <table:table-cell office:value-type="float" office:value="-557568.44" calcext:value-type="float">
            <text:p>-557568.44</text:p>
          </table:table-cell>
          <table:table-cell office:value-type="float" office:value="-722.04562" calcext:value-type="float">
            <text:p>-722.04562</text:p>
          </table:table-cell>
          <table:table-cell office:value-type="float" office:value="-730.88773" calcext:value-type="float">
            <text:p>-730.88773</text:p>
          </table:table-cell>
          <table:table-cell office:value-type="float" office:value="823.14483" calcext:value-type="float">
            <text:p>823.14483</text:p>
          </table:table-cell>
          <table:table-cell table:number-columns-repeated="4"/>
        </table:table-row>
        <table:table-row table:style-name="ro1">
          <table:table-cell office:value-type="float" office:value="198600" calcext:value-type="float">
            <text:p>198600</text:p>
          </table:table-cell>
          <table:table-cell office:value-type="float" office:value="224.76199" calcext:value-type="float">
            <text:p>224.76199</text:p>
          </table:table-cell>
          <table:table-cell office:value-type="float" office:value="-13.818864" calcext:value-type="float">
            <text:p>-13.81886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94.43" calcext:value-type="float">
            <text:p>-522394.43</text:p>
          </table:table-cell>
          <table:table-cell office:value-type="float" office:value="35105.234" calcext:value-type="float">
            <text:p>35105.234</text:p>
          </table:table-cell>
          <table:table-cell office:value-type="float" office:value="-557499.66" calcext:value-type="float">
            <text:p>-557499.66</text:p>
          </table:table-cell>
          <table:table-cell office:value-type="float" office:value="-870.33744" calcext:value-type="float">
            <text:p>-870.33744</text:p>
          </table:table-cell>
          <table:table-cell office:value-type="float" office:value="-709.2924" calcext:value-type="float">
            <text:p>-709.2924</text:p>
          </table:table-cell>
          <table:table-cell office:value-type="float" office:value="284.81585" calcext:value-type="float">
            <text:p>284.81585</text:p>
          </table:table-cell>
          <table:table-cell table:number-columns-repeated="4"/>
        </table:table-row>
        <table:table-row table:style-name="ro1">
          <table:table-cell office:value-type="float" office:value="199600" calcext:value-type="float">
            <text:p>199600</text:p>
          </table:table-cell>
          <table:table-cell office:value-type="float" office:value="224.58191" calcext:value-type="float">
            <text:p>224.58191</text:p>
          </table:table-cell>
          <table:table-cell office:value-type="float" office:value="1.1992529" calcext:value-type="float">
            <text:p>1.199252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01.98" calcext:value-type="float">
            <text:p>-522401.98</text:p>
          </table:table-cell>
          <table:table-cell office:value-type="float" office:value="35077.109" calcext:value-type="float">
            <text:p>35077.109</text:p>
          </table:table-cell>
          <table:table-cell office:value-type="float" office:value="-557479.09" calcext:value-type="float">
            <text:p>-557479.09</text:p>
          </table:table-cell>
          <table:table-cell office:value-type="float" office:value="-607.29734" calcext:value-type="float">
            <text:p>-607.29734</text:p>
          </table:table-cell>
          <table:table-cell office:value-type="float" office:value="-418.14762" calcext:value-type="float">
            <text:p>-418.14762</text:p>
          </table:table-cell>
          <table:table-cell office:value-type="float" office:value="713.27026" calcext:value-type="float">
            <text:p>713.270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22:43:09.095737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2T11:10:04.141815540</dc:date>
    <meta:editing-duration>PT23H43M49S</meta:editing-duration>
    <meta:editing-cycles>4</meta:editing-cycles>
    <meta:generator>LibreOffice/6.4.7.2$Linux_X86_64 LibreOffice_project/40$Build-2</meta:generator>
    <meta:document-statistic meta:table-count="1" meta:cell-count="2009" meta:object-count="0"/>
  </office:meta>
</office:document-meta>
</file>